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33.36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51.52mm"/>
    </style:style>
    <style:style style:name="co5" style:family="table-column">
      <style:table-column-properties fo:break-before="auto" style:column-width="73.34mm"/>
    </style:style>
    <style:style style:name="co6" style:family="table-column">
      <style:table-column-properties fo:break-before="auto" style:column-width="63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15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padding="1.99mm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ews-blog" table:style-name="ta1">
        <table:shapes>
          <draw:frame draw:z-index="0" draw:style-name="gr1" draw:text-style-name="P1" svg:width="259.79mm" svg:height="99.61mm" svg:x="344.3mm" svg:y="18.01mm">
            <draw:object draw:notify-on-update-of-ranges="'views-blog'.B5:'views-blog'.B5 'views-blog'.B6:'views-blog'.B289 'views-blog'.F5:'views-blog'.F5 'views-blog'.F6:'views-blog'.F2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9.24mm" svg:height="90.04mm" svg:x="347.25mm" svg:y="124.25mm">
            <draw:object draw:notify-on-update-of-ranges="'views-blog'.B200:'views-blog'.B230 'views-blog'.F200:'views-blog'.F2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0.78mm" svg:height="90.33mm" svg:x="347.98mm" svg:y="241.84mm">
            <draw:object draw:notify-on-update-of-ranges="'views-blog'.G5:'views-blog'.G5 'views-blog'.G6:'views-blog'.G2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number-columns-repeated="7"/>
          <table:table-cell table:style-name="ce9" table:number-columns-repeated="1013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ratamento de Missing</text:p>
          </table:table-cell>
          <table:covered-table-cell table:number-columns-repeated="5"/>
          <table:table-cell table:number-columns-repeated="1013"/>
        </table:table-row>
        <table:table-row table:style-name="ro3">
          <table:table-cell/>
          <table:table-cell table:style-name="ce5" office:value-type="string" calcext:value-type="string" table:number-columns-spanned="2" table:number-rows-spanned="2">
            <text:p>Dados do arquivo .csv</text:p>
          </table:table-cell>
          <table:covered-table-cell/>
          <table:table-cell table:style-name="ce6" office:value-type="string" calcext:value-type="string" table:number-columns-spanned="1" table:number-rows-spanned="2">
            <text:p>Passo ½</text:p>
          </table:table-cell>
          <table:table-cell table:style-name="ce5" office:value-type="string" calcext:value-type="string" table:number-columns-spanned="1" table:number-rows-spanned="2">
            <text:p>Passo 2/2</text:p>
          </table:table-cell>
          <table:table-cell table:style-name="ce11" office:value-type="string" calcext:value-type="string" table:number-columns-spanned="1" table:number-rows-spanned="2">
            <text:p>Somente dados copiados – sem fórmulas. Para evitar erro nas fórmulas.</text:p>
          </table:table-cell>
          <table:table-cell table:style-name="ce5" office:value-type="string" calcext:value-type="string" table:number-columns-spanned="1" table:number-rows-spanned="2">
            <text:p>Média Móvel de 7 períodos</text:p>
          </table:table-cell>
          <table:table-cell table:number-columns-repeated="1013"/>
        </table:table-row>
        <table:table-row table:style-name="ro3">
          <table:table-cell/>
          <table:covered-table-cell table:number-columns-repeated="6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Views do Blog</text:p>
          </table:table-cell>
          <table:table-cell table:style-name="ce3" office:value-type="string" calcext:value-type="string">
            <text:p>Convertendo #N/A para #N/D</text:p>
          </table:table-cell>
          <table:table-cell table:style-name="ce3" office:value-type="string" calcext:value-type="string">
            <text:p>SE + SE.É.NÃO.DISP</text:p>
          </table:table-cell>
          <table:table-cell table:style-name="ce3" office:value-type="string" calcext:value-type="string">
            <text:p>Views do Blog</text:p>
          </table:table-cell>
          <table:table-cell table:style-name="ce3" office:value-type="string" calcext:value-type="string">
            <text:p>MM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1-Jun-2008</text:p>
          </table:table-cell>
          <table:table-cell office:value-type="float" office:value="1310" calcext:value-type="float">
            <text:p>1310</text:p>
          </table:table-cell>
          <table:table-cell table:style-name="Default" table:formula="of:=IF([.C6]=&quot;#N/A&quot;;SUBSTITUTE(&quot;#N/A&quot;;&quot;A&quot;;&quot;D&quot;);[.C6])" office:value-type="float" office:value="1310" calcext:value-type="float">
            <text:p>1310</text:p>
          </table:table-cell>
          <table:table-cell table:formula="of:=IF([.D6]=&quot;#N/D&quot;;IFNA(([.D5]+[.D7])/2;[.D6]);[.D6])" office:value-type="float" office:value="1310" calcext:value-type="float">
            <text:p>1310</text:p>
          </table:table-cell>
          <table:table-cell office:value-type="float" office:value="1310" calcext:value-type="float">
            <text:p>1310</text:p>
          </table:table-cell>
          <table:table-cell table:style-name="ce12" table:formula="of:=AVERAGE([.C3:.C9])" office:value-type="float" office:value="1332.75" calcext:value-type="float">
            <text:p>1332,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2-Jun-2008</text:p>
          </table:table-cell>
          <table:table-cell office:value-type="float" office:value="1386" calcext:value-type="float">
            <text:p>1386</text:p>
          </table:table-cell>
          <table:table-cell table:style-name="Default" table:formula="of:=IF([.C7]=&quot;#N/A&quot;;SUBSTITUTE(&quot;#N/A&quot;;&quot;A&quot;;&quot;D&quot;);[.C7])" office:value-type="float" office:value="1386" calcext:value-type="float">
            <text:p>1386</text:p>
          </table:table-cell>
          <table:table-cell table:formula="of:=IF([.D7]=&quot;#N/D&quot;;IFNA(([.D6]+[.D8])/2;[.D7]);[.D7])" office:value-type="float" office:value="1386" calcext:value-type="float">
            <text:p>1386</text:p>
          </table:table-cell>
          <table:table-cell office:value-type="float" office:value="1386" calcext:value-type="float">
            <text:p>1386</text:p>
          </table:table-cell>
          <table:table-cell table:style-name="ce12" table:formula="of:=AVERAGE([.C4:.C10])" office:value-type="float" office:value="1311.6" calcext:value-type="float">
            <text:p>1311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3-Jun-2008</text:p>
          </table:table-cell>
          <table:table-cell office:value-type="float" office:value="1265" calcext:value-type="float">
            <text:p>1265</text:p>
          </table:table-cell>
          <table:table-cell table:style-name="Default" table:formula="of:=IF([.C8]=&quot;#N/A&quot;;SUBSTITUTE(&quot;#N/A&quot;;&quot;A&quot;;&quot;D&quot;);[.C8])" office:value-type="float" office:value="1265" calcext:value-type="float">
            <text:p>1265</text:p>
          </table:table-cell>
          <table:table-cell table:formula="of:=IF([.D8]=&quot;#N/D&quot;;IFNA(([.D7]+[.D9])/2;[.D8]);[.D8])" office:value-type="float" office:value="1265" calcext:value-type="float">
            <text:p>1265</text:p>
          </table:table-cell>
          <table:table-cell office:value-type="float" office:value="1265" calcext:value-type="float">
            <text:p>1265</text:p>
          </table:table-cell>
          <table:table-cell table:style-name="ce12" table:formula="of:=AVERAGE([.C5:.C11])" office:value-type="float" office:value="1369.5" calcext:value-type="float">
            <text:p>1369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4-Jun-2008</text:p>
          </table:table-cell>
          <table:table-cell office:value-type="float" office:value="1370" calcext:value-type="float">
            <text:p>1370</text:p>
          </table:table-cell>
          <table:table-cell table:style-name="Default" table:formula="of:=IF([.C9]=&quot;#N/A&quot;;SUBSTITUTE(&quot;#N/A&quot;;&quot;A&quot;;&quot;D&quot;);[.C9])" office:value-type="float" office:value="1370" calcext:value-type="float">
            <text:p>1370</text:p>
          </table:table-cell>
          <table:table-cell table:formula="of:=IF([.D9]=&quot;#N/D&quot;;IFNA(([.D8]+[.D10])/2;[.D9]);[.D9])" office:value-type="float" office:value="1370" calcext:value-type="float">
            <text:p>1370</text:p>
          </table:table-cell>
          <table:table-cell office:value-type="float" office:value="1370" calcext:value-type="float">
            <text:p>1370</text:p>
          </table:table-cell>
          <table:table-cell table:style-name="ce12" table:formula="of:=AVERAGE([.C6:.C12])" office:value-type="float" office:value="1349.71428571429" calcext:value-type="float">
            <text:p>1349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5-Jun-2008</text:p>
          </table:table-cell>
          <table:table-cell office:value-type="float" office:value="1227" calcext:value-type="float">
            <text:p>1227</text:p>
          </table:table-cell>
          <table:table-cell table:style-name="Default" table:formula="of:=IF([.C10]=&quot;#N/A&quot;;SUBSTITUTE(&quot;#N/A&quot;;&quot;A&quot;;&quot;D&quot;);[.C10])" office:value-type="float" office:value="1227" calcext:value-type="float">
            <text:p>1227</text:p>
          </table:table-cell>
          <table:table-cell table:formula="of:=IF([.D10]=&quot;#N/D&quot;;IFNA(([.D9]+[.D11])/2;[.D10]);[.D10])" office:value-type="float" office:value="1227" calcext:value-type="float">
            <text:p>1227</text:p>
          </table:table-cell>
          <table:table-cell office:value-type="float" office:value="1227" calcext:value-type="float">
            <text:p>1227</text:p>
          </table:table-cell>
          <table:table-cell table:style-name="ce12" table:formula="of:=AVERAGE([.C7:.C13])" office:value-type="float" office:value="1348" calcext:value-type="float">
            <text:p>1348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6-Jun-2008</text:p>
          </table:table-cell>
          <table:table-cell office:value-type="float" office:value="1659" calcext:value-type="float">
            <text:p>1659</text:p>
          </table:table-cell>
          <table:table-cell table:style-name="Default" table:formula="of:=IF([.C11]=&quot;#N/A&quot;;SUBSTITUTE(&quot;#N/A&quot;;&quot;A&quot;;&quot;D&quot;);[.C11])" office:value-type="float" office:value="1659" calcext:value-type="float">
            <text:p>1659</text:p>
          </table:table-cell>
          <table:table-cell table:formula="of:=IF([.D11]=&quot;#N/D&quot;;IFNA(([.D10]+[.D12])/2;[.D11]);[.D11])" office:value-type="float" office:value="1659" calcext:value-type="float">
            <text:p>1659</text:p>
          </table:table-cell>
          <table:table-cell office:value-type="float" office:value="1659" calcext:value-type="float">
            <text:p>1659</text:p>
          </table:table-cell>
          <table:table-cell table:style-name="ce12" table:formula="of:=AVERAGE([.C8:.C14])" office:value-type="float" office:value="1323" calcext:value-type="float">
            <text:p>1323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7-Jun-2008</text:p>
          </table:table-cell>
          <table:table-cell office:value-type="float" office:value="1231" calcext:value-type="float">
            <text:p>1231</text:p>
          </table:table-cell>
          <table:table-cell table:style-name="Default" table:formula="of:=IF([.C12]=&quot;#N/A&quot;;SUBSTITUTE(&quot;#N/A&quot;;&quot;A&quot;;&quot;D&quot;);[.C12])" office:value-type="float" office:value="1231" calcext:value-type="float">
            <text:p>1231</text:p>
          </table:table-cell>
          <table:table-cell table:formula="of:=IF([.D12]=&quot;#N/D&quot;;IFNA(([.D11]+[.D13])/2;[.D12]);[.D12])" office:value-type="float" office:value="1231" calcext:value-type="float">
            <text:p>1231</text:p>
          </table:table-cell>
          <table:table-cell office:value-type="float" office:value="1231" calcext:value-type="float">
            <text:p>1231</text:p>
          </table:table-cell>
          <table:table-cell table:style-name="ce12" table:formula="of:=AVERAGE([.C9:.C15])" office:value-type="float" office:value="1386.85714285714" calcext:value-type="float">
            <text:p>1386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8-Jun-2008</text:p>
          </table:table-cell>
          <table:table-cell office:value-type="float" office:value="1298" calcext:value-type="float">
            <text:p>1298</text:p>
          </table:table-cell>
          <table:table-cell table:style-name="Default" table:formula="of:=IF([.C13]=&quot;#N/A&quot;;SUBSTITUTE(&quot;#N/A&quot;;&quot;A&quot;;&quot;D&quot;);[.C13])" office:value-type="float" office:value="1298" calcext:value-type="float">
            <text:p>1298</text:p>
          </table:table-cell>
          <table:table-cell table:formula="of:=IF([.D13]=&quot;#N/D&quot;;IFNA(([.D12]+[.D14])/2;[.D13]);[.D13])" office:value-type="float" office:value="1298" calcext:value-type="float">
            <text:p>1298</text:p>
          </table:table-cell>
          <table:table-cell office:value-type="float" office:value="1298" calcext:value-type="float">
            <text:p>1298</text:p>
          </table:table-cell>
          <table:table-cell table:style-name="ce12" table:formula="of:=AVERAGE([.C10:.C16])" office:value-type="float" office:value="1363.71428571429" calcext:value-type="float">
            <text:p>1363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9-Jun-2008</text:p>
          </table:table-cell>
          <table:table-cell office:value-type="float" office:value="1211" calcext:value-type="float">
            <text:p>1211</text:p>
          </table:table-cell>
          <table:table-cell table:style-name="Default" table:formula="of:=IF([.C14]=&quot;#N/A&quot;;SUBSTITUTE(&quot;#N/A&quot;;&quot;A&quot;;&quot;D&quot;);[.C14])" office:value-type="float" office:value="1211" calcext:value-type="float">
            <text:p>1211</text:p>
          </table:table-cell>
          <table:table-cell table:formula="of:=IF([.D14]=&quot;#N/D&quot;;IFNA(([.D13]+[.D15])/2;[.D14]);[.D14])" office:value-type="float" office:value="1211" calcext:value-type="float">
            <text:p>1211</text:p>
          </table:table-cell>
          <table:table-cell office:value-type="float" office:value="1211" calcext:value-type="float">
            <text:p>1211</text:p>
          </table:table-cell>
          <table:table-cell table:style-name="ce12" table:formula="of:=AVERAGE([.C11:.C17])" office:value-type="float" office:value="1419.57142857143" calcext:value-type="float">
            <text:p>1419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0-Jun-2008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IF([.C15]=&quot;#N/A&quot;;SUBSTITUTE(&quot;#N/A&quot;;&quot;A&quot;;&quot;D&quot;);[.C15])" office:value-type="float" office:value="1712" calcext:value-type="float">
            <text:p>1712</text:p>
          </table:table-cell>
          <table:table-cell table:formula="of:=IF([.D15]=&quot;#N/D&quot;;IFNA(([.D14]+[.D16])/2;[.D15]);[.D15])" office:value-type="float" office:value="1712" calcext:value-type="float">
            <text:p>1712</text:p>
          </table:table-cell>
          <table:table-cell office:value-type="float" office:value="1712" calcext:value-type="float">
            <text:p>1712</text:p>
          </table:table-cell>
          <table:table-cell table:style-name="ce12" table:formula="of:=AVERAGE([.C12:.C18])" office:value-type="float" office:value="1355.14285714286" calcext:value-type="float">
            <text:p>1355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-Jul-2008</text:p>
          </table:table-cell>
          <table:table-cell office:value-type="float" office:value="1208" calcext:value-type="float">
            <text:p>1208</text:p>
          </table:table-cell>
          <table:table-cell table:style-name="Default" table:formula="of:=IF([.C16]=&quot;#N/A&quot;;SUBSTITUTE(&quot;#N/A&quot;;&quot;A&quot;;&quot;D&quot;);[.C16])" office:value-type="float" office:value="1208" calcext:value-type="float">
            <text:p>1208</text:p>
          </table:table-cell>
          <table:table-cell table:formula="of:=IF([.D16]=&quot;#N/D&quot;;IFNA(([.D15]+[.D17])/2;[.D16]);[.D16])" office:value-type="float" office:value="1208" calcext:value-type="float">
            <text:p>1208</text:p>
          </table:table-cell>
          <table:table-cell office:value-type="float" office:value="1208" calcext:value-type="float">
            <text:p>1208</text:p>
          </table:table-cell>
          <table:table-cell table:style-name="ce12" table:formula="of:=AVERAGE([.C13:.C19])" office:value-type="float" office:value="1379.85714285714" calcext:value-type="float">
            <text:p>1379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-Jul-2008</text:p>
          </table:table-cell>
          <table:table-cell office:value-type="float" office:value="1618" calcext:value-type="float">
            <text:p>1618</text:p>
          </table:table-cell>
          <table:table-cell table:style-name="Default" table:formula="of:=IF([.C17]=&quot;#N/A&quot;;SUBSTITUTE(&quot;#N/A&quot;;&quot;A&quot;;&quot;D&quot;);[.C17])" office:value-type="float" office:value="1618" calcext:value-type="float">
            <text:p>1618</text:p>
          </table:table-cell>
          <table:table-cell table:formula="of:=IF([.D17]=&quot;#N/D&quot;;IFNA(([.D16]+[.D18])/2;[.D17]);[.D17])" office:value-type="float" office:value="1618" calcext:value-type="float">
            <text:p>1618</text:p>
          </table:table-cell>
          <table:table-cell office:value-type="float" office:value="1618" calcext:value-type="float">
            <text:p>1618</text:p>
          </table:table-cell>
          <table:table-cell table:style-name="ce12" table:formula="of:=AVERAGE([.C14:.C20])" office:value-type="float" office:value="1369.14285714286" calcext:value-type="float">
            <text:p>1369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-Jul-2008</text:p>
          </table:table-cell>
          <table:table-cell office:value-type="float" office:value="1208" calcext:value-type="float">
            <text:p>1208</text:p>
          </table:table-cell>
          <table:table-cell table:style-name="Default" table:formula="of:=IF([.C18]=&quot;#N/A&quot;;SUBSTITUTE(&quot;#N/A&quot;;&quot;A&quot;;&quot;D&quot;);[.C18])" office:value-type="float" office:value="1208" calcext:value-type="float">
            <text:p>1208</text:p>
          </table:table-cell>
          <table:table-cell table:formula="of:=IF([.D18]=&quot;#N/D&quot;;IFNA(([.D17]+[.D19])/2;[.D18]);[.D18])" office:value-type="float" office:value="1208" calcext:value-type="float">
            <text:p>1208</text:p>
          </table:table-cell>
          <table:table-cell office:value-type="float" office:value="1208" calcext:value-type="float">
            <text:p>1208</text:p>
          </table:table-cell>
          <table:table-cell table:style-name="ce12" table:formula="of:=AVERAGE([.C15:.C21])" office:value-type="float" office:value="1422.57142857143" calcext:value-type="float">
            <text:p>1422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4-Jul-2008</text:p>
          </table:table-cell>
          <table:table-cell office:value-type="float" office:value="1404" calcext:value-type="float">
            <text:p>1404</text:p>
          </table:table-cell>
          <table:table-cell table:style-name="Default" table:formula="of:=IF([.C19]=&quot;#N/A&quot;;SUBSTITUTE(&quot;#N/A&quot;;&quot;A&quot;;&quot;D&quot;);[.C19])" office:value-type="float" office:value="1404" calcext:value-type="float">
            <text:p>1404</text:p>
          </table:table-cell>
          <table:table-cell table:formula="of:=IF([.D19]=&quot;#N/D&quot;;IFNA(([.D18]+[.D20])/2;[.D19]);[.D19])" office:value-type="float" office:value="1404" calcext:value-type="float">
            <text:p>1404</text:p>
          </table:table-cell>
          <table:table-cell office:value-type="float" office:value="1404" calcext:value-type="float">
            <text:p>1404</text:p>
          </table:table-cell>
          <table:table-cell table:style-name="ce12" table:formula="of:=AVERAGE([.C16:.C22])" office:value-type="float" office:value="1374.33333333333" calcext:value-type="float">
            <text:p>1374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5-Jul-2008</text:p>
          </table:table-cell>
          <table:table-cell office:value-type="float" office:value="1223" calcext:value-type="float">
            <text:p>1223</text:p>
          </table:table-cell>
          <table:table-cell table:style-name="Default" table:formula="of:=IF([.C20]=&quot;#N/A&quot;;SUBSTITUTE(&quot;#N/A&quot;;&quot;A&quot;;&quot;D&quot;);[.C20])" office:value-type="float" office:value="1223" calcext:value-type="float">
            <text:p>1223</text:p>
          </table:table-cell>
          <table:table-cell table:formula="of:=IF([.D20]=&quot;#N/D&quot;;IFNA(([.D19]+[.D21])/2;[.D20]);[.D20])" office:value-type="float" office:value="1223" calcext:value-type="float">
            <text:p>1223</text:p>
          </table:table-cell>
          <table:table-cell office:value-type="float" office:value="1223" calcext:value-type="float">
            <text:p>1223</text:p>
          </table:table-cell>
          <table:table-cell table:style-name="ce12" table:formula="of:=AVERAGE([.C17:.C23])" office:value-type="float" office:value="1409.16666666667" calcext:value-type="float">
            <text:p>1409,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-Jul-2008</text:p>
          </table:table-cell>
          <table:table-cell office:value-type="float" office:value="1585" calcext:value-type="float">
            <text:p>1585</text:p>
          </table:table-cell>
          <table:table-cell table:style-name="Default" table:formula="of:=IF([.C21]=&quot;#N/A&quot;;SUBSTITUTE(&quot;#N/A&quot;;&quot;A&quot;;&quot;D&quot;);[.C21])" office:value-type="float" office:value="1585" calcext:value-type="float">
            <text:p>1585</text:p>
          </table:table-cell>
          <table:table-cell table:formula="of:=IF([.D21]=&quot;#N/D&quot;;IFNA(([.D20]+[.D22])/2;[.D21]);[.D21])" office:value-type="float" office:value="1585" calcext:value-type="float">
            <text:p>1585</text:p>
          </table:table-cell>
          <table:table-cell office:value-type="float" office:value="1585" calcext:value-type="float">
            <text:p>1585</text:p>
          </table:table-cell>
          <table:table-cell table:style-name="ce12" table:formula="of:=AVERAGE([.C18:.C24])" office:value-type="float" office:value="1422.5" calcext:value-type="float">
            <text:p>1422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7-Jul-2008</text:p>
          </table:table-cell>
          <table:table-cell office:value-type="string" calcext:value-type="string">
            <text:p>#N/A</text:p>
          </table:table-cell>
          <table:table-cell table:style-name="Default" table:formula="of:=IF([.C22]=&quot;#N/A&quot;;SUBSTITUTE(&quot;#N/A&quot;;&quot;A&quot;;&quot;D&quot;);[.C22])" office:value-type="string" office:string-value="#N/D" calcext:value-type="string">
            <text:p>#N/D</text:p>
          </table:table-cell>
          <table:table-cell table:formula="of:=IF([.D22]=&quot;#N/D&quot;;IFNA(([.D21]+[.D23])/2;[.D22]);[.D22])" office:value-type="float" office:value="1501" calcext:value-type="float">
            <text:p>1501</text:p>
          </table:table-cell>
          <table:table-cell office:value-type="float" office:value="1501" calcext:value-type="float">
            <text:p>1501</text:p>
          </table:table-cell>
          <table:table-cell table:style-name="ce12" table:formula="of:=AVERAGE([.C19:.C25])" office:value-type="float" office:value="1449.66666666667" calcext:value-type="float">
            <text:p>1449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8-Jul-2008</text:p>
          </table:table-cell>
          <table:table-cell office:value-type="float" office:value="1417" calcext:value-type="float">
            <text:p>1417</text:p>
          </table:table-cell>
          <table:table-cell table:style-name="Default" table:formula="of:=IF([.C23]=&quot;#N/A&quot;;SUBSTITUTE(&quot;#N/A&quot;;&quot;A&quot;;&quot;D&quot;);[.C23])" office:value-type="float" office:value="1417" calcext:value-type="float">
            <text:p>1417</text:p>
          </table:table-cell>
          <table:table-cell table:formula="of:=IF([.D23]=&quot;#N/D&quot;;IFNA(([.D22]+[.D24])/2;[.D23]);[.D23])" office:value-type="float" office:value="1417" calcext:value-type="float">
            <text:p>1417</text:p>
          </table:table-cell>
          <table:table-cell office:value-type="float" office:value="1417" calcext:value-type="float">
            <text:p>1417</text:p>
          </table:table-cell>
          <table:table-cell table:style-name="ce12" table:formula="of:=AVERAGE([.C20:.C26])" office:value-type="float" office:value="1475.33333333333" calcext:value-type="float">
            <text:p>1475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9-Jul-2008</text:p>
          </table:table-cell>
          <table:table-cell office:value-type="float" office:value="1698" calcext:value-type="float">
            <text:p>1698</text:p>
          </table:table-cell>
          <table:table-cell table:style-name="Default" table:formula="of:=IF([.C24]=&quot;#N/A&quot;;SUBSTITUTE(&quot;#N/A&quot;;&quot;A&quot;;&quot;D&quot;);[.C24])" office:value-type="float" office:value="1698" calcext:value-type="float">
            <text:p>1698</text:p>
          </table:table-cell>
          <table:table-cell table:formula="of:=IF([.D24]=&quot;#N/D&quot;;IFNA(([.D23]+[.D25])/2;[.D24]);[.D24])" office:value-type="float" office:value="1698" calcext:value-type="float">
            <text:p>1698</text:p>
          </table:table-cell>
          <table:table-cell office:value-type="float" office:value="1698" calcext:value-type="float">
            <text:p>1698</text:p>
          </table:table-cell>
          <table:table-cell table:style-name="ce12" table:formula="of:=AVERAGE([.C21:.C27])" office:value-type="float" office:value="1523.66666666667" calcext:value-type="float">
            <text:p>1523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0-Jul-2008</text:p>
          </table:table-cell>
          <table:table-cell office:value-type="float" office:value="1371" calcext:value-type="float">
            <text:p>1371</text:p>
          </table:table-cell>
          <table:table-cell table:style-name="Default" table:formula="of:=IF([.C25]=&quot;#N/A&quot;;SUBSTITUTE(&quot;#N/A&quot;;&quot;A&quot;;&quot;D&quot;);[.C25])" office:value-type="float" office:value="1371" calcext:value-type="float">
            <text:p>1371</text:p>
          </table:table-cell>
          <table:table-cell table:formula="of:=IF([.D25]=&quot;#N/D&quot;;IFNA(([.D24]+[.D26])/2;[.D25]);[.D25])" office:value-type="float" office:value="1371" calcext:value-type="float">
            <text:p>1371</text:p>
          </table:table-cell>
          <table:table-cell office:value-type="float" office:value="1371" calcext:value-type="float">
            <text:p>1371</text:p>
          </table:table-cell>
          <table:table-cell table:style-name="ce12" table:formula="of:=AVERAGE([.C22:.C28])" office:value-type="float" office:value="1536.33333333333" calcext:value-type="float">
            <text:p>1536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1-Jul-2008</text:p>
          </table:table-cell>
          <table:table-cell office:value-type="float" office:value="1558" calcext:value-type="float">
            <text:p>1558</text:p>
          </table:table-cell>
          <table:table-cell table:style-name="Default" table:formula="of:=IF([.C26]=&quot;#N/A&quot;;SUBSTITUTE(&quot;#N/A&quot;;&quot;A&quot;;&quot;D&quot;);[.C26])" office:value-type="float" office:value="1558" calcext:value-type="float">
            <text:p>1558</text:p>
          </table:table-cell>
          <table:table-cell table:formula="of:=IF([.D26]=&quot;#N/D&quot;;IFNA(([.D25]+[.D27])/2;[.D26]);[.D26])" office:value-type="float" office:value="1558" calcext:value-type="float">
            <text:p>1558</text:p>
          </table:table-cell>
          <table:table-cell office:value-type="float" office:value="1558" calcext:value-type="float">
            <text:p>1558</text:p>
          </table:table-cell>
          <table:table-cell table:style-name="ce12" table:formula="of:=AVERAGE([.C23:.C29])" office:value-type="float" office:value="1535.42857142857" calcext:value-type="float">
            <text:p>1535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2-Jul-2008</text:p>
          </table:table-cell>
          <table:table-cell office:value-type="float" office:value="1513" calcext:value-type="float">
            <text:p>1513</text:p>
          </table:table-cell>
          <table:table-cell table:style-name="Default" table:formula="of:=IF([.C27]=&quot;#N/A&quot;;SUBSTITUTE(&quot;#N/A&quot;;&quot;A&quot;;&quot;D&quot;);[.C27])" office:value-type="float" office:value="1513" calcext:value-type="float">
            <text:p>1513</text:p>
          </table:table-cell>
          <table:table-cell table:formula="of:=IF([.D27]=&quot;#N/D&quot;;IFNA(([.D26]+[.D28])/2;[.D27]);[.D27])" office:value-type="float" office:value="1513" calcext:value-type="float">
            <text:p>1513</text:p>
          </table:table-cell>
          <table:table-cell office:value-type="float" office:value="1513" calcext:value-type="float">
            <text:p>1513</text:p>
          </table:table-cell>
          <table:table-cell table:style-name="ce12" table:formula="of:=AVERAGE([.C24:.C30])" office:value-type="float" office:value="1516.71428571429" calcext:value-type="float">
            <text:p>1516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3-Jul-2008</text:p>
          </table:table-cell>
          <table:table-cell office:value-type="float" office:value="1661" calcext:value-type="float">
            <text:p>1661</text:p>
          </table:table-cell>
          <table:table-cell table:style-name="Default" table:formula="of:=IF([.C28]=&quot;#N/A&quot;;SUBSTITUTE(&quot;#N/A&quot;;&quot;A&quot;;&quot;D&quot;);[.C28])" office:value-type="float" office:value="1661" calcext:value-type="float">
            <text:p>1661</text:p>
          </table:table-cell>
          <table:table-cell table:formula="of:=IF([.D28]=&quot;#N/D&quot;;IFNA(([.D27]+[.D29])/2;[.D28]);[.D28])" office:value-type="float" office:value="1661" calcext:value-type="float">
            <text:p>1661</text:p>
          </table:table-cell>
          <table:table-cell office:value-type="float" office:value="1661" calcext:value-type="float">
            <text:p>1661</text:p>
          </table:table-cell>
          <table:table-cell table:style-name="ce12" table:formula="of:=AVERAGE([.C25:.C31])" office:value-type="float" office:value="1501.42857142857" calcext:value-type="float">
            <text:p>1501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4-Jul-2008</text:p>
          </table:table-cell>
          <table:table-cell office:value-type="float" office:value="1530" calcext:value-type="float">
            <text:p>1530</text:p>
          </table:table-cell>
          <table:table-cell table:style-name="Default" table:formula="of:=IF([.C29]=&quot;#N/A&quot;;SUBSTITUTE(&quot;#N/A&quot;;&quot;A&quot;;&quot;D&quot;);[.C29])" office:value-type="float" office:value="1530" calcext:value-type="float">
            <text:p>1530</text:p>
          </table:table-cell>
          <table:table-cell table:formula="of:=IF([.D29]=&quot;#N/D&quot;;IFNA(([.D28]+[.D30])/2;[.D29]);[.D29])" office:value-type="float" office:value="1530" calcext:value-type="float">
            <text:p>1530</text:p>
          </table:table-cell>
          <table:table-cell office:value-type="float" office:value="1530" calcext:value-type="float">
            <text:p>1530</text:p>
          </table:table-cell>
          <table:table-cell table:style-name="ce12" table:formula="of:=AVERAGE([.C26:.C32])" office:value-type="float" office:value="1542.42857142857" calcext:value-type="float">
            <text:p>1542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5-Jul-2008</text:p>
          </table:table-cell>
          <table:table-cell office:value-type="float" office:value="1286" calcext:value-type="float">
            <text:p>1286</text:p>
          </table:table-cell>
          <table:table-cell table:style-name="Default" table:formula="of:=IF([.C30]=&quot;#N/A&quot;;SUBSTITUTE(&quot;#N/A&quot;;&quot;A&quot;;&quot;D&quot;);[.C30])" office:value-type="float" office:value="1286" calcext:value-type="float">
            <text:p>1286</text:p>
          </table:table-cell>
          <table:table-cell table:formula="of:=IF([.D30]=&quot;#N/D&quot;;IFNA(([.D29]+[.D31])/2;[.D30]);[.D30])" office:value-type="float" office:value="1286" calcext:value-type="float">
            <text:p>1286</text:p>
          </table:table-cell>
          <table:table-cell office:value-type="float" office:value="1286" calcext:value-type="float">
            <text:p>1286</text:p>
          </table:table-cell>
          <table:table-cell table:style-name="ce12" table:formula="of:=AVERAGE([.C27:.C33])" office:value-type="float" office:value="1555" calcext:value-type="float">
            <text:p>1555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6-Jul-2008</text:p>
          </table:table-cell>
          <table:table-cell office:value-type="float" office:value="1591" calcext:value-type="float">
            <text:p>1591</text:p>
          </table:table-cell>
          <table:table-cell table:style-name="Default" table:formula="of:=IF([.C31]=&quot;#N/A&quot;;SUBSTITUTE(&quot;#N/A&quot;;&quot;A&quot;;&quot;D&quot;);[.C31])" office:value-type="float" office:value="1591" calcext:value-type="float">
            <text:p>1591</text:p>
          </table:table-cell>
          <table:table-cell table:formula="of:=IF([.D31]=&quot;#N/D&quot;;IFNA(([.D30]+[.D32])/2;[.D31]);[.D31])" office:value-type="float" office:value="1591" calcext:value-type="float">
            <text:p>1591</text:p>
          </table:table-cell>
          <table:table-cell office:value-type="float" office:value="1591" calcext:value-type="float">
            <text:p>1591</text:p>
          </table:table-cell>
          <table:table-cell table:style-name="ce12" table:formula="of:=AVERAGE([.C28:.C34])" office:value-type="float" office:value="1540" calcext:value-type="float">
            <text:p>1540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7-Jul-2008</text:p>
          </table:table-cell>
          <table:table-cell office:value-type="float" office:value="1658" calcext:value-type="float">
            <text:p>1658</text:p>
          </table:table-cell>
          <table:table-cell table:style-name="Default" table:formula="of:=IF([.C32]=&quot;#N/A&quot;;SUBSTITUTE(&quot;#N/A&quot;;&quot;A&quot;;&quot;D&quot;);[.C32])" office:value-type="float" office:value="1658" calcext:value-type="float">
            <text:p>1658</text:p>
          </table:table-cell>
          <table:table-cell table:formula="of:=IF([.D32]=&quot;#N/D&quot;;IFNA(([.D31]+[.D33])/2;[.D32]);[.D32])" office:value-type="float" office:value="1658" calcext:value-type="float">
            <text:p>1658</text:p>
          </table:table-cell>
          <table:table-cell office:value-type="float" office:value="1658" calcext:value-type="float">
            <text:p>1658</text:p>
          </table:table-cell>
          <table:table-cell table:style-name="ce12" table:formula="of:=AVERAGE([.C29:.C35])" office:value-type="float" office:value="1515" calcext:value-type="float">
            <text:p>1515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8-Jul-2008</text:p>
          </table:table-cell>
          <table:table-cell office:value-type="float" office:value="1646" calcext:value-type="float">
            <text:p>1646</text:p>
          </table:table-cell>
          <table:table-cell table:style-name="Default" table:formula="of:=IF([.C33]=&quot;#N/A&quot;;SUBSTITUTE(&quot;#N/A&quot;;&quot;A&quot;;&quot;D&quot;);[.C33])" office:value-type="float" office:value="1646" calcext:value-type="float">
            <text:p>1646</text:p>
          </table:table-cell>
          <table:table-cell table:formula="of:=IF([.D33]=&quot;#N/D&quot;;IFNA(([.D32]+[.D34])/2;[.D33]);[.D33])" office:value-type="float" office:value="1646" calcext:value-type="float">
            <text:p>1646</text:p>
          </table:table-cell>
          <table:table-cell office:value-type="float" office:value="1646" calcext:value-type="float">
            <text:p>1646</text:p>
          </table:table-cell>
          <table:table-cell table:style-name="ce12" table:formula="of:=AVERAGE([.C30:.C36])" office:value-type="float" office:value="1539.71428571429" calcext:value-type="float">
            <text:p>1539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9-Jul-2008</text:p>
          </table:table-cell>
          <table:table-cell office:value-type="float" office:value="1408" calcext:value-type="float">
            <text:p>1408</text:p>
          </table:table-cell>
          <table:table-cell table:style-name="Default" table:formula="of:=IF([.C34]=&quot;#N/A&quot;;SUBSTITUTE(&quot;#N/A&quot;;&quot;A&quot;;&quot;D&quot;);[.C34])" office:value-type="float" office:value="1408" calcext:value-type="float">
            <text:p>1408</text:p>
          </table:table-cell>
          <table:table-cell table:formula="of:=IF([.D34]=&quot;#N/D&quot;;IFNA(([.D33]+[.D35])/2;[.D34]);[.D34])" office:value-type="float" office:value="1408" calcext:value-type="float">
            <text:p>1408</text:p>
          </table:table-cell>
          <table:table-cell office:value-type="float" office:value="1408" calcext:value-type="float">
            <text:p>1408</text:p>
          </table:table-cell>
          <table:table-cell table:style-name="ce12" table:formula="of:=AVERAGE([.C31:.C37])" office:value-type="float" office:value="1533.57142857143" calcext:value-type="float">
            <text:p>1533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0-Jul-2008</text:p>
          </table:table-cell>
          <table:table-cell office:value-type="float" office:value="1486" calcext:value-type="float">
            <text:p>1486</text:p>
          </table:table-cell>
          <table:table-cell table:style-name="Default" table:formula="of:=IF([.C35]=&quot;#N/A&quot;;SUBSTITUTE(&quot;#N/A&quot;;&quot;A&quot;;&quot;D&quot;);[.C35])" office:value-type="float" office:value="1486" calcext:value-type="float">
            <text:p>1486</text:p>
          </table:table-cell>
          <table:table-cell table:formula="of:=IF([.D35]=&quot;#N/D&quot;;IFNA(([.D34]+[.D36])/2;[.D35]);[.D35])" office:value-type="float" office:value="1486" calcext:value-type="float">
            <text:p>1486</text:p>
          </table:table-cell>
          <table:table-cell office:value-type="float" office:value="1486" calcext:value-type="float">
            <text:p>1486</text:p>
          </table:table-cell>
          <table:table-cell table:style-name="ce12" table:formula="of:=AVERAGE([.C32:.C38])" office:value-type="float" office:value="1482.85714285714" calcext:value-type="float">
            <text:p>1482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1-Jul-2008</text:p>
          </table:table-cell>
          <table:table-cell office:value-type="float" office:value="1703" calcext:value-type="float">
            <text:p>1703</text:p>
          </table:table-cell>
          <table:table-cell table:style-name="Default" table:formula="of:=IF([.C36]=&quot;#N/A&quot;;SUBSTITUTE(&quot;#N/A&quot;;&quot;A&quot;;&quot;D&quot;);[.C36])" office:value-type="float" office:value="1703" calcext:value-type="float">
            <text:p>1703</text:p>
          </table:table-cell>
          <table:table-cell table:formula="of:=IF([.D36]=&quot;#N/D&quot;;IFNA(([.D35]+[.D37])/2;[.D36]);[.D36])" office:value-type="float" office:value="1703" calcext:value-type="float">
            <text:p>1703</text:p>
          </table:table-cell>
          <table:table-cell office:value-type="float" office:value="1703" calcext:value-type="float">
            <text:p>1703</text:p>
          </table:table-cell>
          <table:table-cell table:style-name="ce12" table:formula="of:=AVERAGE([.C33:.C39])" office:value-type="float" office:value="1434.28571428571" calcext:value-type="float">
            <text:p>1434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2-Jul-2008</text:p>
          </table:table-cell>
          <table:table-cell office:value-type="float" office:value="1243" calcext:value-type="float">
            <text:p>1243</text:p>
          </table:table-cell>
          <table:table-cell table:style-name="Default" table:formula="of:=IF([.C37]=&quot;#N/A&quot;;SUBSTITUTE(&quot;#N/A&quot;;&quot;A&quot;;&quot;D&quot;);[.C37])" office:value-type="float" office:value="1243" calcext:value-type="float">
            <text:p>1243</text:p>
          </table:table-cell>
          <table:table-cell table:formula="of:=IF([.D37]=&quot;#N/D&quot;;IFNA(([.D36]+[.D38])/2;[.D37]);[.D37])" office:value-type="float" office:value="1243" calcext:value-type="float">
            <text:p>1243</text:p>
          </table:table-cell>
          <table:table-cell office:value-type="float" office:value="1243" calcext:value-type="float">
            <text:p>1243</text:p>
          </table:table-cell>
          <table:table-cell table:style-name="ce12" table:formula="of:=AVERAGE([.C34:.C40])" office:value-type="float" office:value="1435.14285714286" calcext:value-type="float">
            <text:p>1435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3-Jul-2008</text:p>
          </table:table-cell>
          <table:table-cell office:value-type="float" office:value="1236" calcext:value-type="float">
            <text:p>1236</text:p>
          </table:table-cell>
          <table:table-cell table:style-name="Default" table:formula="of:=IF([.C38]=&quot;#N/A&quot;;SUBSTITUTE(&quot;#N/A&quot;;&quot;A&quot;;&quot;D&quot;);[.C38])" office:value-type="float" office:value="1236" calcext:value-type="float">
            <text:p>1236</text:p>
          </table:table-cell>
          <table:table-cell table:formula="of:=IF([.D38]=&quot;#N/D&quot;;IFNA(([.D37]+[.D39])/2;[.D38]);[.D38])" office:value-type="float" office:value="1236" calcext:value-type="float">
            <text:p>1236</text:p>
          </table:table-cell>
          <table:table-cell office:value-type="float" office:value="1236" calcext:value-type="float">
            <text:p>1236</text:p>
          </table:table-cell>
          <table:table-cell table:style-name="ce12" table:formula="of:=AVERAGE([.C35:.C41])" office:value-type="float" office:value="1450.28571428571" calcext:value-type="float">
            <text:p>1450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4-Jul-2008</text:p>
          </table:table-cell>
          <table:table-cell office:value-type="float" office:value="1318" calcext:value-type="float">
            <text:p>1318</text:p>
          </table:table-cell>
          <table:table-cell table:style-name="Default" table:formula="of:=IF([.C39]=&quot;#N/A&quot;;SUBSTITUTE(&quot;#N/A&quot;;&quot;A&quot;;&quot;D&quot;);[.C39])" office:value-type="float" office:value="1318" calcext:value-type="float">
            <text:p>1318</text:p>
          </table:table-cell>
          <table:table-cell table:formula="of:=IF([.D39]=&quot;#N/D&quot;;IFNA(([.D38]+[.D40])/2;[.D39]);[.D39])" office:value-type="float" office:value="1318" calcext:value-type="float">
            <text:p>1318</text:p>
          </table:table-cell>
          <table:table-cell office:value-type="float" office:value="1318" calcext:value-type="float">
            <text:p>1318</text:p>
          </table:table-cell>
          <table:table-cell table:style-name="ce12" table:formula="of:=AVERAGE([.C36:.C42])" office:value-type="float" office:value="1413.71428571429" calcext:value-type="float">
            <text:p>1413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5-Jul-2008</text:p>
          </table:table-cell>
          <table:table-cell office:value-type="float" office:value="1652" calcext:value-type="float">
            <text:p>1652</text:p>
          </table:table-cell>
          <table:table-cell table:style-name="Default" table:formula="of:=IF([.C40]=&quot;#N/A&quot;;SUBSTITUTE(&quot;#N/A&quot;;&quot;A&quot;;&quot;D&quot;);[.C40])" office:value-type="float" office:value="1652" calcext:value-type="float">
            <text:p>1652</text:p>
          </table:table-cell>
          <table:table-cell table:formula="of:=IF([.D40]=&quot;#N/D&quot;;IFNA(([.D39]+[.D41])/2;[.D40]);[.D40])" office:value-type="float" office:value="1652" calcext:value-type="float">
            <text:p>1652</text:p>
          </table:table-cell>
          <table:table-cell office:value-type="float" office:value="1652" calcext:value-type="float">
            <text:p>1652</text:p>
          </table:table-cell>
          <table:table-cell table:style-name="ce12" table:formula="of:=AVERAGE([.C37:.C43])" office:value-type="float" office:value="1348.57142857143" calcext:value-type="float">
            <text:p>1348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6-Jul-2008</text:p>
          </table:table-cell>
          <table:table-cell office:value-type="float" office:value="1514" calcext:value-type="float">
            <text:p>1514</text:p>
          </table:table-cell>
          <table:table-cell table:style-name="Default" table:formula="of:=IF([.C41]=&quot;#N/A&quot;;SUBSTITUTE(&quot;#N/A&quot;;&quot;A&quot;;&quot;D&quot;);[.C41])" office:value-type="float" office:value="1514" calcext:value-type="float">
            <text:p>1514</text:p>
          </table:table-cell>
          <table:table-cell table:formula="of:=IF([.D41]=&quot;#N/D&quot;;IFNA(([.D40]+[.D42])/2;[.D41]);[.D41])" office:value-type="float" office:value="1514" calcext:value-type="float">
            <text:p>1514</text:p>
          </table:table-cell>
          <table:table-cell office:value-type="float" office:value="1514" calcext:value-type="float">
            <text:p>1514</text:p>
          </table:table-cell>
          <table:table-cell table:style-name="ce12" table:formula="of:=AVERAGE([.C38:.C44])" office:value-type="float" office:value="1358.57142857143" calcext:value-type="float">
            <text:p>1358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7-Jul-2008</text:p>
          </table:table-cell>
          <table:table-cell office:value-type="float" office:value="1230" calcext:value-type="float">
            <text:p>1230</text:p>
          </table:table-cell>
          <table:table-cell table:style-name="Default" table:formula="of:=IF([.C42]=&quot;#N/A&quot;;SUBSTITUTE(&quot;#N/A&quot;;&quot;A&quot;;&quot;D&quot;);[.C42])" office:value-type="float" office:value="1230" calcext:value-type="float">
            <text:p>1230</text:p>
          </table:table-cell>
          <table:table-cell table:formula="of:=IF([.D42]=&quot;#N/D&quot;;IFNA(([.D41]+[.D43])/2;[.D42]);[.D42])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table:style-name="ce12" table:formula="of:=AVERAGE([.C39:.C45])" office:value-type="float" office:value="1364.85714285714" calcext:value-type="float">
            <text:p>1364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8-Jul-2008</text:p>
          </table:table-cell>
          <table:table-cell office:value-type="float" office:value="1247" calcext:value-type="float">
            <text:p>1247</text:p>
          </table:table-cell>
          <table:table-cell table:style-name="Default" table:formula="of:=IF([.C43]=&quot;#N/A&quot;;SUBSTITUTE(&quot;#N/A&quot;;&quot;A&quot;;&quot;D&quot;);[.C43])" office:value-type="float" office:value="1247" calcext:value-type="float">
            <text:p>1247</text:p>
          </table:table-cell>
          <table:table-cell table:formula="of:=IF([.D43]=&quot;#N/D&quot;;IFNA(([.D42]+[.D44])/2;[.D43]);[.D43])" office:value-type="float" office:value="1247" calcext:value-type="float">
            <text:p>1247</text:p>
          </table:table-cell>
          <table:table-cell office:value-type="float" office:value="1247" calcext:value-type="float">
            <text:p>1247</text:p>
          </table:table-cell>
          <table:table-cell table:style-name="ce12" table:formula="of:=AVERAGE([.C40:.C46])" office:value-type="float" office:value="1372.66666666667" calcext:value-type="float">
            <text:p>1372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9-Jul-2008</text:p>
          </table:table-cell>
          <table:table-cell office:value-type="float" office:value="1313" calcext:value-type="float">
            <text:p>1313</text:p>
          </table:table-cell>
          <table:table-cell table:style-name="Default" table:formula="of:=IF([.C44]=&quot;#N/A&quot;;SUBSTITUTE(&quot;#N/A&quot;;&quot;A&quot;;&quot;D&quot;);[.C44])" office:value-type="float" office:value="1313" calcext:value-type="float">
            <text:p>1313</text:p>
          </table:table-cell>
          <table:table-cell table:formula="of:=IF([.D44]=&quot;#N/D&quot;;IFNA(([.D43]+[.D45])/2;[.D44]);[.D44])" office:value-type="float" office:value="1313" calcext:value-type="float">
            <text:p>1313</text:p>
          </table:table-cell>
          <table:table-cell office:value-type="float" office:value="1313" calcext:value-type="float">
            <text:p>1313</text:p>
          </table:table-cell>
          <table:table-cell table:style-name="ce12" table:formula="of:=AVERAGE([.C41:.C47])" office:value-type="float" office:value="1348" calcext:value-type="float">
            <text:p>1348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0-Jul-2008</text:p>
          </table:table-cell>
          <table:table-cell office:value-type="float" office:value="1280" calcext:value-type="float">
            <text:p>1280</text:p>
          </table:table-cell>
          <table:table-cell table:style-name="Default" table:formula="of:=IF([.C45]=&quot;#N/A&quot;;SUBSTITUTE(&quot;#N/A&quot;;&quot;A&quot;;&quot;D&quot;);[.C45])" office:value-type="float" office:value="1280" calcext:value-type="float">
            <text:p>1280</text:p>
          </table:table-cell>
          <table:table-cell table:formula="of:=IF([.D45]=&quot;#N/D&quot;;IFNA(([.D44]+[.D46])/2;[.D45]);[.D45])" office:value-type="float" office:value="1280" calcext:value-type="float">
            <text:p>1280</text:p>
          </table:table-cell>
          <table:table-cell office:value-type="float" office:value="1280" calcext:value-type="float">
            <text:p>1280</text:p>
          </table:table-cell>
          <table:table-cell table:style-name="ce12" table:formula="of:=AVERAGE([.C42:.C48])" office:value-type="float" office:value="1321.66666666667" calcext:value-type="float">
            <text:p>1321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1-Jul-2008</text:p>
          </table:table-cell>
          <table:table-cell office:value-type="string" calcext:value-type="string">
            <text:p>#N/A</text:p>
          </table:table-cell>
          <table:table-cell table:style-name="Default" table:formula="of:=IF([.C46]=&quot;#N/A&quot;;SUBSTITUTE(&quot;#N/A&quot;;&quot;A&quot;;&quot;D&quot;);[.C46])" office:value-type="string" office:string-value="#N/D" calcext:value-type="string">
            <text:p>#N/D</text:p>
          </table:table-cell>
          <table:table-cell table:formula="of:=IF([.D46]=&quot;#N/D&quot;;IFNA(([.D45]+[.D47])/2;[.D46]);[.D46])" office:value-type="float" office:value="1392" calcext:value-type="float">
            <text:p>1392</text:p>
          </table:table-cell>
          <table:table-cell office:value-type="float" office:value="1392" calcext:value-type="float">
            <text:p>1392</text:p>
          </table:table-cell>
          <table:table-cell table:style-name="ce12" table:formula="of:=AVERAGE([.C43:.C49])" office:value-type="float" office:value="1333.66666666667" calcext:value-type="float">
            <text:p>1333,7</text:p>
          </table:table-cell>
          <table:table-cell/>
          <table:table-cell table:style-name="ce13" office:value-type="string" calcext:value-type="string" table:number-columns-spanned="12" table:number-rows-spanned="3">
            <text:p>O gráfico do professor se comporta diferente do meu, porém os conceitos aplicados são os mesmos. A minha Variância do gráfico, valores dentre os quais oscilam os dados, vão de 1200 a 1800 views, ou seja, uma variância de aproximadamente 600 views.</text:p>
          </table:table-cell>
          <table:covered-table-cell table:number-columns-repeated="1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-Aug-2008</text:p>
          </table:table-cell>
          <table:table-cell office:value-type="float" office:value="1504" calcext:value-type="float">
            <text:p>1504</text:p>
          </table:table-cell>
          <table:table-cell table:style-name="Default" table:formula="of:=IF([.C47]=&quot;#N/A&quot;;SUBSTITUTE(&quot;#N/A&quot;;&quot;A&quot;;&quot;D&quot;);[.C47])" office:value-type="float" office:value="1504" calcext:value-type="float">
            <text:p>1504</text:p>
          </table:table-cell>
          <table:table-cell table:formula="of:=IF([.D47]=&quot;#N/D&quot;;IFNA(([.D46]+[.D48])/2;[.D47]);[.D47])" office:value-type="float" office:value="1504" calcext:value-type="float">
            <text:p>1504</text:p>
          </table:table-cell>
          <table:table-cell office:value-type="float" office:value="1504" calcext:value-type="float">
            <text:p>1504</text:p>
          </table:table-cell>
          <table:table-cell table:style-name="ce12" table:formula="of:=AVERAGE([.C44:.C50])" office:value-type="float" office:value="1380" calcext:value-type="float">
            <text:p>1380,0</text:p>
          </table:table-cell>
          <table:table-cell/>
          <table:covered-table-cell table:number-columns-repeated="1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-Aug-2008</text:p>
          </table:table-cell>
          <table:table-cell office:value-type="float" office:value="1356" calcext:value-type="float">
            <text:p>1356</text:p>
          </table:table-cell>
          <table:table-cell table:style-name="Default" table:formula="of:=IF([.C48]=&quot;#N/A&quot;;SUBSTITUTE(&quot;#N/A&quot;;&quot;A&quot;;&quot;D&quot;);[.C48])" office:value-type="float" office:value="1356" calcext:value-type="float">
            <text:p>1356</text:p>
          </table:table-cell>
          <table:table-cell table:formula="of:=IF([.D48]=&quot;#N/D&quot;;IFNA(([.D47]+[.D49])/2;[.D48]);[.D48])" office:value-type="float" office:value="1356" calcext:value-type="float">
            <text:p>1356</text:p>
          </table:table-cell>
          <table:table-cell office:value-type="float" office:value="1356" calcext:value-type="float">
            <text:p>1356</text:p>
          </table:table-cell>
          <table:table-cell table:style-name="ce12" table:formula="of:=AVERAGE([.C45:.C51])" office:value-type="float" office:value="1375.66666666667" calcext:value-type="float">
            <text:p>1375,7</text:p>
          </table:table-cell>
          <table:table-cell/>
          <table:covered-table-cell table:number-columns-repeated="1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3-Aug-2008</text:p>
          </table:table-cell>
          <table:table-cell office:value-type="float" office:value="1302" calcext:value-type="float">
            <text:p>1302</text:p>
          </table:table-cell>
          <table:table-cell table:style-name="Default" table:formula="of:=IF([.C49]=&quot;#N/A&quot;;SUBSTITUTE(&quot;#N/A&quot;;&quot;A&quot;;&quot;D&quot;);[.C49])" office:value-type="float" office:value="1302" calcext:value-type="float">
            <text:p>1302</text:p>
          </table:table-cell>
          <table:table-cell table:formula="of:=IF([.D49]=&quot;#N/D&quot;;IFNA(([.D48]+[.D50])/2;[.D49]);[.D49])" office:value-type="float" office:value="1302" calcext:value-type="float">
            <text:p>1302</text:p>
          </table:table-cell>
          <table:table-cell office:value-type="float" office:value="1302" calcext:value-type="float">
            <text:p>1302</text:p>
          </table:table-cell>
          <table:table-cell table:style-name="ce12" table:formula="of:=AVERAGE([.C46:.C52])" office:value-type="float" office:value="1410.33333333333" calcext:value-type="float">
            <text:p>1410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-Aug-2008</text:p>
          </table:table-cell>
          <table:table-cell office:value-type="float" office:value="1525" calcext:value-type="float">
            <text:p>1525</text:p>
          </table:table-cell>
          <table:table-cell table:style-name="Default" table:formula="of:=IF([.C50]=&quot;#N/A&quot;;SUBSTITUTE(&quot;#N/A&quot;;&quot;A&quot;;&quot;D&quot;);[.C50])" office:value-type="float" office:value="1525" calcext:value-type="float">
            <text:p>1525</text:p>
          </table:table-cell>
          <table:table-cell table:formula="of:=IF([.D50]=&quot;#N/D&quot;;IFNA(([.D49]+[.D51])/2;[.D50]);[.D50])" office:value-type="float" office:value="1525" calcext:value-type="float">
            <text:p>1525</text:p>
          </table:table-cell>
          <table:table-cell office:value-type="float" office:value="1525" calcext:value-type="float">
            <text:p>1525</text:p>
          </table:table-cell>
          <table:table-cell table:style-name="ce12" table:formula="of:=AVERAGE([.C47:.C53])" office:value-type="float" office:value="1377.42857142857" calcext:value-type="float">
            <text:p>1377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-Aug-2008</text:p>
          </table:table-cell>
          <table:table-cell office:value-type="float" office:value="1287" calcext:value-type="float">
            <text:p>1287</text:p>
          </table:table-cell>
          <table:table-cell table:style-name="Default" table:formula="of:=IF([.C51]=&quot;#N/A&quot;;SUBSTITUTE(&quot;#N/A&quot;;&quot;A&quot;;&quot;D&quot;);[.C51])" office:value-type="float" office:value="1287" calcext:value-type="float">
            <text:p>1287</text:p>
          </table:table-cell>
          <table:table-cell table:formula="of:=IF([.D51]=&quot;#N/D&quot;;IFNA(([.D50]+[.D52])/2;[.D51]);[.D51])" office:value-type="float" office:value="1287" calcext:value-type="float">
            <text:p>1287</text:p>
          </table:table-cell>
          <table:table-cell office:value-type="float" office:value="1287" calcext:value-type="float">
            <text:p>1287</text:p>
          </table:table-cell>
          <table:table-cell table:style-name="ce12" table:formula="of:=AVERAGE([.C48:.C54])" office:value-type="float" office:value="1347.57142857143" calcext:value-type="float">
            <text:p>1347,6</text:p>
          </table:table-cell>
          <table:table-cell table:number-columns-repeated="2"/>
          <table:table-cell table:style-name="ce1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-Aug-2008</text:p>
          </table:table-cell>
          <table:table-cell office:value-type="float" office:value="1488" calcext:value-type="float">
            <text:p>1488</text:p>
          </table:table-cell>
          <table:table-cell table:style-name="Default" table:formula="of:=IF([.C52]=&quot;#N/A&quot;;SUBSTITUTE(&quot;#N/A&quot;;&quot;A&quot;;&quot;D&quot;);[.C52])" office:value-type="float" office:value="1488" calcext:value-type="float">
            <text:p>1488</text:p>
          </table:table-cell>
          <table:table-cell table:formula="of:=IF([.D52]=&quot;#N/D&quot;;IFNA(([.D51]+[.D53])/2;[.D52]);[.D52])" office:value-type="float" office:value="1488" calcext:value-type="float">
            <text:p>1488</text:p>
          </table:table-cell>
          <table:table-cell office:value-type="float" office:value="1488" calcext:value-type="float">
            <text:p>1488</text:p>
          </table:table-cell>
          <table:table-cell table:style-name="ce12" table:formula="of:=AVERAGE([.C49:.C55])" office:value-type="float" office:value="1379.57142857143" calcext:value-type="float">
            <text:p>1379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7-Aug-2008</text:p>
          </table:table-cell>
          <table:table-cell office:value-type="float" office:value="1180" calcext:value-type="float">
            <text:p>1180</text:p>
          </table:table-cell>
          <table:table-cell table:style-name="Default" table:formula="of:=IF([.C53]=&quot;#N/A&quot;;SUBSTITUTE(&quot;#N/A&quot;;&quot;A&quot;;&quot;D&quot;);[.C53])" office:value-type="float" office:value="1180" calcext:value-type="float">
            <text:p>1180</text:p>
          </table:table-cell>
          <table:table-cell table:formula="of:=IF([.D53]=&quot;#N/D&quot;;IFNA(([.D52]+[.D54])/2;[.D53]);[.D53])" office:value-type="float" office:value="1180" calcext:value-type="float">
            <text:p>1180</text:p>
          </table:table-cell>
          <table:table-cell office:value-type="float" office:value="1180" calcext:value-type="float">
            <text:p>1180</text:p>
          </table:table-cell>
          <table:table-cell table:style-name="ce12" table:formula="of:=AVERAGE([.C50:.C56])" office:value-type="float" office:value="1366.71428571429" calcext:value-type="float">
            <text:p>1366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-Aug-2008</text:p>
          </table:table-cell>
          <table:table-cell office:value-type="float" office:value="1295" calcext:value-type="float">
            <text:p>1295</text:p>
          </table:table-cell>
          <table:table-cell table:style-name="Default" table:formula="of:=IF([.C54]=&quot;#N/A&quot;;SUBSTITUTE(&quot;#N/A&quot;;&quot;A&quot;;&quot;D&quot;);[.C54])" office:value-type="float" office:value="1295" calcext:value-type="float">
            <text:p>1295</text:p>
          </table:table-cell>
          <table:table-cell table:formula="of:=IF([.D54]=&quot;#N/D&quot;;IFNA(([.D53]+[.D55])/2;[.D54]);[.D54])" office:value-type="float" office:value="1295" calcext:value-type="float">
            <text:p>1295</text:p>
          </table:table-cell>
          <table:table-cell office:value-type="float" office:value="1295" calcext:value-type="float">
            <text:p>1295</text:p>
          </table:table-cell>
          <table:table-cell table:style-name="ce12" table:formula="of:=AVERAGE([.C51:.C57])" office:value-type="float" office:value="1323.42857142857" calcext:value-type="float">
            <text:p>1323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9-Aug-2008</text:p>
          </table:table-cell>
          <table:table-cell office:value-type="float" office:value="1580" calcext:value-type="float">
            <text:p>1580</text:p>
          </table:table-cell>
          <table:table-cell table:style-name="Default" table:formula="of:=IF([.C55]=&quot;#N/A&quot;;SUBSTITUTE(&quot;#N/A&quot;;&quot;A&quot;;&quot;D&quot;);[.C55])" office:value-type="float" office:value="1580" calcext:value-type="float">
            <text:p>1580</text:p>
          </table:table-cell>
          <table:table-cell table:formula="of:=IF([.D55]=&quot;#N/D&quot;;IFNA(([.D54]+[.D56])/2;[.D55]);[.D55])" office:value-type="float" office:value="1580" calcext:value-type="float">
            <text:p>1580</text:p>
          </table:table-cell>
          <table:table-cell office:value-type="float" office:value="1580" calcext:value-type="float">
            <text:p>1580</text:p>
          </table:table-cell>
          <table:table-cell table:style-name="ce12" table:formula="of:=AVERAGE([.C52:.C58])" office:value-type="float" office:value="1378" calcext:value-type="float">
            <text:p>1378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-Aug-2008</text:p>
          </table:table-cell>
          <table:table-cell office:value-type="float" office:value="1212" calcext:value-type="float">
            <text:p>1212</text:p>
          </table:table-cell>
          <table:table-cell table:style-name="Default" table:formula="of:=IF([.C56]=&quot;#N/A&quot;;SUBSTITUTE(&quot;#N/A&quot;;&quot;A&quot;;&quot;D&quot;);[.C56])" office:value-type="float" office:value="1212" calcext:value-type="float">
            <text:p>1212</text:p>
          </table:table-cell>
          <table:table-cell table:formula="of:=IF([.D56]=&quot;#N/D&quot;;IFNA(([.D55]+[.D57])/2;[.D56]);[.D56])" office:value-type="float" office:value="1212" calcext:value-type="float">
            <text:p>1212</text:p>
          </table:table-cell>
          <table:table-cell office:value-type="float" office:value="1212" calcext:value-type="float">
            <text:p>1212</text:p>
          </table:table-cell>
          <table:table-cell table:style-name="ce12" table:formula="of:=AVERAGE([.C53:.C59])" office:value-type="float" office:value="1389.28571428571" calcext:value-type="float">
            <text:p>1389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1-Aug-2008</text:p>
          </table:table-cell>
          <table:table-cell office:value-type="float" office:value="1222" calcext:value-type="float">
            <text:p>1222</text:p>
          </table:table-cell>
          <table:table-cell table:style-name="Default" table:formula="of:=IF([.C57]=&quot;#N/A&quot;;SUBSTITUTE(&quot;#N/A&quot;;&quot;A&quot;;&quot;D&quot;);[.C57])" office:value-type="float" office:value="1222" calcext:value-type="float">
            <text:p>1222</text:p>
          </table:table-cell>
          <table:table-cell table:formula="of:=IF([.D57]=&quot;#N/D&quot;;IFNA(([.D56]+[.D58])/2;[.D57]);[.D57])" office:value-type="float" office:value="1222" calcext:value-type="float">
            <text:p>1222</text:p>
          </table:table-cell>
          <table:table-cell office:value-type="float" office:value="1222" calcext:value-type="float">
            <text:p>1222</text:p>
          </table:table-cell>
          <table:table-cell table:style-name="ce12" table:formula="of:=AVERAGE([.C54:.C60])" office:value-type="float" office:value="1425.85714285714" calcext:value-type="float">
            <text:p>1425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2-Aug-2008</text:p>
          </table:table-cell>
          <table:table-cell office:value-type="float" office:value="1669" calcext:value-type="float">
            <text:p>1669</text:p>
          </table:table-cell>
          <table:table-cell table:style-name="Default" table:formula="of:=IF([.C58]=&quot;#N/A&quot;;SUBSTITUTE(&quot;#N/A&quot;;&quot;A&quot;;&quot;D&quot;);[.C58])" office:value-type="float" office:value="1669" calcext:value-type="float">
            <text:p>1669</text:p>
          </table:table-cell>
          <table:table-cell table:formula="of:=IF([.D58]=&quot;#N/D&quot;;IFNA(([.D57]+[.D59])/2;[.D58]);[.D58])" office:value-type="float" office:value="1669" calcext:value-type="float">
            <text:p>1669</text:p>
          </table:table-cell>
          <table:table-cell office:value-type="float" office:value="1669" calcext:value-type="float">
            <text:p>1669</text:p>
          </table:table-cell>
          <table:table-cell table:style-name="ce12" table:formula="of:=AVERAGE([.C55:.C61])" office:value-type="float" office:value="1417.14285714286" calcext:value-type="float">
            <text:p>1417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3-Aug-2008</text:p>
          </table:table-cell>
          <table:table-cell office:value-type="float" office:value="1567" calcext:value-type="float">
            <text:p>1567</text:p>
          </table:table-cell>
          <table:table-cell table:style-name="Default" table:formula="of:=IF([.C59]=&quot;#N/A&quot;;SUBSTITUTE(&quot;#N/A&quot;;&quot;A&quot;;&quot;D&quot;);[.C59])" office:value-type="float" office:value="1567" calcext:value-type="float">
            <text:p>1567</text:p>
          </table:table-cell>
          <table:table-cell table:formula="of:=IF([.D59]=&quot;#N/D&quot;;IFNA(([.D58]+[.D60])/2;[.D59]);[.D59])" office:value-type="float" office:value="1567" calcext:value-type="float">
            <text:p>1567</text:p>
          </table:table-cell>
          <table:table-cell office:value-type="float" office:value="1567" calcext:value-type="float">
            <text:p>1567</text:p>
          </table:table-cell>
          <table:table-cell table:style-name="ce12" table:formula="of:=AVERAGE([.C56:.C62])" office:value-type="float" office:value="1370.28571428571" calcext:value-type="float">
            <text:p>1370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-Aug-2008</text:p>
          </table:table-cell>
          <table:table-cell office:value-type="float" office:value="1436" calcext:value-type="float">
            <text:p>1436</text:p>
          </table:table-cell>
          <table:table-cell table:style-name="Default" table:formula="of:=IF([.C60]=&quot;#N/A&quot;;SUBSTITUTE(&quot;#N/A&quot;;&quot;A&quot;;&quot;D&quot;);[.C60])" office:value-type="float" office:value="1436" calcext:value-type="float">
            <text:p>1436</text:p>
          </table:table-cell>
          <table:table-cell table:formula="of:=IF([.D60]=&quot;#N/D&quot;;IFNA(([.D59]+[.D61])/2;[.D60]);[.D60])" office:value-type="float" office:value="1436" calcext:value-type="float">
            <text:p>1436</text:p>
          </table:table-cell>
          <table:table-cell office:value-type="float" office:value="1436" calcext:value-type="float">
            <text:p>1436</text:p>
          </table:table-cell>
          <table:table-cell table:style-name="ce12" table:formula="of:=AVERAGE([.C57:.C63])" office:value-type="float" office:value="1429.14285714286" calcext:value-type="float">
            <text:p>1429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5-Aug-2008</text:p>
          </table:table-cell>
          <table:table-cell office:value-type="float" office:value="1234" calcext:value-type="float">
            <text:p>1234</text:p>
          </table:table-cell>
          <table:table-cell table:style-name="Default" table:formula="of:=IF([.C61]=&quot;#N/A&quot;;SUBSTITUTE(&quot;#N/A&quot;;&quot;A&quot;;&quot;D&quot;);[.C61])" office:value-type="float" office:value="1234" calcext:value-type="float">
            <text:p>1234</text:p>
          </table:table-cell>
          <table:table-cell table:formula="of:=IF([.D61]=&quot;#N/D&quot;;IFNA(([.D60]+[.D62])/2;[.D61]);[.D61])" office:value-type="float" office:value="1234" calcext:value-type="float">
            <text:p>1234</text:p>
          </table:table-cell>
          <table:table-cell office:value-type="float" office:value="1234" calcext:value-type="float">
            <text:p>1234</text:p>
          </table:table-cell>
          <table:table-cell table:style-name="ce12" table:formula="of:=AVERAGE([.C58:.C64])" office:value-type="float" office:value="1434" calcext:value-type="float">
            <text:p>1434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6-Aug-2008</text:p>
          </table:table-cell>
          <table:table-cell office:value-type="float" office:value="1252" calcext:value-type="float">
            <text:p>1252</text:p>
          </table:table-cell>
          <table:table-cell table:style-name="Default" table:formula="of:=IF([.C62]=&quot;#N/A&quot;;SUBSTITUTE(&quot;#N/A&quot;;&quot;A&quot;;&quot;D&quot;);[.C62])" office:value-type="float" office:value="1252" calcext:value-type="float">
            <text:p>1252</text:p>
          </table:table-cell>
          <table:table-cell table:formula="of:=IF([.D62]=&quot;#N/D&quot;;IFNA(([.D61]+[.D63])/2;[.D62]);[.D62])" office:value-type="float" office:value="1252" calcext:value-type="float">
            <text:p>1252</text:p>
          </table:table-cell>
          <table:table-cell office:value-type="float" office:value="1252" calcext:value-type="float">
            <text:p>1252</text:p>
          </table:table-cell>
          <table:table-cell table:style-name="ce12" table:formula="of:=AVERAGE([.C59:.C65])" office:value-type="float" office:value="1435.57142857143" calcext:value-type="float">
            <text:p>1435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-Aug-2008</text:p>
          </table:table-cell>
          <table:table-cell office:value-type="float" office:value="1624" calcext:value-type="float">
            <text:p>1624</text:p>
          </table:table-cell>
          <table:table-cell table:style-name="Default" table:formula="of:=IF([.C63]=&quot;#N/A&quot;;SUBSTITUTE(&quot;#N/A&quot;;&quot;A&quot;;&quot;D&quot;);[.C63])" office:value-type="float" office:value="1624" calcext:value-type="float">
            <text:p>1624</text:p>
          </table:table-cell>
          <table:table-cell table:formula="of:=IF([.D63]=&quot;#N/D&quot;;IFNA(([.D62]+[.D64])/2;[.D63]);[.D63])" office:value-type="float" office:value="1624" calcext:value-type="float">
            <text:p>1624</text:p>
          </table:table-cell>
          <table:table-cell office:value-type="float" office:value="1624" calcext:value-type="float">
            <text:p>1624</text:p>
          </table:table-cell>
          <table:table-cell table:style-name="ce12" table:formula="of:=AVERAGE([.C60:.C66])" office:value-type="float" office:value="1439.14285714286" calcext:value-type="float">
            <text:p>1439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8-Aug-2008</text:p>
          </table:table-cell>
          <table:table-cell office:value-type="float" office:value="1256" calcext:value-type="float">
            <text:p>1256</text:p>
          </table:table-cell>
          <table:table-cell table:style-name="Default" table:formula="of:=IF([.C64]=&quot;#N/A&quot;;SUBSTITUTE(&quot;#N/A&quot;;&quot;A&quot;;&quot;D&quot;);[.C64])" office:value-type="float" office:value="1256" calcext:value-type="float">
            <text:p>1256</text:p>
          </table:table-cell>
          <table:table-cell table:formula="of:=IF([.D64]=&quot;#N/D&quot;;IFNA(([.D63]+[.D65])/2;[.D64]);[.D64])" office:value-type="float" office:value="1256" calcext:value-type="float">
            <text:p>1256</text:p>
          </table:table-cell>
          <table:table-cell office:value-type="float" office:value="1256" calcext:value-type="float">
            <text:p>1256</text:p>
          </table:table-cell>
          <table:table-cell table:style-name="ce12" table:formula="of:=AVERAGE([.C61:.C67])" office:value-type="float" office:value="1434.42857142857" calcext:value-type="float">
            <text:p>1434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9-Aug-2008</text:p>
          </table:table-cell>
          <table:table-cell office:value-type="float" office:value="1680" calcext:value-type="float">
            <text:p>1680</text:p>
          </table:table-cell>
          <table:table-cell table:style-name="Default" table:formula="of:=IF([.C65]=&quot;#N/A&quot;;SUBSTITUTE(&quot;#N/A&quot;;&quot;A&quot;;&quot;D&quot;);[.C65])" office:value-type="float" office:value="1680" calcext:value-type="float">
            <text:p>1680</text:p>
          </table:table-cell>
          <table:table-cell table:formula="of:=IF([.D65]=&quot;#N/D&quot;;IFNA(([.D64]+[.D66])/2;[.D65]);[.D65])" office:value-type="float" office:value="1680" calcext:value-type="float">
            <text:p>1680</text:p>
          </table:table-cell>
          <table:table-cell office:value-type="float" office:value="1680" calcext:value-type="float">
            <text:p>1680</text:p>
          </table:table-cell>
          <table:table-cell table:style-name="ce12" table:formula="of:=AVERAGE([.C62:.C68])" office:value-type="float" office:value="1488.57142857143" calcext:value-type="float">
            <text:p>1488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0-Aug-2008</text:p>
          </table:table-cell>
          <table:table-cell office:value-type="float" office:value="1592" calcext:value-type="float">
            <text:p>1592</text:p>
          </table:table-cell>
          <table:table-cell table:style-name="Default" table:formula="of:=IF([.C66]=&quot;#N/A&quot;;SUBSTITUTE(&quot;#N/A&quot;;&quot;A&quot;;&quot;D&quot;);[.C66])" office:value-type="float" office:value="1592" calcext:value-type="float">
            <text:p>1592</text:p>
          </table:table-cell>
          <table:table-cell table:formula="of:=IF([.D66]=&quot;#N/D&quot;;IFNA(([.D65]+[.D67])/2;[.D66]);[.D66])" office:value-type="float" office:value="1592" calcext:value-type="float">
            <text:p>1592</text:p>
          </table:table-cell>
          <table:table-cell office:value-type="float" office:value="1592" calcext:value-type="float">
            <text:p>1592</text:p>
          </table:table-cell>
          <table:table-cell table:style-name="ce12" table:formula="of:=AVERAGE([.C63:.C69])" office:value-type="float" office:value="1545.71428571429" calcext:value-type="float">
            <text:p>1545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1-Aug-2008</text:p>
          </table:table-cell>
          <table:table-cell office:value-type="float" office:value="1403" calcext:value-type="float">
            <text:p>1403</text:p>
          </table:table-cell>
          <table:table-cell table:style-name="Default" table:formula="of:=IF([.C67]=&quot;#N/A&quot;;SUBSTITUTE(&quot;#N/A&quot;;&quot;A&quot;;&quot;D&quot;);[.C67])" office:value-type="float" office:value="1403" calcext:value-type="float">
            <text:p>1403</text:p>
          </table:table-cell>
          <table:table-cell table:formula="of:=IF([.D67]=&quot;#N/D&quot;;IFNA(([.D66]+[.D68])/2;[.D67]);[.D67])" office:value-type="float" office:value="1403" calcext:value-type="float">
            <text:p>1403</text:p>
          </table:table-cell>
          <table:table-cell office:value-type="float" office:value="1403" calcext:value-type="float">
            <text:p>1403</text:p>
          </table:table-cell>
          <table:table-cell table:style-name="ce12" table:formula="of:=AVERAGE([.C64:.C70])" office:value-type="float" office:value="1499.14285714286" calcext:value-type="float">
            <text:p>1499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-Aug-2008</text:p>
          </table:table-cell>
          <table:table-cell office:value-type="float" office:value="1613" calcext:value-type="float">
            <text:p>1613</text:p>
          </table:table-cell>
          <table:table-cell table:style-name="Default" table:formula="of:=IF([.C68]=&quot;#N/A&quot;;SUBSTITUTE(&quot;#N/A&quot;;&quot;A&quot;;&quot;D&quot;);[.C68])" office:value-type="float" office:value="1613" calcext:value-type="float">
            <text:p>1613</text:p>
          </table:table-cell>
          <table:table-cell table:formula="of:=IF([.D68]=&quot;#N/D&quot;;IFNA(([.D67]+[.D69])/2;[.D68]);[.D68])" office:value-type="float" office:value="1613" calcext:value-type="float">
            <text:p>1613</text:p>
          </table:table-cell>
          <table:table-cell office:value-type="float" office:value="1613" calcext:value-type="float">
            <text:p>1613</text:p>
          </table:table-cell>
          <table:table-cell table:style-name="ce12" table:formula="of:=AVERAGE([.C65:.C71])" office:value-type="float" office:value="1549.71428571429" calcext:value-type="float">
            <text:p>1549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3-Aug-2008</text:p>
          </table:table-cell>
          <table:table-cell office:value-type="float" office:value="1652" calcext:value-type="float">
            <text:p>1652</text:p>
          </table:table-cell>
          <table:table-cell table:style-name="Default" table:formula="of:=IF([.C69]=&quot;#N/A&quot;;SUBSTITUTE(&quot;#N/A&quot;;&quot;A&quot;;&quot;D&quot;);[.C69])" office:value-type="float" office:value="1652" calcext:value-type="float">
            <text:p>1652</text:p>
          </table:table-cell>
          <table:table-cell table:formula="of:=IF([.D69]=&quot;#N/D&quot;;IFNA(([.D68]+[.D70])/2;[.D69]);[.D69])" office:value-type="float" office:value="1652" calcext:value-type="float">
            <text:p>1652</text:p>
          </table:table-cell>
          <table:table-cell office:value-type="float" office:value="1652" calcext:value-type="float">
            <text:p>1652</text:p>
          </table:table-cell>
          <table:table-cell table:style-name="ce12" table:formula="of:=AVERAGE([.C66:.C72])" office:value-type="float" office:value="1540.14285714286" calcext:value-type="float">
            <text:p>1540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4-Aug-2008</text:p>
          </table:table-cell>
          <table:table-cell office:value-type="float" office:value="1298" calcext:value-type="float">
            <text:p>1298</text:p>
          </table:table-cell>
          <table:table-cell table:style-name="Default" table:formula="of:=IF([.C70]=&quot;#N/A&quot;;SUBSTITUTE(&quot;#N/A&quot;;&quot;A&quot;;&quot;D&quot;);[.C70])" office:value-type="float" office:value="1298" calcext:value-type="float">
            <text:p>1298</text:p>
          </table:table-cell>
          <table:table-cell table:formula="of:=IF([.D70]=&quot;#N/D&quot;;IFNA(([.D69]+[.D71])/2;[.D70]);[.D70])" office:value-type="float" office:value="1298" calcext:value-type="float">
            <text:p>1298</text:p>
          </table:table-cell>
          <table:table-cell office:value-type="float" office:value="1298" calcext:value-type="float">
            <text:p>1298</text:p>
          </table:table-cell>
          <table:table-cell table:style-name="ce12" table:formula="of:=AVERAGE([.C67:.C73])" office:value-type="float" office:value="1516.71428571429" calcext:value-type="float">
            <text:p>1516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5-Aug-2008</text:p>
          </table:table-cell>
          <table:table-cell office:value-type="float" office:value="1610" calcext:value-type="float">
            <text:p>1610</text:p>
          </table:table-cell>
          <table:table-cell table:style-name="Default" table:formula="of:=IF([.C71]=&quot;#N/A&quot;;SUBSTITUTE(&quot;#N/A&quot;;&quot;A&quot;;&quot;D&quot;);[.C71])" office:value-type="float" office:value="1610" calcext:value-type="float">
            <text:p>1610</text:p>
          </table:table-cell>
          <table:table-cell table:formula="of:=IF([.D71]=&quot;#N/D&quot;;IFNA(([.D70]+[.D72])/2;[.D71]);[.D71])" office:value-type="float" office:value="1610" calcext:value-type="float">
            <text:p>1610</text:p>
          </table:table-cell>
          <table:table-cell office:value-type="float" office:value="1610" calcext:value-type="float">
            <text:p>1610</text:p>
          </table:table-cell>
          <table:table-cell table:style-name="ce12" table:formula="of:=AVERAGE([.C68:.C74])" office:value-type="float" office:value="1546.85714285714" calcext:value-type="float">
            <text:p>1546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6-Aug-2008</text:p>
          </table:table-cell>
          <table:table-cell office:value-type="float" office:value="1613" calcext:value-type="float">
            <text:p>1613</text:p>
          </table:table-cell>
          <table:table-cell table:style-name="Default" table:formula="of:=IF([.C72]=&quot;#N/A&quot;;SUBSTITUTE(&quot;#N/A&quot;;&quot;A&quot;;&quot;D&quot;);[.C72])" office:value-type="float" office:value="1613" calcext:value-type="float">
            <text:p>1613</text:p>
          </table:table-cell>
          <table:table-cell table:formula="of:=IF([.D72]=&quot;#N/D&quot;;IFNA(([.D71]+[.D73])/2;[.D72]);[.D72])" office:value-type="float" office:value="1613" calcext:value-type="float">
            <text:p>1613</text:p>
          </table:table-cell>
          <table:table-cell office:value-type="float" office:value="1613" calcext:value-type="float">
            <text:p>1613</text:p>
          </table:table-cell>
          <table:table-cell table:style-name="ce12" table:formula="of:=AVERAGE([.C69:.C75])" office:value-type="float" office:value="1557.57142857143" calcext:value-type="float">
            <text:p>1557,6</text:p>
          </table:table-cell>
          <table:table-cell/>
          <table:table-cell table:style-name="ce14" office:value-type="string" calcext:value-type="string" table:number-columns-spanned="12" table:number-rows-spanned="5">
            <text:p>A Média Móvel irá suavizar a variância e deixará mais claro para analisar os dados. Poderíamos também plotar os gráficos com outros períodos (3 ou 10, por exemplo). O professor monta a MM3 e a MM21. Analisando todas em conjunto, fica nítido que, quanto maior o período, maior a suavização. Ou seja, períodos menores irão apresentar mais variância. O importante é: o que eu quero responder nesse momento? Cada gráfico te trará uma informação nova. O objetivo da Análise de dados é buscar informação e fundamentar decisões de negócios.</text:p>
          </table:table-cell>
          <table:covered-table-cell table:number-columns-repeated="1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7-Aug-2008</text:p>
          </table:table-cell>
          <table:table-cell office:value-type="float" office:value="1428" calcext:value-type="float">
            <text:p>1428</text:p>
          </table:table-cell>
          <table:table-cell table:style-name="Default" table:formula="of:=IF([.C73]=&quot;#N/A&quot;;SUBSTITUTE(&quot;#N/A&quot;;&quot;A&quot;;&quot;D&quot;);[.C73])" office:value-type="float" office:value="1428" calcext:value-type="float">
            <text:p>1428</text:p>
          </table:table-cell>
          <table:table-cell table:formula="of:=IF([.D73]=&quot;#N/D&quot;;IFNA(([.D72]+[.D74])/2;[.D73]);[.D73])" office:value-type="float" office:value="1428" calcext:value-type="float">
            <text:p>1428</text:p>
          </table:table-cell>
          <table:table-cell office:value-type="float" office:value="1428" calcext:value-type="float">
            <text:p>1428</text:p>
          </table:table-cell>
          <table:table-cell table:style-name="ce12" table:formula="of:=AVERAGE([.C70:.C76])" office:value-type="float" office:value="1561.42857142857" calcext:value-type="float">
            <text:p>1561,4</text:p>
          </table:table-cell>
          <table:table-cell/>
          <table:covered-table-cell table:number-columns-repeated="1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8-Aug-2008</text:p>
          </table:table-cell>
          <table:table-cell office:value-type="float" office:value="1614" calcext:value-type="float">
            <text:p>1614</text:p>
          </table:table-cell>
          <table:table-cell table:style-name="Default" table:formula="of:=IF([.C74]=&quot;#N/A&quot;;SUBSTITUTE(&quot;#N/A&quot;;&quot;A&quot;;&quot;D&quot;);[.C74])" office:value-type="float" office:value="1614" calcext:value-type="float">
            <text:p>1614</text:p>
          </table:table-cell>
          <table:table-cell table:formula="of:=IF([.D74]=&quot;#N/D&quot;;IFNA(([.D73]+[.D75])/2;[.D74]);[.D74])" office:value-type="float" office:value="1614" calcext:value-type="float">
            <text:p>1614</text:p>
          </table:table-cell>
          <table:table-cell office:value-type="float" office:value="1614" calcext:value-type="float">
            <text:p>1614</text:p>
          </table:table-cell>
          <table:table-cell table:style-name="ce12" table:formula="of:=AVERAGE([.C71:.C77])" office:value-type="float" office:value="1597" calcext:value-type="float">
            <text:p>1597,0</text:p>
          </table:table-cell>
          <table:table-cell/>
          <table:covered-table-cell table:number-columns-repeated="1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9-Aug-2008</text:p>
          </table:table-cell>
          <table:table-cell office:value-type="float" office:value="1688" calcext:value-type="float">
            <text:p>1688</text:p>
          </table:table-cell>
          <table:table-cell table:style-name="Default" table:formula="of:=IF([.C75]=&quot;#N/A&quot;;SUBSTITUTE(&quot;#N/A&quot;;&quot;A&quot;;&quot;D&quot;);[.C75])" office:value-type="float" office:value="1688" calcext:value-type="float">
            <text:p>1688</text:p>
          </table:table-cell>
          <table:table-cell table:formula="of:=IF([.D75]=&quot;#N/D&quot;;IFNA(([.D74]+[.D76])/2;[.D75]);[.D75])" office:value-type="float" office:value="1688" calcext:value-type="float">
            <text:p>1688</text:p>
          </table:table-cell>
          <table:table-cell office:value-type="float" office:value="1688" calcext:value-type="float">
            <text:p>1688</text:p>
          </table:table-cell>
          <table:table-cell table:style-name="ce12" table:formula="of:=AVERAGE([.C72:.C78])" office:value-type="float" office:value="1596" calcext:value-type="float">
            <text:p>1596,0</text:p>
          </table:table-cell>
          <table:table-cell/>
          <table:covered-table-cell table:number-columns-repeated="1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30-Aug-2008</text:p>
          </table:table-cell>
          <table:table-cell office:value-type="float" office:value="1679" calcext:value-type="float">
            <text:p>1679</text:p>
          </table:table-cell>
          <table:table-cell table:style-name="Default" table:formula="of:=IF([.C76]=&quot;#N/A&quot;;SUBSTITUTE(&quot;#N/A&quot;;&quot;A&quot;;&quot;D&quot;);[.C76])" office:value-type="float" office:value="1679" calcext:value-type="float">
            <text:p>1679</text:p>
          </table:table-cell>
          <table:table-cell table:formula="of:=IF([.D76]=&quot;#N/D&quot;;IFNA(([.D75]+[.D77])/2;[.D76]);[.D76])" office:value-type="float" office:value="1679" calcext:value-type="float">
            <text:p>1679</text:p>
          </table:table-cell>
          <table:table-cell office:value-type="float" office:value="1679" calcext:value-type="float">
            <text:p>1679</text:p>
          </table:table-cell>
          <table:table-cell table:style-name="ce12" table:formula="of:=AVERAGE([.C73:.C79])" office:value-type="float" office:value="1605.57142857143" calcext:value-type="float">
            <text:p>1605,6</text:p>
          </table:table-cell>
          <table:table-cell/>
          <table:covered-table-cell table:number-columns-repeated="1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31-Aug-2008</text:p>
          </table:table-cell>
          <table:table-cell office:value-type="float" office:value="1547" calcext:value-type="float">
            <text:p>1547</text:p>
          </table:table-cell>
          <table:table-cell table:style-name="Default" table:formula="of:=IF([.C77]=&quot;#N/A&quot;;SUBSTITUTE(&quot;#N/A&quot;;&quot;A&quot;;&quot;D&quot;);[.C77])" office:value-type="float" office:value="1547" calcext:value-type="float">
            <text:p>1547</text:p>
          </table:table-cell>
          <table:table-cell table:formula="of:=IF([.D77]=&quot;#N/D&quot;;IFNA(([.D76]+[.D78])/2;[.D77]);[.D77])" office:value-type="float" office:value="1547" calcext:value-type="float">
            <text:p>1547</text:p>
          </table:table-cell>
          <table:table-cell office:value-type="float" office:value="1547" calcext:value-type="float">
            <text:p>1547</text:p>
          </table:table-cell>
          <table:table-cell table:style-name="ce12" table:formula="of:=AVERAGE([.C74:.C80])" office:value-type="float" office:value="1635.16666666667" calcext:value-type="float">
            <text:p>1635,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-Sep-2008</text:p>
          </table:table-cell>
          <table:table-cell office:value-type="float" office:value="1603" calcext:value-type="float">
            <text:p>1603</text:p>
          </table:table-cell>
          <table:table-cell table:style-name="Default" table:formula="of:=IF([.C78]=&quot;#N/A&quot;;SUBSTITUTE(&quot;#N/A&quot;;&quot;A&quot;;&quot;D&quot;);[.C78])" office:value-type="float" office:value="1603" calcext:value-type="float">
            <text:p>1603</text:p>
          </table:table-cell>
          <table:table-cell table:formula="of:=IF([.D78]=&quot;#N/D&quot;;IFNA(([.D77]+[.D79])/2;[.D78]);[.D78])" office:value-type="float" office:value="1603" calcext:value-type="float">
            <text:p>1603</text:p>
          </table:table-cell>
          <table:table-cell office:value-type="float" office:value="1603" calcext:value-type="float">
            <text:p>1603</text:p>
          </table:table-cell>
          <table:table-cell table:style-name="ce12" table:formula="of:=AVERAGE([.C75:.C81])" office:value-type="float" office:value="1607.5" calcext:value-type="float">
            <text:p>1607,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-Sep-2008</text:p>
          </table:table-cell>
          <table:table-cell office:value-type="float" office:value="1680" calcext:value-type="float">
            <text:p>1680</text:p>
          </table:table-cell>
          <table:table-cell table:style-name="Default" table:formula="of:=IF([.C79]=&quot;#N/A&quot;;SUBSTITUTE(&quot;#N/A&quot;;&quot;A&quot;;&quot;D&quot;);[.C79])" office:value-type="float" office:value="1680" calcext:value-type="float">
            <text:p>1680</text:p>
          </table:table-cell>
          <table:table-cell table:formula="of:=IF([.D79]=&quot;#N/D&quot;;IFNA(([.D78]+[.D80])/2;[.D79]);[.D79])" office:value-type="float" office:value="1680" calcext:value-type="float">
            <text:p>1680</text:p>
          </table:table-cell>
          <table:table-cell office:value-type="float" office:value="1680" calcext:value-type="float">
            <text:p>1680</text:p>
          </table:table-cell>
          <table:table-cell table:style-name="ce12" table:formula="of:=AVERAGE([.C76:.C82])" office:value-type="float" office:value="1535.66666666667" calcext:value-type="float">
            <text:p>1535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-Sep-2008</text:p>
          </table:table-cell>
          <table:table-cell office:value-type="string" calcext:value-type="string">
            <text:p>#N/A</text:p>
          </table:table-cell>
          <table:table-cell table:style-name="Default" table:formula="of:=IF([.C80]=&quot;#N/A&quot;;SUBSTITUTE(&quot;#N/A&quot;;&quot;A&quot;;&quot;D&quot;);[.C80])" office:value-type="string" office:string-value="#N/D" calcext:value-type="string">
            <text:p>#N/D</text:p>
          </table:table-cell>
          <table:table-cell table:formula="of:=IF([.D80]=&quot;#N/D&quot;;IFNA(([.D79]+[.D81])/2;[.D80]);[.D80])" office:value-type="float" office:value="1564" calcext:value-type="float">
            <text:p>1564</text:p>
          </table:table-cell>
          <table:table-cell office:value-type="float" office:value="1564" calcext:value-type="float">
            <text:p>1564</text:p>
          </table:table-cell>
          <table:table-cell table:style-name="ce12" table:formula="of:=AVERAGE([.C77:.C83])" office:value-type="float" office:value="1537" calcext:value-type="float">
            <text:p>1537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-Sep-2008</text:p>
          </table:table-cell>
          <table:table-cell office:value-type="float" office:value="1448" calcext:value-type="float">
            <text:p>1448</text:p>
          </table:table-cell>
          <table:table-cell table:style-name="Default" table:formula="of:=IF([.C81]=&quot;#N/A&quot;;SUBSTITUTE(&quot;#N/A&quot;;&quot;A&quot;;&quot;D&quot;);[.C81])" office:value-type="float" office:value="1448" calcext:value-type="float">
            <text:p>1448</text:p>
          </table:table-cell>
          <table:table-cell table:formula="of:=IF([.D81]=&quot;#N/D&quot;;IFNA(([.D80]+[.D82])/2;[.D81]);[.D81])" office:value-type="float" office:value="1448" calcext:value-type="float">
            <text:p>1448</text:p>
          </table:table-cell>
          <table:table-cell office:value-type="float" office:value="1448" calcext:value-type="float">
            <text:p>1448</text:p>
          </table:table-cell>
          <table:table-cell table:style-name="ce12" table:formula="of:=AVERAGE([.C78:.C84])" office:value-type="float" office:value="1540" calcext:value-type="float">
            <text:p>1540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-Sep-2008</text:p>
          </table:table-cell>
          <table:table-cell office:value-type="float" office:value="1257" calcext:value-type="float">
            <text:p>1257</text:p>
          </table:table-cell>
          <table:table-cell table:style-name="Default" table:formula="of:=IF([.C82]=&quot;#N/A&quot;;SUBSTITUTE(&quot;#N/A&quot;;&quot;A&quot;;&quot;D&quot;);[.C82])" office:value-type="float" office:value="1257" calcext:value-type="float">
            <text:p>1257</text:p>
          </table:table-cell>
          <table:table-cell table:formula="of:=IF([.D82]=&quot;#N/D&quot;;IFNA(([.D81]+[.D83])/2;[.D82]);[.D82])" office:value-type="float" office:value="1257" calcext:value-type="float">
            <text:p>1257</text:p>
          </table:table-cell>
          <table:table-cell office:value-type="float" office:value="1257" calcext:value-type="float">
            <text:p>1257</text:p>
          </table:table-cell>
          <table:table-cell table:style-name="ce12" table:formula="of:=AVERAGE([.C79:.C85])" office:value-type="float" office:value="1499" calcext:value-type="float">
            <text:p>1499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6-Sep-2008</text:p>
          </table:table-cell>
          <table:table-cell office:value-type="float" office:value="1687" calcext:value-type="float">
            <text:p>1687</text:p>
          </table:table-cell>
          <table:table-cell table:style-name="Default" table:formula="of:=IF([.C83]=&quot;#N/A&quot;;SUBSTITUTE(&quot;#N/A&quot;;&quot;A&quot;;&quot;D&quot;);[.C83])" office:value-type="float" office:value="1687" calcext:value-type="float">
            <text:p>1687</text:p>
          </table:table-cell>
          <table:table-cell table:formula="of:=IF([.D83]=&quot;#N/D&quot;;IFNA(([.D82]+[.D84])/2;[.D83]);[.D83])" office:value-type="float" office:value="1687" calcext:value-type="float">
            <text:p>1687</text:p>
          </table:table-cell>
          <table:table-cell office:value-type="float" office:value="1687" calcext:value-type="float">
            <text:p>1687</text:p>
          </table:table-cell>
          <table:table-cell table:style-name="ce12" table:formula="of:=AVERAGE([.C80:.C86])" office:value-type="float" office:value="1502.33333333333" calcext:value-type="float">
            <text:p>1502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7-Sep-2008</text:p>
          </table:table-cell>
          <table:table-cell office:value-type="float" office:value="1565" calcext:value-type="float">
            <text:p>1565</text:p>
          </table:table-cell>
          <table:table-cell table:style-name="Default" table:formula="of:=IF([.C84]=&quot;#N/A&quot;;SUBSTITUTE(&quot;#N/A&quot;;&quot;A&quot;;&quot;D&quot;);[.C84])" office:value-type="float" office:value="1565" calcext:value-type="float">
            <text:p>1565</text:p>
          </table:table-cell>
          <table:table-cell table:formula="of:=IF([.D84]=&quot;#N/D&quot;;IFNA(([.D83]+[.D85])/2;[.D84]);[.D84])" office:value-type="float" office:value="1565" calcext:value-type="float">
            <text:p>1565</text:p>
          </table:table-cell>
          <table:table-cell office:value-type="float" office:value="1565" calcext:value-type="float">
            <text:p>1565</text:p>
          </table:table-cell>
          <table:table-cell table:style-name="ce12" table:formula="of:=AVERAGE([.C81:.C87])" office:value-type="float" office:value="1529.85714285714" calcext:value-type="float">
            <text:p>1529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-Sep-2008</text:p>
          </table:table-cell>
          <table:table-cell office:value-type="float" office:value="1357" calcext:value-type="float">
            <text:p>1357</text:p>
          </table:table-cell>
          <table:table-cell table:style-name="Default" table:formula="of:=IF([.C85]=&quot;#N/A&quot;;SUBSTITUTE(&quot;#N/A&quot;;&quot;A&quot;;&quot;D&quot;);[.C85])" office:value-type="float" office:value="1357" calcext:value-type="float">
            <text:p>1357</text:p>
          </table:table-cell>
          <table:table-cell table:formula="of:=IF([.D85]=&quot;#N/D&quot;;IFNA(([.D84]+[.D86])/2;[.D85]);[.D85])" office:value-type="float" office:value="1357" calcext:value-type="float">
            <text:p>1357</text:p>
          </table:table-cell>
          <table:table-cell office:value-type="float" office:value="1357" calcext:value-type="float">
            <text:p>1357</text:p>
          </table:table-cell>
          <table:table-cell table:style-name="ce12" table:formula="of:=AVERAGE([.C82:.C88])" office:value-type="float" office:value="1539.14285714286" calcext:value-type="float">
            <text:p>1539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9-Sep-2008</text:p>
          </table:table-cell>
          <table:table-cell office:value-type="float" office:value="1700" calcext:value-type="float">
            <text:p>1700</text:p>
          </table:table-cell>
          <table:table-cell table:style-name="Default" table:formula="of:=IF([.C86]=&quot;#N/A&quot;;SUBSTITUTE(&quot;#N/A&quot;;&quot;A&quot;;&quot;D&quot;);[.C86])" office:value-type="float" office:value="1700" calcext:value-type="float">
            <text:p>1700</text:p>
          </table:table-cell>
          <table:table-cell table:formula="of:=IF([.D86]=&quot;#N/D&quot;;IFNA(([.D85]+[.D87])/2;[.D86]);[.D86])" office:value-type="float" office:value="1700" calcext:value-type="float">
            <text:p>1700</text:p>
          </table:table-cell>
          <table:table-cell office:value-type="float" office:value="1700" calcext:value-type="float">
            <text:p>1700</text:p>
          </table:table-cell>
          <table:table-cell table:style-name="ce12" table:formula="of:=AVERAGE([.C83:.C89])" office:value-type="float" office:value="1593.85714285714" calcext:value-type="float">
            <text:p>1593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-Sep-2008</text:p>
          </table:table-cell>
          <table:table-cell office:value-type="float" office:value="1695" calcext:value-type="float">
            <text:p>1695</text:p>
          </table:table-cell>
          <table:table-cell table:style-name="Default" table:formula="of:=IF([.C87]=&quot;#N/A&quot;;SUBSTITUTE(&quot;#N/A&quot;;&quot;A&quot;;&quot;D&quot;);[.C87])" office:value-type="float" office:value="1695" calcext:value-type="float">
            <text:p>1695</text:p>
          </table:table-cell>
          <table:table-cell table:formula="of:=IF([.D87]=&quot;#N/D&quot;;IFNA(([.D86]+[.D88])/2;[.D87]);[.D87])" office:value-type="float" office:value="1695" calcext:value-type="float">
            <text:p>1695</text:p>
          </table:table-cell>
          <table:table-cell office:value-type="float" office:value="1695" calcext:value-type="float">
            <text:p>1695</text:p>
          </table:table-cell>
          <table:table-cell table:style-name="ce12" table:formula="of:=AVERAGE([.C84:.C90])" office:value-type="float" office:value="1586.57142857143" calcext:value-type="float">
            <text:p>1586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1-Sep-2008</text:p>
          </table:table-cell>
          <table:table-cell office:value-type="float" office:value="1513" calcext:value-type="float">
            <text:p>1513</text:p>
          </table:table-cell>
          <table:table-cell table:style-name="Default" table:formula="of:=IF([.C88]=&quot;#N/A&quot;;SUBSTITUTE(&quot;#N/A&quot;;&quot;A&quot;;&quot;D&quot;);[.C88])" office:value-type="float" office:value="1513" calcext:value-type="float">
            <text:p>1513</text:p>
          </table:table-cell>
          <table:table-cell table:formula="of:=IF([.D88]=&quot;#N/D&quot;;IFNA(([.D87]+[.D89])/2;[.D88]);[.D88])" office:value-type="float" office:value="1513" calcext:value-type="float">
            <text:p>1513</text:p>
          </table:table-cell>
          <table:table-cell office:value-type="float" office:value="1513" calcext:value-type="float">
            <text:p>1513</text:p>
          </table:table-cell>
          <table:table-cell table:style-name="ce12" table:formula="of:=AVERAGE([.C85:.C91])" office:value-type="float" office:value="1608.14285714286" calcext:value-type="float">
            <text:p>1608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2-Sep-2008</text:p>
          </table:table-cell>
          <table:table-cell office:value-type="float" office:value="1640" calcext:value-type="float">
            <text:p>1640</text:p>
          </table:table-cell>
          <table:table-cell table:style-name="Default" table:formula="of:=IF([.C89]=&quot;#N/A&quot;;SUBSTITUTE(&quot;#N/A&quot;;&quot;A&quot;;&quot;D&quot;);[.C89])" office:value-type="float" office:value="1640" calcext:value-type="float">
            <text:p>1640</text:p>
          </table:table-cell>
          <table:table-cell table:formula="of:=IF([.D89]=&quot;#N/D&quot;;IFNA(([.D88]+[.D90])/2;[.D89]);[.D89])" office:value-type="float" office:value="1640" calcext:value-type="float">
            <text:p>1640</text:p>
          </table:table-cell>
          <table:table-cell office:value-type="float" office:value="1640" calcext:value-type="float">
            <text:p>1640</text:p>
          </table:table-cell>
          <table:table-cell table:style-name="ce12" table:formula="of:=AVERAGE([.C86:.C92])" office:value-type="float" office:value="1611.57142857143" calcext:value-type="float">
            <text:p>1611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3-Sep-2008</text:p>
          </table:table-cell>
          <table:table-cell office:value-type="float" office:value="1636" calcext:value-type="float">
            <text:p>1636</text:p>
          </table:table-cell>
          <table:table-cell table:style-name="Default" table:formula="of:=IF([.C90]=&quot;#N/A&quot;;SUBSTITUTE(&quot;#N/A&quot;;&quot;A&quot;;&quot;D&quot;);[.C90])" office:value-type="float" office:value="1636" calcext:value-type="float">
            <text:p>1636</text:p>
          </table:table-cell>
          <table:table-cell table:formula="of:=IF([.D90]=&quot;#N/D&quot;;IFNA(([.D89]+[.D91])/2;[.D90]);[.D90])" office:value-type="float" office:value="1636" calcext:value-type="float">
            <text:p>1636</text:p>
          </table:table-cell>
          <table:table-cell office:value-type="float" office:value="1636" calcext:value-type="float">
            <text:p>1636</text:p>
          </table:table-cell>
          <table:table-cell table:style-name="ce12" table:formula="of:=AVERAGE([.C87:.C93])" office:value-type="float" office:value="1592.57142857143" calcext:value-type="float">
            <text:p>1592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-Sep-2008</text:p>
          </table:table-cell>
          <table:table-cell office:value-type="float" office:value="1716" calcext:value-type="float">
            <text:p>1716</text:p>
          </table:table-cell>
          <table:table-cell table:style-name="Default" table:formula="of:=IF([.C91]=&quot;#N/A&quot;;SUBSTITUTE(&quot;#N/A&quot;;&quot;A&quot;;&quot;D&quot;);[.C91])" office:value-type="float" office:value="1716" calcext:value-type="float">
            <text:p>1716</text:p>
          </table:table-cell>
          <table:table-cell table:formula="of:=IF([.D91]=&quot;#N/D&quot;;IFNA(([.D90]+[.D92])/2;[.D91]);[.D91])" office:value-type="float" office:value="1716" calcext:value-type="float">
            <text:p>1716</text:p>
          </table:table-cell>
          <table:table-cell office:value-type="float" office:value="1716" calcext:value-type="float">
            <text:p>1716</text:p>
          </table:table-cell>
          <table:table-cell table:style-name="ce12" table:formula="of:=AVERAGE([.C88:.C94])" office:value-type="float" office:value="1561.42857142857" calcext:value-type="float">
            <text:p>1561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5-Sep-2008</text:p>
          </table:table-cell>
          <table:table-cell office:value-type="float" office:value="1381" calcext:value-type="float">
            <text:p>1381</text:p>
          </table:table-cell>
          <table:table-cell table:style-name="Default" table:formula="of:=IF([.C92]=&quot;#N/A&quot;;SUBSTITUTE(&quot;#N/A&quot;;&quot;A&quot;;&quot;D&quot;);[.C92])" office:value-type="float" office:value="1381" calcext:value-type="float">
            <text:p>1381</text:p>
          </table:table-cell>
          <table:table-cell table:formula="of:=IF([.D92]=&quot;#N/D&quot;;IFNA(([.D91]+[.D93])/2;[.D92]);[.D92])" office:value-type="float" office:value="1381" calcext:value-type="float">
            <text:p>1381</text:p>
          </table:table-cell>
          <table:table-cell office:value-type="float" office:value="1381" calcext:value-type="float">
            <text:p>1381</text:p>
          </table:table-cell>
          <table:table-cell table:style-name="ce12" table:formula="of:=AVERAGE([.C89:.C95])" office:value-type="float" office:value="1541" calcext:value-type="float">
            <text:p>1541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6-Sep-2008</text:p>
          </table:table-cell>
          <table:table-cell office:value-type="float" office:value="1567" calcext:value-type="float">
            <text:p>1567</text:p>
          </table:table-cell>
          <table:table-cell table:style-name="Default" table:formula="of:=IF([.C93]=&quot;#N/A&quot;;SUBSTITUTE(&quot;#N/A&quot;;&quot;A&quot;;&quot;D&quot;);[.C93])" office:value-type="float" office:value="1567" calcext:value-type="float">
            <text:p>1567</text:p>
          </table:table-cell>
          <table:table-cell table:formula="of:=IF([.D93]=&quot;#N/D&quot;;IFNA(([.D92]+[.D94])/2;[.D93]);[.D93])" office:value-type="float" office:value="1567" calcext:value-type="float">
            <text:p>1567</text:p>
          </table:table-cell>
          <table:table-cell office:value-type="float" office:value="1567" calcext:value-type="float">
            <text:p>1567</text:p>
          </table:table-cell>
          <table:table-cell table:style-name="ce12" table:formula="of:=AVERAGE([.C90:.C96])" office:value-type="float" office:value="1515" calcext:value-type="float">
            <text:p>1515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-Sep-2008</text:p>
          </table:table-cell>
          <table:table-cell office:value-type="float" office:value="1477" calcext:value-type="float">
            <text:p>1477</text:p>
          </table:table-cell>
          <table:table-cell table:style-name="Default" table:formula="of:=IF([.C94]=&quot;#N/A&quot;;SUBSTITUTE(&quot;#N/A&quot;;&quot;A&quot;;&quot;D&quot;);[.C94])" office:value-type="float" office:value="1477" calcext:value-type="float">
            <text:p>1477</text:p>
          </table:table-cell>
          <table:table-cell table:formula="of:=IF([.D94]=&quot;#N/D&quot;;IFNA(([.D93]+[.D95])/2;[.D94]);[.D94])" office:value-type="float" office:value="1477" calcext:value-type="float">
            <text:p>1477</text:p>
          </table:table-cell>
          <table:table-cell office:value-type="float" office:value="1477" calcext:value-type="float">
            <text:p>1477</text:p>
          </table:table-cell>
          <table:table-cell table:style-name="ce12" table:formula="of:=AVERAGE([.C91:.C97])" office:value-type="float" office:value="1499.42857142857" calcext:value-type="float">
            <text:p>1499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8-Sep-2008</text:p>
          </table:table-cell>
          <table:table-cell office:value-type="float" office:value="1370" calcext:value-type="float">
            <text:p>1370</text:p>
          </table:table-cell>
          <table:table-cell table:style-name="Default" table:formula="of:=IF([.C95]=&quot;#N/A&quot;;SUBSTITUTE(&quot;#N/A&quot;;&quot;A&quot;;&quot;D&quot;);[.C95])" office:value-type="float" office:value="1370" calcext:value-type="float">
            <text:p>1370</text:p>
          </table:table-cell>
          <table:table-cell table:formula="of:=IF([.D95]=&quot;#N/D&quot;;IFNA(([.D94]+[.D96])/2;[.D95]);[.D95])" office:value-type="float" office:value="1370" calcext:value-type="float">
            <text:p>1370</text:p>
          </table:table-cell>
          <table:table-cell office:value-type="float" office:value="1370" calcext:value-type="float">
            <text:p>1370</text:p>
          </table:table-cell>
          <table:table-cell table:style-name="ce12" table:formula="of:=AVERAGE([.C92:.C98])" office:value-type="float" office:value="1441.14285714286" calcext:value-type="float">
            <text:p>1441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9-Sep-2008</text:p>
          </table:table-cell>
          <table:table-cell office:value-type="float" office:value="1458" calcext:value-type="float">
            <text:p>1458</text:p>
          </table:table-cell>
          <table:table-cell table:style-name="Default" table:formula="of:=IF([.C96]=&quot;#N/A&quot;;SUBSTITUTE(&quot;#N/A&quot;;&quot;A&quot;;&quot;D&quot;);[.C96])" office:value-type="float" office:value="1458" calcext:value-type="float">
            <text:p>1458</text:p>
          </table:table-cell>
          <table:table-cell table:formula="of:=IF([.D96]=&quot;#N/D&quot;;IFNA(([.D95]+[.D97])/2;[.D96]);[.D96])" office:value-type="float" office:value="1458" calcext:value-type="float">
            <text:p>1458</text:p>
          </table:table-cell>
          <table:table-cell office:value-type="float" office:value="1458" calcext:value-type="float">
            <text:p>1458</text:p>
          </table:table-cell>
          <table:table-cell table:style-name="ce12" table:formula="of:=AVERAGE([.C93:.C99])" office:value-type="float" office:value="1465.14285714286" calcext:value-type="float">
            <text:p>1465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0-Sep-2008</text:p>
          </table:table-cell>
          <table:table-cell office:value-type="float" office:value="1527" calcext:value-type="float">
            <text:p>1527</text:p>
          </table:table-cell>
          <table:table-cell table:style-name="Default" table:formula="of:=IF([.C97]=&quot;#N/A&quot;;SUBSTITUTE(&quot;#N/A&quot;;&quot;A&quot;;&quot;D&quot;);[.C97])" office:value-type="float" office:value="1527" calcext:value-type="float">
            <text:p>1527</text:p>
          </table:table-cell>
          <table:table-cell table:formula="of:=IF([.D97]=&quot;#N/D&quot;;IFNA(([.D96]+[.D98])/2;[.D97]);[.D97])" office:value-type="float" office:value="1527" calcext:value-type="float">
            <text:p>1527</text:p>
          </table:table-cell>
          <table:table-cell office:value-type="float" office:value="1527" calcext:value-type="float">
            <text:p>1527</text:p>
          </table:table-cell>
          <table:table-cell table:style-name="ce12" table:formula="of:=AVERAGE([.C94:.C100])" office:value-type="float" office:value="1458.14285714286" calcext:value-type="float">
            <text:p>1458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1-Sep-2008</text:p>
          </table:table-cell>
          <table:table-cell office:value-type="float" office:value="1308" calcext:value-type="float">
            <text:p>1308</text:p>
          </table:table-cell>
          <table:table-cell table:style-name="Default" table:formula="of:=IF([.C98]=&quot;#N/A&quot;;SUBSTITUTE(&quot;#N/A&quot;;&quot;A&quot;;&quot;D&quot;);[.C98])" office:value-type="float" office:value="1308" calcext:value-type="float">
            <text:p>1308</text:p>
          </table:table-cell>
          <table:table-cell table:formula="of:=IF([.D98]=&quot;#N/D&quot;;IFNA(([.D97]+[.D99])/2;[.D98]);[.D98])" office:value-type="float" office:value="1308" calcext:value-type="float">
            <text:p>1308</text:p>
          </table:table-cell>
          <table:table-cell office:value-type="float" office:value="1308" calcext:value-type="float">
            <text:p>1308</text:p>
          </table:table-cell>
          <table:table-cell table:style-name="ce12" table:formula="of:=AVERAGE([.C95:.C101])" office:value-type="float" office:value="1472.28571428571" calcext:value-type="float">
            <text:p>1472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-Sep-2008</text:p>
          </table:table-cell>
          <table:table-cell office:value-type="float" office:value="1549" calcext:value-type="float">
            <text:p>1549</text:p>
          </table:table-cell>
          <table:table-cell table:style-name="Default" table:formula="of:=IF([.C99]=&quot;#N/A&quot;;SUBSTITUTE(&quot;#N/A&quot;;&quot;A&quot;;&quot;D&quot;);[.C99])" office:value-type="float" office:value="1549" calcext:value-type="float">
            <text:p>1549</text:p>
          </table:table-cell>
          <table:table-cell table:formula="of:=IF([.D99]=&quot;#N/D&quot;;IFNA(([.D98]+[.D100])/2;[.D99]);[.D99])" office:value-type="float" office:value="1549" calcext:value-type="float">
            <text:p>1549</text:p>
          </table:table-cell>
          <table:table-cell office:value-type="float" office:value="1549" calcext:value-type="float">
            <text:p>1549</text:p>
          </table:table-cell>
          <table:table-cell table:style-name="ce12" table:formula="of:=AVERAGE([.C96:.C102])" office:value-type="float" office:value="1489.33333333333" calcext:value-type="float">
            <text:p>1489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3-Sep-2008</text:p>
          </table:table-cell>
          <table:table-cell office:value-type="float" office:value="1518" calcext:value-type="float">
            <text:p>1518</text:p>
          </table:table-cell>
          <table:table-cell table:style-name="Default" table:formula="of:=IF([.C100]=&quot;#N/A&quot;;SUBSTITUTE(&quot;#N/A&quot;;&quot;A&quot;;&quot;D&quot;);[.C100])" office:value-type="float" office:value="1518" calcext:value-type="float">
            <text:p>1518</text:p>
          </table:table-cell>
          <table:table-cell table:formula="of:=IF([.D100]=&quot;#N/D&quot;;IFNA(([.D99]+[.D101])/2;[.D100]);[.D100])" office:value-type="float" office:value="1518" calcext:value-type="float">
            <text:p>1518</text:p>
          </table:table-cell>
          <table:table-cell office:value-type="float" office:value="1518" calcext:value-type="float">
            <text:p>1518</text:p>
          </table:table-cell>
          <table:table-cell table:style-name="ce12" table:formula="of:=AVERAGE([.C97:.C103])" office:value-type="float" office:value="1458.83333333333" calcext:value-type="float">
            <text:p>1458,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4-Sep-2008</text:p>
          </table:table-cell>
          <table:table-cell office:value-type="float" office:value="1576" calcext:value-type="float">
            <text:p>1576</text:p>
          </table:table-cell>
          <table:table-cell table:style-name="Default" table:formula="of:=IF([.C101]=&quot;#N/A&quot;;SUBSTITUTE(&quot;#N/A&quot;;&quot;A&quot;;&quot;D&quot;);[.C101])" office:value-type="float" office:value="1576" calcext:value-type="float">
            <text:p>1576</text:p>
          </table:table-cell>
          <table:table-cell table:formula="of:=IF([.D101]=&quot;#N/D&quot;;IFNA(([.D100]+[.D102])/2;[.D101]);[.D101]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style-name="ce12" table:formula="of:=AVERAGE([.C98:.C104])" office:value-type="float" office:value="1485.5" calcext:value-type="float">
            <text:p>1485,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5-Sep-2008</text:p>
          </table:table-cell>
          <table:table-cell office:value-type="string" calcext:value-type="string">
            <text:p>#N/A</text:p>
          </table:table-cell>
          <table:table-cell table:style-name="Default" table:formula="of:=IF([.C102]=&quot;#N/A&quot;;SUBSTITUTE(&quot;#N/A&quot;;&quot;A&quot;;&quot;D&quot;);[.C102])" office:value-type="string" office:string-value="#N/D" calcext:value-type="string">
            <text:p>#N/D</text:p>
          </table:table-cell>
          <table:table-cell table:formula="of:=IF([.D102]=&quot;#N/D&quot;;IFNA(([.D101]+[.D103])/2;[.D102]);[.D102])" office:value-type="float" office:value="1425.5" calcext:value-type="float">
            <text:p>1425,5</text:p>
          </table:table-cell>
          <table:table-cell office:value-type="float" office:value="1425.5" calcext:value-type="float">
            <text:p>1425,5</text:p>
          </table:table-cell>
          <table:table-cell table:style-name="ce12" table:formula="of:=AVERAGE([.C99:.C105])" office:value-type="float" office:value="1476.66666666667" calcext:value-type="float">
            <text:p>1476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6-Sep-2008</text:p>
          </table:table-cell>
          <table:table-cell office:value-type="float" office:value="1275" calcext:value-type="float">
            <text:p>1275</text:p>
          </table:table-cell>
          <table:table-cell table:style-name="Default" table:formula="of:=IF([.C103]=&quot;#N/A&quot;;SUBSTITUTE(&quot;#N/A&quot;;&quot;A&quot;;&quot;D&quot;);[.C103])" office:value-type="float" office:value="1275" calcext:value-type="float">
            <text:p>1275</text:p>
          </table:table-cell>
          <table:table-cell table:formula="of:=IF([.D103]=&quot;#N/D&quot;;IFNA(([.D102]+[.D104])/2;[.D103]);[.D103])" office:value-type="float" office:value="1275" calcext:value-type="float">
            <text:p>1275</text:p>
          </table:table-cell>
          <table:table-cell office:value-type="float" office:value="1275" calcext:value-type="float">
            <text:p>1275</text:p>
          </table:table-cell>
          <table:table-cell table:style-name="ce12" table:formula="of:=AVERAGE([.C100:.C106])" office:value-type="float" office:value="1509.33333333333" calcext:value-type="float">
            <text:p>1509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7-Sep-2008</text:p>
          </table:table-cell>
          <table:table-cell office:value-type="float" office:value="1687" calcext:value-type="float">
            <text:p>1687</text:p>
          </table:table-cell>
          <table:table-cell table:style-name="Default" table:formula="of:=IF([.C104]=&quot;#N/A&quot;;SUBSTITUTE(&quot;#N/A&quot;;&quot;A&quot;;&quot;D&quot;);[.C104])" office:value-type="float" office:value="1687" calcext:value-type="float">
            <text:p>1687</text:p>
          </table:table-cell>
          <table:table-cell table:formula="of:=IF([.D104]=&quot;#N/D&quot;;IFNA(([.D103]+[.D105])/2;[.D104]);[.D104])" office:value-type="float" office:value="1687" calcext:value-type="float">
            <text:p>1687</text:p>
          </table:table-cell>
          <table:table-cell office:value-type="float" office:value="1687" calcext:value-type="float">
            <text:p>1687</text:p>
          </table:table-cell>
          <table:table-cell table:style-name="ce12" table:formula="of:=AVERAGE([.C101:.C107])" office:value-type="float" office:value="1532.33333333333" calcext:value-type="float">
            <text:p>1532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8-Sep-2008</text:p>
          </table:table-cell>
          <table:table-cell office:value-type="float" office:value="1255" calcext:value-type="float">
            <text:p>1255</text:p>
          </table:table-cell>
          <table:table-cell table:style-name="Default" table:formula="of:=IF([.C105]=&quot;#N/A&quot;;SUBSTITUTE(&quot;#N/A&quot;;&quot;A&quot;;&quot;D&quot;);[.C105])" office:value-type="float" office:value="1255" calcext:value-type="float">
            <text:p>1255</text:p>
          </table:table-cell>
          <table:table-cell table:formula="of:=IF([.D105]=&quot;#N/D&quot;;IFNA(([.D104]+[.D106])/2;[.D105]);[.D105])" office:value-type="float" office:value="1255" calcext:value-type="float">
            <text:p>1255</text:p>
          </table:table-cell>
          <table:table-cell office:value-type="float" office:value="1255" calcext:value-type="float">
            <text:p>1255</text:p>
          </table:table-cell>
          <table:table-cell table:style-name="ce12" table:formula="of:=AVERAGE([.C102:.C108])" office:value-type="float" office:value="1549" calcext:value-type="float">
            <text:p>1549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9-Sep-2008</text:p>
          </table:table-cell>
          <table:table-cell office:value-type="float" office:value="1745" calcext:value-type="float">
            <text:p>1745</text:p>
          </table:table-cell>
          <table:table-cell table:style-name="Default" table:formula="of:=IF([.C106]=&quot;#N/A&quot;;SUBSTITUTE(&quot;#N/A&quot;;&quot;A&quot;;&quot;D&quot;);[.C106])" office:value-type="float" office:value="1745" calcext:value-type="float">
            <text:p>1745</text:p>
          </table:table-cell>
          <table:table-cell table:formula="of:=IF([.D106]=&quot;#N/D&quot;;IFNA(([.D105]+[.D107])/2;[.D106]);[.D106])" office:value-type="float" office:value="1745" calcext:value-type="float">
            <text:p>1745</text:p>
          </table:table-cell>
          <table:table-cell office:value-type="float" office:value="1745" calcext:value-type="float">
            <text:p>1745</text:p>
          </table:table-cell>
          <table:table-cell table:style-name="ce12" table:formula="of:=AVERAGE([.C103:.C109])" office:value-type="float" office:value="1570.42857142857" calcext:value-type="float">
            <text:p>1570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0-Sep-2008</text:p>
          </table:table-cell>
          <table:table-cell office:value-type="float" office:value="1656" calcext:value-type="float">
            <text:p>1656</text:p>
          </table:table-cell>
          <table:table-cell table:style-name="Default" table:formula="of:=IF([.C107]=&quot;#N/A&quot;;SUBSTITUTE(&quot;#N/A&quot;;&quot;A&quot;;&quot;D&quot;);[.C107])" office:value-type="float" office:value="1656" calcext:value-type="float">
            <text:p>1656</text:p>
          </table:table-cell>
          <table:table-cell table:formula="of:=IF([.D107]=&quot;#N/D&quot;;IFNA(([.D106]+[.D108])/2;[.D107]);[.D107])" office:value-type="float" office:value="1656" calcext:value-type="float">
            <text:p>1656</text:p>
          </table:table-cell>
          <table:table-cell office:value-type="float" office:value="1656" calcext:value-type="float">
            <text:p>1656</text:p>
          </table:table-cell>
          <table:table-cell table:style-name="ce12" table:formula="of:=AVERAGE([.C104:.C110])" office:value-type="float" office:value="1615.14285714286" calcext:value-type="float">
            <text:p>1615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-Oct-2008</text:p>
          </table:table-cell>
          <table:table-cell office:value-type="float" office:value="1676" calcext:value-type="float">
            <text:p>1676</text:p>
          </table:table-cell>
          <table:table-cell table:style-name="Default" table:formula="of:=IF([.C108]=&quot;#N/A&quot;;SUBSTITUTE(&quot;#N/A&quot;;&quot;A&quot;;&quot;D&quot;);[.C108])" office:value-type="float" office:value="1676" calcext:value-type="float">
            <text:p>1676</text:p>
          </table:table-cell>
          <table:table-cell table:formula="of:=IF([.D108]=&quot;#N/D&quot;;IFNA(([.D107]+[.D109])/2;[.D108]);[.D108])" office:value-type="float" office:value="1676" calcext:value-type="float">
            <text:p>1676</text:p>
          </table:table-cell>
          <table:table-cell office:value-type="float" office:value="1676" calcext:value-type="float">
            <text:p>1676</text:p>
          </table:table-cell>
          <table:table-cell table:style-name="ce12" table:formula="of:=AVERAGE([.C105:.C111])" office:value-type="float" office:value="1607.14285714286" calcext:value-type="float">
            <text:p>1607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-Oct-2008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IF([.C109]=&quot;#N/A&quot;;SUBSTITUTE(&quot;#N/A&quot;;&quot;A&quot;;&quot;D&quot;);[.C109])" office:value-type="float" office:value="1699" calcext:value-type="float">
            <text:p>1699</text:p>
          </table:table-cell>
          <table:table-cell table:formula="of:=IF([.D109]=&quot;#N/D&quot;;IFNA(([.D108]+[.D110])/2;[.D109]);[.D109])" office:value-type="float" office:value="1699" calcext:value-type="float">
            <text:p>1699</text:p>
          </table:table-cell>
          <table:table-cell office:value-type="float" office:value="1699" calcext:value-type="float">
            <text:p>1699</text:p>
          </table:table-cell>
          <table:table-cell table:style-name="ce12" table:formula="of:=AVERAGE([.C106:.C112])" office:value-type="float" office:value="1620.14285714286" calcext:value-type="float">
            <text:p>1620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-Oct-2008</text:p>
          </table:table-cell>
          <table:table-cell office:value-type="float" office:value="1588" calcext:value-type="float">
            <text:p>1588</text:p>
          </table:table-cell>
          <table:table-cell table:style-name="Default" table:formula="of:=IF([.C110]=&quot;#N/A&quot;;SUBSTITUTE(&quot;#N/A&quot;;&quot;A&quot;;&quot;D&quot;);[.C110])" office:value-type="float" office:value="1588" calcext:value-type="float">
            <text:p>1588</text:p>
          </table:table-cell>
          <table:table-cell table:formula="of:=IF([.D110]=&quot;#N/D&quot;;IFNA(([.D109]+[.D111])/2;[.D110]);[.D110])" office:value-type="float" office:value="1588" calcext:value-type="float">
            <text:p>1588</text:p>
          </table:table-cell>
          <table:table-cell office:value-type="float" office:value="1588" calcext:value-type="float">
            <text:p>1588</text:p>
          </table:table-cell>
          <table:table-cell table:style-name="ce12" table:formula="of:=AVERAGE([.C107:.C113])" office:value-type="float" office:value="1602.28571428571" calcext:value-type="float">
            <text:p>1602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-Oct-2008</text:p>
          </table:table-cell>
          <table:table-cell office:value-type="float" office:value="1631" calcext:value-type="float">
            <text:p>1631</text:p>
          </table:table-cell>
          <table:table-cell table:style-name="Default" table:formula="of:=IF([.C111]=&quot;#N/A&quot;;SUBSTITUTE(&quot;#N/A&quot;;&quot;A&quot;;&quot;D&quot;);[.C111])" office:value-type="float" office:value="1631" calcext:value-type="float">
            <text:p>1631</text:p>
          </table:table-cell>
          <table:table-cell table:formula="of:=IF([.D111]=&quot;#N/D&quot;;IFNA(([.D110]+[.D112])/2;[.D111]);[.D111])" office:value-type="float" office:value="1631" calcext:value-type="float">
            <text:p>1631</text:p>
          </table:table-cell>
          <table:table-cell office:value-type="float" office:value="1631" calcext:value-type="float">
            <text:p>1631</text:p>
          </table:table-cell>
          <table:table-cell table:style-name="ce12" table:formula="of:=AVERAGE([.C108:.C114])" office:value-type="float" office:value="1620.42857142857" calcext:value-type="float">
            <text:p>1620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-Oct-2008</text:p>
          </table:table-cell>
          <table:table-cell office:value-type="float" office:value="1346" calcext:value-type="float">
            <text:p>1346</text:p>
          </table:table-cell>
          <table:table-cell table:style-name="Default" table:formula="of:=IF([.C112]=&quot;#N/A&quot;;SUBSTITUTE(&quot;#N/A&quot;;&quot;A&quot;;&quot;D&quot;);[.C112])" office:value-type="float" office:value="1346" calcext:value-type="float">
            <text:p>1346</text:p>
          </table:table-cell>
          <table:table-cell table:formula="of:=IF([.D112]=&quot;#N/D&quot;;IFNA(([.D111]+[.D113])/2;[.D112]);[.D112])" office:value-type="float" office:value="1346" calcext:value-type="float">
            <text:p>1346</text:p>
          </table:table-cell>
          <table:table-cell office:value-type="float" office:value="1346" calcext:value-type="float">
            <text:p>1346</text:p>
          </table:table-cell>
          <table:table-cell table:style-name="ce12" table:formula="of:=AVERAGE([.C109:.C115])" office:value-type="float" office:value="1571" calcext:value-type="float">
            <text:p>1571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6-Oct-2008</text:p>
          </table:table-cell>
          <table:table-cell office:value-type="float" office:value="1620" calcext:value-type="float">
            <text:p>1620</text:p>
          </table:table-cell>
          <table:table-cell table:style-name="Default" table:formula="of:=IF([.C113]=&quot;#N/A&quot;;SUBSTITUTE(&quot;#N/A&quot;;&quot;A&quot;;&quot;D&quot;);[.C113])" office:value-type="float" office:value="1620" calcext:value-type="float">
            <text:p>1620</text:p>
          </table:table-cell>
          <table:table-cell table:formula="of:=IF([.D113]=&quot;#N/D&quot;;IFNA(([.D112]+[.D114])/2;[.D113]);[.D113])" office:value-type="float" office:value="1620" calcext:value-type="float">
            <text:p>1620</text:p>
          </table:table-cell>
          <table:table-cell office:value-type="float" office:value="1620" calcext:value-type="float">
            <text:p>1620</text:p>
          </table:table-cell>
          <table:table-cell table:style-name="ce12" table:formula="of:=AVERAGE([.C110:.C116])" office:value-type="float" office:value="1572.42857142857" calcext:value-type="float">
            <text:p>1572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7-Oct-2008</text:p>
          </table:table-cell>
          <table:table-cell office:value-type="float" office:value="1783" calcext:value-type="float">
            <text:p>1783</text:p>
          </table:table-cell>
          <table:table-cell table:style-name="Default" table:formula="of:=IF([.C114]=&quot;#N/A&quot;;SUBSTITUTE(&quot;#N/A&quot;;&quot;A&quot;;&quot;D&quot;);[.C114])" office:value-type="float" office:value="1783" calcext:value-type="float">
            <text:p>1783</text:p>
          </table:table-cell>
          <table:table-cell table:formula="of:=IF([.D114]=&quot;#N/D&quot;;IFNA(([.D113]+[.D115])/2;[.D114]);[.D114])" office:value-type="float" office:value="1783" calcext:value-type="float">
            <text:p>1783</text:p>
          </table:table-cell>
          <table:table-cell office:value-type="float" office:value="1783" calcext:value-type="float">
            <text:p>1783</text:p>
          </table:table-cell>
          <table:table-cell table:style-name="ce12" table:formula="of:=AVERAGE([.C111:.C117])" office:value-type="float" office:value="1581.71428571429" calcext:value-type="float">
            <text:p>1581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-Oct-2008</text:p>
          </table:table-cell>
          <table:table-cell office:value-type="float" office:value="1330" calcext:value-type="float">
            <text:p>1330</text:p>
          </table:table-cell>
          <table:table-cell table:style-name="Default" table:formula="of:=IF([.C115]=&quot;#N/A&quot;;SUBSTITUTE(&quot;#N/A&quot;;&quot;A&quot;;&quot;D&quot;);[.C115])" office:value-type="float" office:value="1330" calcext:value-type="float">
            <text:p>1330</text:p>
          </table:table-cell>
          <table:table-cell table:formula="of:=IF([.D115]=&quot;#N/D&quot;;IFNA(([.D114]+[.D116])/2;[.D115]);[.D115])" office:value-type="float" office:value="1330" calcext:value-type="float">
            <text:p>1330</text:p>
          </table:table-cell>
          <table:table-cell office:value-type="float" office:value="1330" calcext:value-type="float">
            <text:p>1330</text:p>
          </table:table-cell>
          <table:table-cell table:style-name="ce12" table:formula="of:=AVERAGE([.C112:.C118])" office:value-type="float" office:value="1534.85714285714" calcext:value-type="float">
            <text:p>1534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9-Oct-2008</text:p>
          </table:table-cell>
          <table:table-cell office:value-type="float" office:value="1709" calcext:value-type="float">
            <text:p>1709</text:p>
          </table:table-cell>
          <table:table-cell table:style-name="Default" table:formula="of:=IF([.C116]=&quot;#N/A&quot;;SUBSTITUTE(&quot;#N/A&quot;;&quot;A&quot;;&quot;D&quot;);[.C116])" office:value-type="float" office:value="1709" calcext:value-type="float">
            <text:p>1709</text:p>
          </table:table-cell>
          <table:table-cell table:formula="of:=IF([.D116]=&quot;#N/D&quot;;IFNA(([.D115]+[.D117])/2;[.D116]);[.D116])" office:value-type="float" office:value="1709" calcext:value-type="float">
            <text:p>1709</text:p>
          </table:table-cell>
          <table:table-cell office:value-type="float" office:value="1709" calcext:value-type="float">
            <text:p>1709</text:p>
          </table:table-cell>
          <table:table-cell table:style-name="ce12" table:formula="of:=AVERAGE([.C113:.C119])" office:value-type="float" office:value="1565.85714285714" calcext:value-type="float">
            <text:p>1565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-Oct-2008</text:p>
          </table:table-cell>
          <table:table-cell office:value-type="float" office:value="1653" calcext:value-type="float">
            <text:p>1653</text:p>
          </table:table-cell>
          <table:table-cell table:style-name="Default" table:formula="of:=IF([.C117]=&quot;#N/A&quot;;SUBSTITUTE(&quot;#N/A&quot;;&quot;A&quot;;&quot;D&quot;);[.C117])" office:value-type="float" office:value="1653" calcext:value-type="float">
            <text:p>1653</text:p>
          </table:table-cell>
          <table:table-cell table:formula="of:=IF([.D117]=&quot;#N/D&quot;;IFNA(([.D116]+[.D118])/2;[.D117]);[.D117])" office:value-type="float" office:value="1653" calcext:value-type="float">
            <text:p>1653</text:p>
          </table:table-cell>
          <table:table-cell office:value-type="float" office:value="1653" calcext:value-type="float">
            <text:p>1653</text:p>
          </table:table-cell>
          <table:table-cell table:style-name="ce12" table:formula="of:=AVERAGE([.C114:.C120])" office:value-type="float" office:value="1575.14285714286" calcext:value-type="float">
            <text:p>1575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1-Oct-2008</text:p>
          </table:table-cell>
          <table:table-cell office:value-type="float" office:value="1303" calcext:value-type="float">
            <text:p>1303</text:p>
          </table:table-cell>
          <table:table-cell table:style-name="Default" table:formula="of:=IF([.C118]=&quot;#N/A&quot;;SUBSTITUTE(&quot;#N/A&quot;;&quot;A&quot;;&quot;D&quot;);[.C118])" office:value-type="float" office:value="1303" calcext:value-type="float">
            <text:p>1303</text:p>
          </table:table-cell>
          <table:table-cell table:formula="of:=IF([.D118]=&quot;#N/D&quot;;IFNA(([.D117]+[.D119])/2;[.D118]);[.D118])" office:value-type="float" office:value="1303" calcext:value-type="float">
            <text:p>1303</text:p>
          </table:table-cell>
          <table:table-cell office:value-type="float" office:value="1303" calcext:value-type="float">
            <text:p>1303</text:p>
          </table:table-cell>
          <table:table-cell table:style-name="ce12" table:formula="of:=AVERAGE([.C115:.C121])" office:value-type="float" office:value="1508.42857142857" calcext:value-type="float">
            <text:p>1508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2-Oct-2008</text:p>
          </table:table-cell>
          <table:table-cell office:value-type="float" office:value="1563" calcext:value-type="float">
            <text:p>1563</text:p>
          </table:table-cell>
          <table:table-cell table:style-name="Default" table:formula="of:=IF([.C119]=&quot;#N/A&quot;;SUBSTITUTE(&quot;#N/A&quot;;&quot;A&quot;;&quot;D&quot;);[.C119])" office:value-type="float" office:value="1563" calcext:value-type="float">
            <text:p>1563</text:p>
          </table:table-cell>
          <table:table-cell table:formula="of:=IF([.D119]=&quot;#N/D&quot;;IFNA(([.D118]+[.D120])/2;[.D119]);[.D119])" office:value-type="float" office:value="1563" calcext:value-type="float">
            <text:p>1563</text:p>
          </table:table-cell>
          <table:table-cell office:value-type="float" office:value="1563" calcext:value-type="float">
            <text:p>1563</text:p>
          </table:table-cell>
          <table:table-cell table:style-name="ce12" table:formula="of:=AVERAGE([.C116:.C122])" office:value-type="float" office:value="1563.85714285714" calcext:value-type="float">
            <text:p>1563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3-Oct-2008</text:p>
          </table:table-cell>
          <table:table-cell office:value-type="float" office:value="1685" calcext:value-type="float">
            <text:p>1685</text:p>
          </table:table-cell>
          <table:table-cell table:style-name="Default" table:formula="of:=IF([.C120]=&quot;#N/A&quot;;SUBSTITUTE(&quot;#N/A&quot;;&quot;A&quot;;&quot;D&quot;);[.C120])" office:value-type="float" office:value="1685" calcext:value-type="float">
            <text:p>1685</text:p>
          </table:table-cell>
          <table:table-cell table:formula="of:=IF([.D120]=&quot;#N/D&quot;;IFNA(([.D119]+[.D121])/2;[.D120]);[.D120])" office:value-type="float" office:value="1685" calcext:value-type="float">
            <text:p>1685</text:p>
          </table:table-cell>
          <table:table-cell office:value-type="float" office:value="1685" calcext:value-type="float">
            <text:p>1685</text:p>
          </table:table-cell>
          <table:table-cell table:style-name="ce12" table:formula="of:=AVERAGE([.C117:.C123])" office:value-type="float" office:value="1512" calcext:value-type="float">
            <text:p>1512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-Oct-2008</text:p>
          </table:table-cell>
          <table:table-cell office:value-type="float" office:value="1316" calcext:value-type="float">
            <text:p>1316</text:p>
          </table:table-cell>
          <table:table-cell table:style-name="Default" table:formula="of:=IF([.C121]=&quot;#N/A&quot;;SUBSTITUTE(&quot;#N/A&quot;;&quot;A&quot;;&quot;D&quot;);[.C121])" office:value-type="float" office:value="1316" calcext:value-type="float">
            <text:p>1316</text:p>
          </table:table-cell>
          <table:table-cell table:formula="of:=IF([.D121]=&quot;#N/D&quot;;IFNA(([.D120]+[.D122])/2;[.D121]);[.D121])" office:value-type="float" office:value="1316" calcext:value-type="float">
            <text:p>1316</text:p>
          </table:table-cell>
          <table:table-cell office:value-type="float" office:value="1316" calcext:value-type="float">
            <text:p>1316</text:p>
          </table:table-cell>
          <table:table-cell table:style-name="ce12" table:formula="of:=AVERAGE([.C118:.C124])" office:value-type="float" office:value="1472.28571428571" calcext:value-type="float">
            <text:p>1472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5-Oct-2008</text:p>
          </table:table-cell>
          <table:table-cell office:value-type="float" office:value="1718" calcext:value-type="float">
            <text:p>1718</text:p>
          </table:table-cell>
          <table:table-cell table:style-name="Default" table:formula="of:=IF([.C122]=&quot;#N/A&quot;;SUBSTITUTE(&quot;#N/A&quot;;&quot;A&quot;;&quot;D&quot;);[.C122])" office:value-type="float" office:value="1718" calcext:value-type="float">
            <text:p>1718</text:p>
          </table:table-cell>
          <table:table-cell table:formula="of:=IF([.D122]=&quot;#N/D&quot;;IFNA(([.D121]+[.D123])/2;[.D122]);[.D122])" office:value-type="float" office:value="1718" calcext:value-type="float">
            <text:p>1718</text:p>
          </table:table-cell>
          <table:table-cell office:value-type="float" office:value="1718" calcext:value-type="float">
            <text:p>1718</text:p>
          </table:table-cell>
          <table:table-cell table:style-name="ce12" table:formula="of:=AVERAGE([.C119:.C125])" office:value-type="float" office:value="1502.42857142857" calcext:value-type="float">
            <text:p>1502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6-Oct-2008</text:p>
          </table:table-cell>
          <table:table-cell office:value-type="float" office:value="1346" calcext:value-type="float">
            <text:p>1346</text:p>
          </table:table-cell>
          <table:table-cell table:style-name="Default" table:formula="of:=IF([.C123]=&quot;#N/A&quot;;SUBSTITUTE(&quot;#N/A&quot;;&quot;A&quot;;&quot;D&quot;);[.C123])" office:value-type="float" office:value="1346" calcext:value-type="float">
            <text:p>1346</text:p>
          </table:table-cell>
          <table:table-cell table:formula="of:=IF([.D123]=&quot;#N/D&quot;;IFNA(([.D122]+[.D124])/2;[.D123]);[.D123])" office:value-type="float" office:value="1346" calcext:value-type="float">
            <text:p>1346</text:p>
          </table:table-cell>
          <table:table-cell office:value-type="float" office:value="1346" calcext:value-type="float">
            <text:p>1346</text:p>
          </table:table-cell>
          <table:table-cell table:style-name="ce12" table:formula="of:=AVERAGE([.C120:.C126])" office:value-type="float" office:value="1491.14285714286" calcext:value-type="float">
            <text:p>1491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-Oct-2008</text:p>
          </table:table-cell>
          <table:table-cell office:value-type="float" office:value="1375" calcext:value-type="float">
            <text:p>1375</text:p>
          </table:table-cell>
          <table:table-cell table:style-name="Default" table:formula="of:=IF([.C124]=&quot;#N/A&quot;;SUBSTITUTE(&quot;#N/A&quot;;&quot;A&quot;;&quot;D&quot;);[.C124])" office:value-type="float" office:value="1375" calcext:value-type="float">
            <text:p>1375</text:p>
          </table:table-cell>
          <table:table-cell table:formula="of:=IF([.D124]=&quot;#N/D&quot;;IFNA(([.D123]+[.D125])/2;[.D124]);[.D124])" office:value-type="float" office:value="1375" calcext:value-type="float">
            <text:p>1375</text:p>
          </table:table-cell>
          <table:table-cell office:value-type="float" office:value="1375" calcext:value-type="float">
            <text:p>1375</text:p>
          </table:table-cell>
          <table:table-cell table:style-name="ce12" table:formula="of:=AVERAGE([.C121:.C127])" office:value-type="float" office:value="1438.14285714286" calcext:value-type="float">
            <text:p>1438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8-Oct-2008</text:p>
          </table:table-cell>
          <table:table-cell office:value-type="float" office:value="1514" calcext:value-type="float">
            <text:p>1514</text:p>
          </table:table-cell>
          <table:table-cell table:style-name="Default" table:formula="of:=IF([.C125]=&quot;#N/A&quot;;SUBSTITUTE(&quot;#N/A&quot;;&quot;A&quot;;&quot;D&quot;);[.C125])" office:value-type="float" office:value="1514" calcext:value-type="float">
            <text:p>1514</text:p>
          </table:table-cell>
          <table:table-cell table:formula="of:=IF([.D125]=&quot;#N/D&quot;;IFNA(([.D124]+[.D126])/2;[.D125]);[.D125])" office:value-type="float" office:value="1514" calcext:value-type="float">
            <text:p>1514</text:p>
          </table:table-cell>
          <table:table-cell office:value-type="float" office:value="1514" calcext:value-type="float">
            <text:p>1514</text:p>
          </table:table-cell>
          <table:table-cell table:style-name="ce12" table:formula="of:=AVERAGE([.C122:.C128])" office:value-type="float" office:value="1456.57142857143" calcext:value-type="float">
            <text:p>1456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9-Oct-2008</text:p>
          </table:table-cell>
          <table:table-cell office:value-type="float" office:value="1484" calcext:value-type="float">
            <text:p>1484</text:p>
          </table:table-cell>
          <table:table-cell table:style-name="Default" table:formula="of:=IF([.C126]=&quot;#N/A&quot;;SUBSTITUTE(&quot;#N/A&quot;;&quot;A&quot;;&quot;D&quot;);[.C126])" office:value-type="float" office:value="1484" calcext:value-type="float">
            <text:p>1484</text:p>
          </table:table-cell>
          <table:table-cell table:formula="of:=IF([.D126]=&quot;#N/D&quot;;IFNA(([.D125]+[.D127])/2;[.D126]);[.D126])" office:value-type="float" office:value="1484" calcext:value-type="float">
            <text:p>1484</text:p>
          </table:table-cell>
          <table:table-cell office:value-type="float" office:value="1484" calcext:value-type="float">
            <text:p>1484</text:p>
          </table:table-cell>
          <table:table-cell table:style-name="ce12" table:formula="of:=AVERAGE([.C123:.C129])" office:value-type="float" office:value="1424" calcext:value-type="float">
            <text:p>1424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0-Oct-2008</text:p>
          </table:table-cell>
          <table:table-cell office:value-type="float" office:value="1314" calcext:value-type="float">
            <text:p>1314</text:p>
          </table:table-cell>
          <table:table-cell table:style-name="Default" table:formula="of:=IF([.C127]=&quot;#N/A&quot;;SUBSTITUTE(&quot;#N/A&quot;;&quot;A&quot;;&quot;D&quot;);[.C127])" office:value-type="float" office:value="1314" calcext:value-type="float">
            <text:p>1314</text:p>
          </table:table-cell>
          <table:table-cell table:formula="of:=IF([.D127]=&quot;#N/D&quot;;IFNA(([.D126]+[.D128])/2;[.D127]);[.D127])" office:value-type="float" office:value="1314" calcext:value-type="float">
            <text:p>1314</text:p>
          </table:table-cell>
          <table:table-cell office:value-type="float" office:value="1314" calcext:value-type="float">
            <text:p>1314</text:p>
          </table:table-cell>
          <table:table-cell table:style-name="ce12" table:formula="of:=AVERAGE([.C124:.C130])" office:value-type="float" office:value="1422" calcext:value-type="float">
            <text:p>1422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1-Oct-2008</text:p>
          </table:table-cell>
          <table:table-cell office:value-type="float" office:value="1445" calcext:value-type="float">
            <text:p>1445</text:p>
          </table:table-cell>
          <table:table-cell table:style-name="Default" table:formula="of:=IF([.C128]=&quot;#N/A&quot;;SUBSTITUTE(&quot;#N/A&quot;;&quot;A&quot;;&quot;D&quot;);[.C128])" office:value-type="float" office:value="1445" calcext:value-type="float">
            <text:p>1445</text:p>
          </table:table-cell>
          <table:table-cell table:formula="of:=IF([.D128]=&quot;#N/D&quot;;IFNA(([.D127]+[.D129])/2;[.D128]);[.D128])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 table:style-name="ce12" table:formula="of:=AVERAGE([.C125:.C131])" office:value-type="float" office:value="1433.85714285714" calcext:value-type="float">
            <text:p>1433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-Oct-2008</text:p>
          </table:table-cell>
          <table:table-cell office:value-type="float" office:value="1490" calcext:value-type="float">
            <text:p>1490</text:p>
          </table:table-cell>
          <table:table-cell table:style-name="Default" table:formula="of:=IF([.C129]=&quot;#N/A&quot;;SUBSTITUTE(&quot;#N/A&quot;;&quot;A&quot;;&quot;D&quot;);[.C129])" office:value-type="float" office:value="1490" calcext:value-type="float">
            <text:p>1490</text:p>
          </table:table-cell>
          <table:table-cell table:formula="of:=IF([.D129]=&quot;#N/D&quot;;IFNA(([.D128]+[.D130])/2;[.D129]);[.D129])" office:value-type="float" office:value="1490" calcext:value-type="float">
            <text:p>1490</text:p>
          </table:table-cell>
          <table:table-cell office:value-type="float" office:value="1490" calcext:value-type="float">
            <text:p>1490</text:p>
          </table:table-cell>
          <table:table-cell table:style-name="ce12" table:formula="of:=AVERAGE([.C126:.C132])" office:value-type="float" office:value="1404" calcext:value-type="float">
            <text:p>1404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3-Oct-2008</text:p>
          </table:table-cell>
          <table:table-cell office:value-type="float" office:value="1332" calcext:value-type="float">
            <text:p>1332</text:p>
          </table:table-cell>
          <table:table-cell table:style-name="Default" table:formula="of:=IF([.C130]=&quot;#N/A&quot;;SUBSTITUTE(&quot;#N/A&quot;;&quot;A&quot;;&quot;D&quot;);[.C130])" office:value-type="float" office:value="1332" calcext:value-type="float">
            <text:p>1332</text:p>
          </table:table-cell>
          <table:table-cell table:formula="of:=IF([.D130]=&quot;#N/D&quot;;IFNA(([.D129]+[.D131])/2;[.D130]);[.D130])" office:value-type="float" office:value="1332" calcext:value-type="float">
            <text:p>1332</text:p>
          </table:table-cell>
          <table:table-cell office:value-type="float" office:value="1332" calcext:value-type="float">
            <text:p>1332</text:p>
          </table:table-cell>
          <table:table-cell table:style-name="ce12" table:formula="of:=AVERAGE([.C127:.C133])" office:value-type="float" office:value="1402.85714285714" calcext:value-type="float">
            <text:p>1402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4-Oct-2008</text:p>
          </table:table-cell>
          <table:table-cell office:value-type="float" office:value="1458" calcext:value-type="float">
            <text:p>1458</text:p>
          </table:table-cell>
          <table:table-cell table:style-name="Default" table:formula="of:=IF([.C131]=&quot;#N/A&quot;;SUBSTITUTE(&quot;#N/A&quot;;&quot;A&quot;;&quot;D&quot;);[.C131])" office:value-type="float" office:value="1458" calcext:value-type="float">
            <text:p>1458</text:p>
          </table:table-cell>
          <table:table-cell table:formula="of:=IF([.D131]=&quot;#N/D&quot;;IFNA(([.D130]+[.D132])/2;[.D131]);[.D131])" office:value-type="float" office:value="1458" calcext:value-type="float">
            <text:p>1458</text:p>
          </table:table-cell>
          <table:table-cell office:value-type="float" office:value="1458" calcext:value-type="float">
            <text:p>1458</text:p>
          </table:table-cell>
          <table:table-cell table:style-name="ce12" table:formula="of:=AVERAGE([.C128:.C134])" office:value-type="float" office:value="1422.28571428571" calcext:value-type="float">
            <text:p>1422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5-Oct-2008</text:p>
          </table:table-cell>
          <table:table-cell office:value-type="float" office:value="1305" calcext:value-type="float">
            <text:p>1305</text:p>
          </table:table-cell>
          <table:table-cell table:style-name="Default" table:formula="of:=IF([.C132]=&quot;#N/A&quot;;SUBSTITUTE(&quot;#N/A&quot;;&quot;A&quot;;&quot;D&quot;);[.C132])" office:value-type="float" office:value="1305" calcext:value-type="float">
            <text:p>1305</text:p>
          </table:table-cell>
          <table:table-cell table:formula="of:=IF([.D132]=&quot;#N/D&quot;;IFNA(([.D131]+[.D133])/2;[.D132]);[.D132])" office:value-type="float" office:value="1305" calcext:value-type="float">
            <text:p>1305</text:p>
          </table:table-cell>
          <table:table-cell office:value-type="float" office:value="1305" calcext:value-type="float">
            <text:p>1305</text:p>
          </table:table-cell>
          <table:table-cell table:style-name="ce12" table:formula="of:=AVERAGE([.C129:.C135])" office:value-type="float" office:value="1446.42857142857" calcext:value-type="float">
            <text:p>1446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6-Oct-2008</text:p>
          </table:table-cell>
          <table:table-cell office:value-type="float" office:value="1476" calcext:value-type="float">
            <text:p>1476</text:p>
          </table:table-cell>
          <table:table-cell table:style-name="Default" table:formula="of:=IF([.C133]=&quot;#N/A&quot;;SUBSTITUTE(&quot;#N/A&quot;;&quot;A&quot;;&quot;D&quot;);[.C133])" office:value-type="float" office:value="1476" calcext:value-type="float">
            <text:p>1476</text:p>
          </table:table-cell>
          <table:table-cell table:formula="of:=IF([.D133]=&quot;#N/D&quot;;IFNA(([.D132]+[.D134])/2;[.D133]);[.D133])" office:value-type="float" office:value="1476" calcext:value-type="float">
            <text:p>1476</text:p>
          </table:table-cell>
          <table:table-cell office:value-type="float" office:value="1476" calcext:value-type="float">
            <text:p>1476</text:p>
          </table:table-cell>
          <table:table-cell table:style-name="ce12" table:formula="of:=AVERAGE([.C130:.C136])" office:value-type="float" office:value="1437.42857142857" calcext:value-type="float">
            <text:p>1437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7-Oct-2008</text:p>
          </table:table-cell>
          <table:table-cell office:value-type="float" office:value="1450" calcext:value-type="float">
            <text:p>1450</text:p>
          </table:table-cell>
          <table:table-cell table:style-name="Default" table:formula="of:=IF([.C134]=&quot;#N/A&quot;;SUBSTITUTE(&quot;#N/A&quot;;&quot;A&quot;;&quot;D&quot;);[.C134])" office:value-type="float" office:value="1450" calcext:value-type="float">
            <text:p>1450</text:p>
          </table:table-cell>
          <table:table-cell table:formula="of:=IF([.D134]=&quot;#N/D&quot;;IFNA(([.D133]+[.D135])/2;[.D134]);[.D134])" office:value-type="float" office:value="1450" calcext:value-type="float">
            <text:p>1450</text:p>
          </table:table-cell>
          <table:table-cell office:value-type="float" office:value="1450" calcext:value-type="float">
            <text:p>1450</text:p>
          </table:table-cell>
          <table:table-cell table:style-name="ce12" table:formula="of:=AVERAGE([.C131:.C137])" office:value-type="float" office:value="1451.42857142857" calcext:value-type="float">
            <text:p>1451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8-Oct-2008</text:p>
          </table:table-cell>
          <table:table-cell office:value-type="float" office:value="1614" calcext:value-type="float">
            <text:p>1614</text:p>
          </table:table-cell>
          <table:table-cell table:style-name="Default" table:formula="of:=IF([.C135]=&quot;#N/A&quot;;SUBSTITUTE(&quot;#N/A&quot;;&quot;A&quot;;&quot;D&quot;);[.C135])" office:value-type="float" office:value="1614" calcext:value-type="float">
            <text:p>1614</text:p>
          </table:table-cell>
          <table:table-cell table:formula="of:=IF([.D135]=&quot;#N/D&quot;;IFNA(([.D134]+[.D136])/2;[.D135]);[.D135])" office:value-type="float" office:value="1614" calcext:value-type="float">
            <text:p>1614</text:p>
          </table:table-cell>
          <table:table-cell office:value-type="float" office:value="1614" calcext:value-type="float">
            <text:p>1614</text:p>
          </table:table-cell>
          <table:table-cell table:style-name="ce12" table:formula="of:=AVERAGE([.C132:.C138])" office:value-type="float" office:value="1443.14285714286" calcext:value-type="float">
            <text:p>1443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9-Oct-2008</text:p>
          </table:table-cell>
          <table:table-cell office:value-type="float" office:value="1427" calcext:value-type="float">
            <text:p>1427</text:p>
          </table:table-cell>
          <table:table-cell table:style-name="Default" table:formula="of:=IF([.C136]=&quot;#N/A&quot;;SUBSTITUTE(&quot;#N/A&quot;;&quot;A&quot;;&quot;D&quot;);[.C136])" office:value-type="float" office:value="1427" calcext:value-type="float">
            <text:p>1427</text:p>
          </table:table-cell>
          <table:table-cell table:formula="of:=IF([.D136]=&quot;#N/D&quot;;IFNA(([.D135]+[.D137])/2;[.D136]);[.D136])" office:value-type="float" office:value="1427" calcext:value-type="float">
            <text:p>1427</text:p>
          </table:table-cell>
          <table:table-cell office:value-type="float" office:value="1427" calcext:value-type="float">
            <text:p>1427</text:p>
          </table:table-cell>
          <table:table-cell table:style-name="ce12" table:formula="of:=AVERAGE([.C133:.C139])" office:value-type="float" office:value="1483.42857142857" calcext:value-type="float">
            <text:p>1483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0-Oct-2008</text:p>
          </table:table-cell>
          <table:table-cell office:value-type="float" office:value="1430" calcext:value-type="float">
            <text:p>1430</text:p>
          </table:table-cell>
          <table:table-cell table:style-name="Default" table:formula="of:=IF([.C137]=&quot;#N/A&quot;;SUBSTITUTE(&quot;#N/A&quot;;&quot;A&quot;;&quot;D&quot;);[.C137])" office:value-type="float" office:value="1430" calcext:value-type="float">
            <text:p>1430</text:p>
          </table:table-cell>
          <table:table-cell table:formula="of:=IF([.D137]=&quot;#N/D&quot;;IFNA(([.D136]+[.D138])/2;[.D137]);[.D137])" office:value-type="float" office:value="1430" calcext:value-type="float">
            <text:p>1430</text:p>
          </table:table-cell>
          <table:table-cell office:value-type="float" office:value="1430" calcext:value-type="float">
            <text:p>1430</text:p>
          </table:table-cell>
          <table:table-cell table:style-name="ce12" table:formula="of:=AVERAGE([.C134:.C140])" office:value-type="float" office:value="1472.85714285714" calcext:value-type="float">
            <text:p>1472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1-Oct-2008</text:p>
          </table:table-cell>
          <table:table-cell office:value-type="float" office:value="1400" calcext:value-type="float">
            <text:p>1400</text:p>
          </table:table-cell>
          <table:table-cell table:style-name="Default" table:formula="of:=IF([.C138]=&quot;#N/A&quot;;SUBSTITUTE(&quot;#N/A&quot;;&quot;A&quot;;&quot;D&quot;);[.C138])" office:value-type="float" office:value="1400" calcext:value-type="float">
            <text:p>1400</text:p>
          </table:table-cell>
          <table:table-cell table:formula="of:=IF([.D138]=&quot;#N/D&quot;;IFNA(([.D137]+[.D139])/2;[.D138]);[.D138])" office:value-type="float" office:value="1400" calcext:value-type="float">
            <text:p>1400</text:p>
          </table:table-cell>
          <table:table-cell office:value-type="float" office:value="1400" calcext:value-type="float">
            <text:p>1400</text:p>
          </table:table-cell>
          <table:table-cell table:style-name="ce12" table:formula="of:=AVERAGE([.C135:.C141])" office:value-type="float" office:value="1475.57142857143" calcext:value-type="float">
            <text:p>1475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-Nov-2008</text:p>
          </table:table-cell>
          <table:table-cell office:value-type="float" office:value="1587" calcext:value-type="float">
            <text:p>1587</text:p>
          </table:table-cell>
          <table:table-cell table:style-name="Default" table:formula="of:=IF([.C139]=&quot;#N/A&quot;;SUBSTITUTE(&quot;#N/A&quot;;&quot;A&quot;;&quot;D&quot;);[.C139])" office:value-type="float" office:value="1587" calcext:value-type="float">
            <text:p>1587</text:p>
          </table:table-cell>
          <table:table-cell table:formula="of:=IF([.D139]=&quot;#N/D&quot;;IFNA(([.D138]+[.D140])/2;[.D139]);[.D139])" office:value-type="float" office:value="1587" calcext:value-type="float">
            <text:p>1587</text:p>
          </table:table-cell>
          <table:table-cell office:value-type="float" office:value="1587" calcext:value-type="float">
            <text:p>1587</text:p>
          </table:table-cell>
          <table:table-cell table:style-name="ce12" table:formula="of:=AVERAGE([.C136:.C142])" office:value-type="float" office:value="1452.5" calcext:value-type="float">
            <text:p>1452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-Nov-2008</text:p>
          </table:table-cell>
          <table:table-cell office:value-type="float" office:value="1402" calcext:value-type="float">
            <text:p>1402</text:p>
          </table:table-cell>
          <table:table-cell table:style-name="Default" table:formula="of:=IF([.C140]=&quot;#N/A&quot;;SUBSTITUTE(&quot;#N/A&quot;;&quot;A&quot;;&quot;D&quot;);[.C140])" office:value-type="float" office:value="1402" calcext:value-type="float">
            <text:p>1402</text:p>
          </table:table-cell>
          <table:table-cell table:formula="of:=IF([.D140]=&quot;#N/D&quot;;IFNA(([.D139]+[.D141])/2;[.D140]);[.D140])" office:value-type="float" office:value="1402" calcext:value-type="float">
            <text:p>1402</text:p>
          </table:table-cell>
          <table:table-cell office:value-type="float" office:value="1402" calcext:value-type="float">
            <text:p>1402</text:p>
          </table:table-cell>
          <table:table-cell table:style-name="ce12" table:formula="of:=AVERAGE([.C137:.C143])" office:value-type="float" office:value="1451.5" calcext:value-type="float">
            <text:p>1451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-Nov-2008</text:p>
          </table:table-cell>
          <table:table-cell office:value-type="float" office:value="1469" calcext:value-type="float">
            <text:p>1469</text:p>
          </table:table-cell>
          <table:table-cell table:style-name="Default" table:formula="of:=IF([.C141]=&quot;#N/A&quot;;SUBSTITUTE(&quot;#N/A&quot;;&quot;A&quot;;&quot;D&quot;);[.C141])" office:value-type="float" office:value="1469" calcext:value-type="float">
            <text:p>1469</text:p>
          </table:table-cell>
          <table:table-cell table:formula="of:=IF([.D141]=&quot;#N/D&quot;;IFNA(([.D140]+[.D142])/2;[.D141]);[.D141])" office:value-type="float" office:value="1469" calcext:value-type="float">
            <text:p>1469</text:p>
          </table:table-cell>
          <table:table-cell office:value-type="float" office:value="1469" calcext:value-type="float">
            <text:p>1469</text:p>
          </table:table-cell>
          <table:table-cell table:style-name="ce12" table:formula="of:=AVERAGE([.C138:.C144])" office:value-type="float" office:value="1452.5" calcext:value-type="float">
            <text:p>1452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4-Nov-2008</text:p>
          </table:table-cell>
          <table:table-cell office:value-type="string" calcext:value-type="string">
            <text:p>#N/A</text:p>
          </table:table-cell>
          <table:table-cell table:style-name="Default" table:formula="of:=IF([.C142]=&quot;#N/A&quot;;SUBSTITUTE(&quot;#N/A&quot;;&quot;A&quot;;&quot;D&quot;);[.C142])" office:value-type="string" office:string-value="#N/D" calcext:value-type="string">
            <text:p>#N/D</text:p>
          </table:table-cell>
          <table:table-cell table:formula="of:=IF([.D142]=&quot;#N/D&quot;;IFNA(([.D141]+[.D143])/2;[.D142]);[.D142])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 table:style-name="ce12" table:formula="of:=AVERAGE([.C139:.C145])" office:value-type="float" office:value="1437.83333333333" calcext:value-type="float">
            <text:p>1437,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5-Nov-2008</text:p>
          </table:table-cell>
          <table:table-cell office:value-type="float" office:value="1421" calcext:value-type="float">
            <text:p>1421</text:p>
          </table:table-cell>
          <table:table-cell table:style-name="Default" table:formula="of:=IF([.C143]=&quot;#N/A&quot;;SUBSTITUTE(&quot;#N/A&quot;;&quot;A&quot;;&quot;D&quot;);[.C143])" office:value-type="float" office:value="1421" calcext:value-type="float">
            <text:p>1421</text:p>
          </table:table-cell>
          <table:table-cell table:formula="of:=IF([.D143]=&quot;#N/D&quot;;IFNA(([.D142]+[.D144])/2;[.D143]);[.D143])" office:value-type="float" office:value="1421" calcext:value-type="float">
            <text:p>1421</text:p>
          </table:table-cell>
          <table:table-cell office:value-type="float" office:value="1421" calcext:value-type="float">
            <text:p>1421</text:p>
          </table:table-cell>
          <table:table-cell table:style-name="ce12" table:formula="of:=AVERAGE([.C140:.C146])" office:value-type="float" office:value="1412" calcext:value-type="float">
            <text:p>1412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-Nov-2008</text:p>
          </table:table-cell>
          <table:table-cell office:value-type="float" office:value="1436" calcext:value-type="float">
            <text:p>1436</text:p>
          </table:table-cell>
          <table:table-cell table:style-name="Default" table:formula="of:=IF([.C144]=&quot;#N/A&quot;;SUBSTITUTE(&quot;#N/A&quot;;&quot;A&quot;;&quot;D&quot;);[.C144])" office:value-type="float" office:value="1436" calcext:value-type="float">
            <text:p>1436</text:p>
          </table:table-cell>
          <table:table-cell table:formula="of:=IF([.D144]=&quot;#N/D&quot;;IFNA(([.D143]+[.D145])/2;[.D144]);[.D144])" office:value-type="float" office:value="1436" calcext:value-type="float">
            <text:p>1436</text:p>
          </table:table-cell>
          <table:table-cell office:value-type="float" office:value="1436" calcext:value-type="float">
            <text:p>1436</text:p>
          </table:table-cell>
          <table:table-cell table:style-name="ce12" table:formula="of:=AVERAGE([.C141:.C147])" office:value-type="float" office:value="1475" calcext:value-type="float">
            <text:p>1475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7-Nov-2008</text:p>
          </table:table-cell>
          <table:table-cell office:value-type="float" office:value="1312" calcext:value-type="float">
            <text:p>1312</text:p>
          </table:table-cell>
          <table:table-cell table:style-name="Default" table:formula="of:=IF([.C145]=&quot;#N/A&quot;;SUBSTITUTE(&quot;#N/A&quot;;&quot;A&quot;;&quot;D&quot;);[.C145])" office:value-type="float" office:value="1312" calcext:value-type="float">
            <text:p>1312</text:p>
          </table:table-cell>
          <table:table-cell table:formula="of:=IF([.D145]=&quot;#N/D&quot;;IFNA(([.D144]+[.D146])/2;[.D145]);[.D145])" office:value-type="float" office:value="1312" calcext:value-type="float">
            <text:p>1312</text:p>
          </table:table-cell>
          <table:table-cell office:value-type="float" office:value="1312" calcext:value-type="float">
            <text:p>1312</text:p>
          </table:table-cell>
          <table:table-cell table:style-name="ce12" table:formula="of:=AVERAGE([.C142:.C148])" office:value-type="float" office:value="1456" calcext:value-type="float">
            <text:p>1456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8-Nov-2008</text:p>
          </table:table-cell>
          <table:table-cell office:value-type="float" office:value="1432" calcext:value-type="float">
            <text:p>1432</text:p>
          </table:table-cell>
          <table:table-cell table:style-name="Default" table:formula="of:=IF([.C146]=&quot;#N/A&quot;;SUBSTITUTE(&quot;#N/A&quot;;&quot;A&quot;;&quot;D&quot;);[.C146])" office:value-type="float" office:value="1432" calcext:value-type="float">
            <text:p>1432</text:p>
          </table:table-cell>
          <table:table-cell table:formula="of:=IF([.D146]=&quot;#N/D&quot;;IFNA(([.D145]+[.D147])/2;[.D146]);[.D146])" office:value-type="float" office:value="1432" calcext:value-type="float">
            <text:p>1432</text:p>
          </table:table-cell>
          <table:table-cell office:value-type="float" office:value="1432" calcext:value-type="float">
            <text:p>1432</text:p>
          </table:table-cell>
          <table:table-cell table:style-name="ce12" table:formula="of:=AVERAGE([.C143:.C149])" office:value-type="float" office:value="1458.85714285714" calcext:value-type="float">
            <text:p>1458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9-Nov-2008</text:p>
          </table:table-cell>
          <table:table-cell office:value-type="float" office:value="1780" calcext:value-type="float">
            <text:p>1780</text:p>
          </table:table-cell>
          <table:table-cell table:style-name="Default" table:formula="of:=IF([.C147]=&quot;#N/A&quot;;SUBSTITUTE(&quot;#N/A&quot;;&quot;A&quot;;&quot;D&quot;);[.C147])" office:value-type="float" office:value="1780" calcext:value-type="float">
            <text:p>1780</text:p>
          </table:table-cell>
          <table:table-cell table:formula="of:=IF([.D147]=&quot;#N/D&quot;;IFNA(([.D146]+[.D148])/2;[.D147]);[.D147])" office:value-type="float" office:value="1780" calcext:value-type="float">
            <text:p>1780</text:p>
          </table:table-cell>
          <table:table-cell office:value-type="float" office:value="1780" calcext:value-type="float">
            <text:p>1780</text:p>
          </table:table-cell>
          <table:table-cell table:style-name="ce12" table:formula="of:=AVERAGE([.C144:.C150])" office:value-type="float" office:value="1463.28571428571" calcext:value-type="float">
            <text:p>1463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0-Nov-2008</text:p>
          </table:table-cell>
          <table:table-cell office:value-type="float" office:value="1355" calcext:value-type="float">
            <text:p>1355</text:p>
          </table:table-cell>
          <table:table-cell table:style-name="Default" table:formula="of:=IF([.C148]=&quot;#N/A&quot;;SUBSTITUTE(&quot;#N/A&quot;;&quot;A&quot;;&quot;D&quot;);[.C148])" office:value-type="float" office:value="1355" calcext:value-type="float">
            <text:p>1355</text:p>
          </table:table-cell>
          <table:table-cell table:formula="of:=IF([.D148]=&quot;#N/D&quot;;IFNA(([.D147]+[.D149])/2;[.D148]);[.D148])" office:value-type="float" office:value="1355" calcext:value-type="float">
            <text:p>1355</text:p>
          </table:table-cell>
          <table:table-cell office:value-type="float" office:value="1355" calcext:value-type="float">
            <text:p>1355</text:p>
          </table:table-cell>
          <table:table-cell table:style-name="ce12" table:formula="of:=AVERAGE([.C145:.C151])" office:value-type="float" office:value="1489.14285714286" calcext:value-type="float">
            <text:p>1489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1-Nov-2008</text:p>
          </table:table-cell>
          <table:table-cell office:value-type="float" office:value="1476" calcext:value-type="float">
            <text:p>1476</text:p>
          </table:table-cell>
          <table:table-cell table:style-name="Default" table:formula="of:=IF([.C149]=&quot;#N/A&quot;;SUBSTITUTE(&quot;#N/A&quot;;&quot;A&quot;;&quot;D&quot;);[.C149])" office:value-type="float" office:value="1476" calcext:value-type="float">
            <text:p>1476</text:p>
          </table:table-cell>
          <table:table-cell table:formula="of:=IF([.D149]=&quot;#N/D&quot;;IFNA(([.D148]+[.D150])/2;[.D149]);[.D149])" office:value-type="float" office:value="1476" calcext:value-type="float">
            <text:p>1476</text:p>
          </table:table-cell>
          <table:table-cell office:value-type="float" office:value="1476" calcext:value-type="float">
            <text:p>1476</text:p>
          </table:table-cell>
          <table:table-cell table:style-name="ce12" table:formula="of:=AVERAGE([.C146:.C152])" office:value-type="float" office:value="1544" calcext:value-type="float">
            <text:p>1544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2-Nov-2008</text:p>
          </table:table-cell>
          <table:table-cell office:value-type="float" office:value="1452" calcext:value-type="float">
            <text:p>1452</text:p>
          </table:table-cell>
          <table:table-cell table:style-name="Default" table:formula="of:=IF([.C150]=&quot;#N/A&quot;;SUBSTITUTE(&quot;#N/A&quot;;&quot;A&quot;;&quot;D&quot;);[.C150])" office:value-type="float" office:value="1452" calcext:value-type="float">
            <text:p>1452</text:p>
          </table:table-cell>
          <table:table-cell table:formula="of:=IF([.D150]=&quot;#N/D&quot;;IFNA(([.D149]+[.D151])/2;[.D150]);[.D150])" office:value-type="float" office:value="1452" calcext:value-type="float">
            <text:p>1452</text:p>
          </table:table-cell>
          <table:table-cell office:value-type="float" office:value="1452" calcext:value-type="float">
            <text:p>1452</text:p>
          </table:table-cell>
          <table:table-cell table:style-name="ce12" table:formula="of:=AVERAGE([.C147:.C153])" office:value-type="float" office:value="1551.57142857143" calcext:value-type="float">
            <text:p>1551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3-Nov-2008</text:p>
          </table:table-cell>
          <table:table-cell office:value-type="float" office:value="1617" calcext:value-type="float">
            <text:p>1617</text:p>
          </table:table-cell>
          <table:table-cell table:style-name="Default" table:formula="of:=IF([.C151]=&quot;#N/A&quot;;SUBSTITUTE(&quot;#N/A&quot;;&quot;A&quot;;&quot;D&quot;);[.C151])" office:value-type="float" office:value="1617" calcext:value-type="float">
            <text:p>1617</text:p>
          </table:table-cell>
          <table:table-cell table:formula="of:=IF([.D151]=&quot;#N/D&quot;;IFNA(([.D150]+[.D152])/2;[.D151]);[.D151])" office:value-type="float" office:value="1617" calcext:value-type="float">
            <text:p>1617</text:p>
          </table:table-cell>
          <table:table-cell office:value-type="float" office:value="1617" calcext:value-type="float">
            <text:p>1617</text:p>
          </table:table-cell>
          <table:table-cell table:style-name="ce12" table:formula="of:=AVERAGE([.C148:.C154])" office:value-type="float" office:value="1537.57142857143" calcext:value-type="float">
            <text:p>1537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4-Nov-2008</text:p>
          </table:table-cell>
          <table:table-cell office:value-type="float" office:value="1696" calcext:value-type="float">
            <text:p>1696</text:p>
          </table:table-cell>
          <table:table-cell table:style-name="Default" table:formula="of:=IF([.C152]=&quot;#N/A&quot;;SUBSTITUTE(&quot;#N/A&quot;;&quot;A&quot;;&quot;D&quot;);[.C152])" office:value-type="float" office:value="1696" calcext:value-type="float">
            <text:p>1696</text:p>
          </table:table-cell>
          <table:table-cell table:formula="of:=IF([.D152]=&quot;#N/D&quot;;IFNA(([.D151]+[.D153])/2;[.D152]);[.D152])" office:value-type="float" office:value="1696" calcext:value-type="float">
            <text:p>1696</text:p>
          </table:table-cell>
          <table:table-cell office:value-type="float" office:value="1696" calcext:value-type="float">
            <text:p>1696</text:p>
          </table:table-cell>
          <table:table-cell table:style-name="ce12" table:formula="of:=AVERAGE([.C149:.C155])" office:value-type="float" office:value="1584.42857142857" calcext:value-type="float">
            <text:p>1584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5-Nov-2008</text:p>
          </table:table-cell>
          <table:table-cell office:value-type="float" office:value="1485" calcext:value-type="float">
            <text:p>1485</text:p>
          </table:table-cell>
          <table:table-cell table:style-name="Default" table:formula="of:=IF([.C153]=&quot;#N/A&quot;;SUBSTITUTE(&quot;#N/A&quot;;&quot;A&quot;;&quot;D&quot;);[.C153])" office:value-type="float" office:value="1485" calcext:value-type="float">
            <text:p>1485</text:p>
          </table:table-cell>
          <table:table-cell table:formula="of:=IF([.D153]=&quot;#N/D&quot;;IFNA(([.D152]+[.D154])/2;[.D153]);[.D153])" office:value-type="float" office:value="1485" calcext:value-type="float">
            <text:p>1485</text:p>
          </table:table-cell>
          <table:table-cell office:value-type="float" office:value="1485" calcext:value-type="float">
            <text:p>1485</text:p>
          </table:table-cell>
          <table:table-cell table:style-name="ce12" table:formula="of:=AVERAGE([.C150:.C156])" office:value-type="float" office:value="1576.42857142857" calcext:value-type="float">
            <text:p>1576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6-Nov-2008</text:p>
          </table:table-cell>
          <table:table-cell office:value-type="float" office:value="1682" calcext:value-type="float">
            <text:p>1682</text:p>
          </table:table-cell>
          <table:table-cell table:style-name="Default" table:formula="of:=IF([.C154]=&quot;#N/A&quot;;SUBSTITUTE(&quot;#N/A&quot;;&quot;A&quot;;&quot;D&quot;);[.C154])" office:value-type="float" office:value="1682" calcext:value-type="float">
            <text:p>1682</text:p>
          </table:table-cell>
          <table:table-cell table:formula="of:=IF([.D154]=&quot;#N/D&quot;;IFNA(([.D153]+[.D155])/2;[.D154]);[.D154])" office:value-type="float" office:value="1682" calcext:value-type="float">
            <text:p>1682</text:p>
          </table:table-cell>
          <table:table-cell office:value-type="float" office:value="1682" calcext:value-type="float">
            <text:p>1682</text:p>
          </table:table-cell>
          <table:table-cell table:style-name="ce12" table:formula="of:=AVERAGE([.C151:.C157])" office:value-type="float" office:value="1605.71428571429" calcext:value-type="float">
            <text:p>1605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7-Nov-2008</text:p>
          </table:table-cell>
          <table:table-cell office:value-type="float" office:value="1683" calcext:value-type="float">
            <text:p>1683</text:p>
          </table:table-cell>
          <table:table-cell table:style-name="Default" table:formula="of:=IF([.C155]=&quot;#N/A&quot;;SUBSTITUTE(&quot;#N/A&quot;;&quot;A&quot;;&quot;D&quot;);[.C155])" office:value-type="float" office:value="1683" calcext:value-type="float">
            <text:p>1683</text:p>
          </table:table-cell>
          <table:table-cell table:formula="of:=IF([.D155]=&quot;#N/D&quot;;IFNA(([.D154]+[.D156])/2;[.D155]);[.D155])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table:style-name="ce12" table:formula="of:=AVERAGE([.C152:.C158])" office:value-type="float" office:value="1624.14285714286" calcext:value-type="float">
            <text:p>1624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8-Nov-2008</text:p>
          </table:table-cell>
          <table:table-cell office:value-type="float" office:value="1420" calcext:value-type="float">
            <text:p>1420</text:p>
          </table:table-cell>
          <table:table-cell table:style-name="Default" table:formula="of:=IF([.C156]=&quot;#N/A&quot;;SUBSTITUTE(&quot;#N/A&quot;;&quot;A&quot;;&quot;D&quot;);[.C156])" office:value-type="float" office:value="1420" calcext:value-type="float">
            <text:p>1420</text:p>
          </table:table-cell>
          <table:table-cell table:formula="of:=IF([.D156]=&quot;#N/D&quot;;IFNA(([.D155]+[.D157])/2;[.D156]);[.D156])" office:value-type="float" office:value="1420" calcext:value-type="float">
            <text:p>1420</text:p>
          </table:table-cell>
          <table:table-cell office:value-type="float" office:value="1420" calcext:value-type="float">
            <text:p>1420</text:p>
          </table:table-cell>
          <table:table-cell table:style-name="ce12" table:formula="of:=AVERAGE([.C153:.C159])" office:value-type="float" office:value="1612.14285714286" calcext:value-type="float">
            <text:p>1612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9-Nov-2008</text:p>
          </table:table-cell>
          <table:table-cell office:value-type="float" office:value="1657" calcext:value-type="float">
            <text:p>1657</text:p>
          </table:table-cell>
          <table:table-cell table:style-name="Default" table:formula="of:=IF([.C157]=&quot;#N/A&quot;;SUBSTITUTE(&quot;#N/A&quot;;&quot;A&quot;;&quot;D&quot;);[.C157])" office:value-type="float" office:value="1657" calcext:value-type="float">
            <text:p>1657</text:p>
          </table:table-cell>
          <table:table-cell table:formula="of:=IF([.D157]=&quot;#N/D&quot;;IFNA(([.D156]+[.D158])/2;[.D157]);[.D157])" office:value-type="float" office:value="1657" calcext:value-type="float">
            <text:p>1657</text:p>
          </table:table-cell>
          <table:table-cell office:value-type="float" office:value="1657" calcext:value-type="float">
            <text:p>1657</text:p>
          </table:table-cell>
          <table:table-cell table:style-name="ce12" table:formula="of:=AVERAGE([.C154:.C160])" office:value-type="float" office:value="1651.42857142857" calcext:value-type="float">
            <text:p>1651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0-Nov-2008</text:p>
          </table:table-cell>
          <table:table-cell office:value-type="float" office:value="1746" calcext:value-type="float">
            <text:p>1746</text:p>
          </table:table-cell>
          <table:table-cell table:style-name="Default" table:formula="of:=IF([.C158]=&quot;#N/A&quot;;SUBSTITUTE(&quot;#N/A&quot;;&quot;A&quot;;&quot;D&quot;);[.C158])" office:value-type="float" office:value="1746" calcext:value-type="float">
            <text:p>1746</text:p>
          </table:table-cell>
          <table:table-cell table:formula="of:=IF([.D158]=&quot;#N/D&quot;;IFNA(([.D157]+[.D159])/2;[.D158]);[.D158])" office:value-type="float" office:value="1746" calcext:value-type="float">
            <text:p>1746</text:p>
          </table:table-cell>
          <table:table-cell office:value-type="float" office:value="1746" calcext:value-type="float">
            <text:p>1746</text:p>
          </table:table-cell>
          <table:table-cell table:style-name="ce12" table:formula="of:=AVERAGE([.C155:.C161])" office:value-type="float" office:value="1661.28571428571" calcext:value-type="float">
            <text:p>1661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1-Nov-2008</text:p>
          </table:table-cell>
          <table:table-cell office:value-type="float" office:value="1612" calcext:value-type="float">
            <text:p>1612</text:p>
          </table:table-cell>
          <table:table-cell table:style-name="Default" table:formula="of:=IF([.C159]=&quot;#N/A&quot;;SUBSTITUTE(&quot;#N/A&quot;;&quot;A&quot;;&quot;D&quot;);[.C159])" office:value-type="float" office:value="1612" calcext:value-type="float">
            <text:p>1612</text:p>
          </table:table-cell>
          <table:table-cell table:formula="of:=IF([.D159]=&quot;#N/D&quot;;IFNA(([.D158]+[.D160])/2;[.D159]);[.D159])" office:value-type="float" office:value="1612" calcext:value-type="float">
            <text:p>1612</text:p>
          </table:table-cell>
          <table:table-cell office:value-type="float" office:value="1612" calcext:value-type="float">
            <text:p>1612</text:p>
          </table:table-cell>
          <table:table-cell table:style-name="ce12" table:formula="of:=AVERAGE([.C156:.C162])" office:value-type="float" office:value="1633.28571428571" calcext:value-type="float">
            <text:p>1633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2-Nov-2008</text:p>
          </table:table-cell>
          <table:table-cell office:value-type="float" office:value="1760" calcext:value-type="float">
            <text:p>1760</text:p>
          </table:table-cell>
          <table:table-cell table:style-name="Default" table:formula="of:=IF([.C160]=&quot;#N/A&quot;;SUBSTITUTE(&quot;#N/A&quot;;&quot;A&quot;;&quot;D&quot;);[.C160])" office:value-type="float" office:value="1760" calcext:value-type="float">
            <text:p>1760</text:p>
          </table:table-cell>
          <table:table-cell table:formula="of:=IF([.D160]=&quot;#N/D&quot;;IFNA(([.D159]+[.D161])/2;[.D160]);[.D160])" office:value-type="float" office:value="1760" calcext:value-type="float">
            <text:p>1760</text:p>
          </table:table-cell>
          <table:table-cell office:value-type="float" office:value="1760" calcext:value-type="float">
            <text:p>1760</text:p>
          </table:table-cell>
          <table:table-cell table:style-name="ce12" table:formula="of:=AVERAGE([.C157:.C163])" office:value-type="float" office:value="1685.28571428571" calcext:value-type="float">
            <text:p>1685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3-Nov-2008</text:p>
          </table:table-cell>
          <table:table-cell office:value-type="float" office:value="1751" calcext:value-type="float">
            <text:p>1751</text:p>
          </table:table-cell>
          <table:table-cell table:style-name="Default" table:formula="of:=IF([.C161]=&quot;#N/A&quot;;SUBSTITUTE(&quot;#N/A&quot;;&quot;A&quot;;&quot;D&quot;);[.C161])" office:value-type="float" office:value="1751" calcext:value-type="float">
            <text:p>1751</text:p>
          </table:table-cell>
          <table:table-cell table:formula="of:=IF([.D161]=&quot;#N/D&quot;;IFNA(([.D160]+[.D162])/2;[.D161]);[.D161])" office:value-type="float" office:value="1751" calcext:value-type="float">
            <text:p>1751</text:p>
          </table:table-cell>
          <table:table-cell office:value-type="float" office:value="1751" calcext:value-type="float">
            <text:p>1751</text:p>
          </table:table-cell>
          <table:table-cell table:style-name="ce12" table:formula="of:=AVERAGE([.C158:.C164])" office:value-type="float" office:value="1645.71428571429" calcext:value-type="float">
            <text:p>1645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4-Nov-2008</text:p>
          </table:table-cell>
          <table:table-cell office:value-type="float" office:value="1487" calcext:value-type="float">
            <text:p>1487</text:p>
          </table:table-cell>
          <table:table-cell table:style-name="Default" table:formula="of:=IF([.C162]=&quot;#N/A&quot;;SUBSTITUTE(&quot;#N/A&quot;;&quot;A&quot;;&quot;D&quot;);[.C162])" office:value-type="float" office:value="1487" calcext:value-type="float">
            <text:p>1487</text:p>
          </table:table-cell>
          <table:table-cell table:formula="of:=IF([.D162]=&quot;#N/D&quot;;IFNA(([.D161]+[.D163])/2;[.D162]);[.D162])" office:value-type="float" office:value="1487" calcext:value-type="float">
            <text:p>1487</text:p>
          </table:table-cell>
          <table:table-cell office:value-type="float" office:value="1487" calcext:value-type="float">
            <text:p>1487</text:p>
          </table:table-cell>
          <table:table-cell table:style-name="ce12" table:formula="of:=AVERAGE([.C159:.C165])" office:value-type="float" office:value="1642.28571428571" calcext:value-type="float">
            <text:p>1642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5-Nov-2008</text:p>
          </table:table-cell>
          <table:table-cell office:value-type="float" office:value="1784" calcext:value-type="float">
            <text:p>1784</text:p>
          </table:table-cell>
          <table:table-cell table:style-name="Default" table:formula="of:=IF([.C163]=&quot;#N/A&quot;;SUBSTITUTE(&quot;#N/A&quot;;&quot;A&quot;;&quot;D&quot;);[.C163])" office:value-type="float" office:value="1784" calcext:value-type="float">
            <text:p>1784</text:p>
          </table:table-cell>
          <table:table-cell table:formula="of:=IF([.D163]=&quot;#N/D&quot;;IFNA(([.D162]+[.D164])/2;[.D163]);[.D163])" office:value-type="float" office:value="1784" calcext:value-type="float">
            <text:p>1784</text:p>
          </table:table-cell>
          <table:table-cell office:value-type="float" office:value="1784" calcext:value-type="float">
            <text:p>1784</text:p>
          </table:table-cell>
          <table:table-cell table:style-name="ce12" table:formula="of:=AVERAGE([.C160:.C166])" office:value-type="float" office:value="1663.14285714286" calcext:value-type="float">
            <text:p>1663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6-Nov-2008</text:p>
          </table:table-cell>
          <table:table-cell office:value-type="float" office:value="1380" calcext:value-type="float">
            <text:p>1380</text:p>
          </table:table-cell>
          <table:table-cell table:style-name="Default" table:formula="of:=IF([.C164]=&quot;#N/A&quot;;SUBSTITUTE(&quot;#N/A&quot;;&quot;A&quot;;&quot;D&quot;);[.C164])" office:value-type="float" office:value="1380" calcext:value-type="float">
            <text:p>1380</text:p>
          </table:table-cell>
          <table:table-cell table:formula="of:=IF([.D164]=&quot;#N/D&quot;;IFNA(([.D163]+[.D165])/2;[.D164]);[.D164])" office:value-type="float" office:value="1380" calcext:value-type="float">
            <text:p>1380</text:p>
          </table:table-cell>
          <table:table-cell office:value-type="float" office:value="1380" calcext:value-type="float">
            <text:p>1380</text:p>
          </table:table-cell>
          <table:table-cell table:style-name="ce12" table:formula="of:=AVERAGE([.C161:.C167])" office:value-type="float" office:value="1659.28571428571" calcext:value-type="float">
            <text:p>1659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7-Nov-2008</text:p>
          </table:table-cell>
          <table:table-cell office:value-type="float" office:value="1722" calcext:value-type="float">
            <text:p>1722</text:p>
          </table:table-cell>
          <table:table-cell table:style-name="Default" table:formula="of:=IF([.C165]=&quot;#N/A&quot;;SUBSTITUTE(&quot;#N/A&quot;;&quot;A&quot;;&quot;D&quot;);[.C165])" office:value-type="float" office:value="1722" calcext:value-type="float">
            <text:p>1722</text:p>
          </table:table-cell>
          <table:table-cell table:formula="of:=IF([.D165]=&quot;#N/D&quot;;IFNA(([.D164]+[.D166])/2;[.D165]);[.D165])" office:value-type="float" office:value="1722" calcext:value-type="float">
            <text:p>1722</text:p>
          </table:table-cell>
          <table:table-cell office:value-type="float" office:value="1722" calcext:value-type="float">
            <text:p>1722</text:p>
          </table:table-cell>
          <table:table-cell table:style-name="ce12" table:formula="of:=AVERAGE([.C162:.C168])" office:value-type="float" office:value="1653.71428571429" calcext:value-type="float">
            <text:p>1653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8-Nov-2008</text:p>
          </table:table-cell>
          <table:table-cell office:value-type="float" office:value="1758" calcext:value-type="float">
            <text:p>1758</text:p>
          </table:table-cell>
          <table:table-cell table:style-name="Default" table:formula="of:=IF([.C166]=&quot;#N/A&quot;;SUBSTITUTE(&quot;#N/A&quot;;&quot;A&quot;;&quot;D&quot;);[.C166])" office:value-type="float" office:value="1758" calcext:value-type="float">
            <text:p>1758</text:p>
          </table:table-cell>
          <table:table-cell table:formula="of:=IF([.D166]=&quot;#N/D&quot;;IFNA(([.D165]+[.D167])/2;[.D166]);[.D166])" office:value-type="float" office:value="1758" calcext:value-type="float">
            <text:p>1758</text:p>
          </table:table-cell>
          <table:table-cell office:value-type="float" office:value="1758" calcext:value-type="float">
            <text:p>1758</text:p>
          </table:table-cell>
          <table:table-cell table:style-name="ce12" table:formula="of:=AVERAGE([.C163:.C169])" office:value-type="float" office:value="1664.14285714286" calcext:value-type="float">
            <text:p>1664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9-Nov-2008</text:p>
          </table:table-cell>
          <table:table-cell office:value-type="float" office:value="1733" calcext:value-type="float">
            <text:p>1733</text:p>
          </table:table-cell>
          <table:table-cell table:style-name="Default" table:formula="of:=IF([.C167]=&quot;#N/A&quot;;SUBSTITUTE(&quot;#N/A&quot;;&quot;A&quot;;&quot;D&quot;);[.C167])" office:value-type="float" office:value="1733" calcext:value-type="float">
            <text:p>1733</text:p>
          </table:table-cell>
          <table:table-cell table:formula="of:=IF([.D167]=&quot;#N/D&quot;;IFNA(([.D166]+[.D168])/2;[.D167]);[.D167])" office:value-type="float" office:value="1733" calcext:value-type="float">
            <text:p>1733</text:p>
          </table:table-cell>
          <table:table-cell office:value-type="float" office:value="1733" calcext:value-type="float">
            <text:p>1733</text:p>
          </table:table-cell>
          <table:table-cell table:style-name="ce12" table:formula="of:=AVERAGE([.C164:.C170])" office:value-type="float" office:value="1629.28571428571" calcext:value-type="float">
            <text:p>1629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0-Nov-2008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IF([.C168]=&quot;#N/A&quot;;SUBSTITUTE(&quot;#N/A&quot;;&quot;A&quot;;&quot;D&quot;);[.C168])" office:value-type="float" office:value="1712" calcext:value-type="float">
            <text:p>1712</text:p>
          </table:table-cell>
          <table:table-cell table:formula="of:=IF([.D168]=&quot;#N/D&quot;;IFNA(([.D167]+[.D169])/2;[.D168]);[.D168])" office:value-type="float" office:value="1712" calcext:value-type="float">
            <text:p>1712</text:p>
          </table:table-cell>
          <table:table-cell office:value-type="float" office:value="1712" calcext:value-type="float">
            <text:p>1712</text:p>
          </table:table-cell>
          <table:table-cell table:style-name="ce12" table:formula="of:=AVERAGE([.C165:.C171])" office:value-type="float" office:value="1672.14285714286" calcext:value-type="float">
            <text:p>1672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-Dec-2008</text:p>
          </table:table-cell>
          <table:table-cell office:value-type="float" office:value="1560" calcext:value-type="float">
            <text:p>1560</text:p>
          </table:table-cell>
          <table:table-cell table:style-name="Default" table:formula="of:=IF([.C169]=&quot;#N/A&quot;;SUBSTITUTE(&quot;#N/A&quot;;&quot;A&quot;;&quot;D&quot;);[.C169])" office:value-type="float" office:value="1560" calcext:value-type="float">
            <text:p>1560</text:p>
          </table:table-cell>
          <table:table-cell table:formula="of:=IF([.D169]=&quot;#N/D&quot;;IFNA(([.D168]+[.D170])/2;[.D169]);[.D169])" office:value-type="float" office:value="1560" calcext:value-type="float">
            <text:p>1560</text:p>
          </table:table-cell>
          <table:table-cell office:value-type="float" office:value="1560" calcext:value-type="float">
            <text:p>1560</text:p>
          </table:table-cell>
          <table:table-cell table:style-name="ce12" table:formula="of:=AVERAGE([.C166:.C172])" office:value-type="float" office:value="1639.42857142857" calcext:value-type="float">
            <text:p>1639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-Dec-2008</text:p>
          </table:table-cell>
          <table:table-cell office:value-type="float" office:value="1540" calcext:value-type="float">
            <text:p>1540</text:p>
          </table:table-cell>
          <table:table-cell table:style-name="Default" table:formula="of:=IF([.C170]=&quot;#N/A&quot;;SUBSTITUTE(&quot;#N/A&quot;;&quot;A&quot;;&quot;D&quot;);[.C170])" office:value-type="float" office:value="1540" calcext:value-type="float">
            <text:p>1540</text:p>
          </table:table-cell>
          <table:table-cell table:formula="of:=IF([.D170]=&quot;#N/D&quot;;IFNA(([.D169]+[.D171])/2;[.D170]);[.D170])" office:value-type="float" office:value="1540" calcext:value-type="float">
            <text:p>1540</text:p>
          </table:table-cell>
          <table:table-cell office:value-type="float" office:value="1540" calcext:value-type="float">
            <text:p>1540</text:p>
          </table:table-cell>
          <table:table-cell table:style-name="ce12" table:formula="of:=AVERAGE([.C167:.C173])" office:value-type="float" office:value="1620.57142857143" calcext:value-type="float">
            <text:p>1620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-Dec-2008</text:p>
          </table:table-cell>
          <table:table-cell office:value-type="float" office:value="1680" calcext:value-type="float">
            <text:p>1680</text:p>
          </table:table-cell>
          <table:table-cell table:style-name="Default" table:formula="of:=IF([.C171]=&quot;#N/A&quot;;SUBSTITUTE(&quot;#N/A&quot;;&quot;A&quot;;&quot;D&quot;);[.C171])" office:value-type="float" office:value="1680" calcext:value-type="float">
            <text:p>1680</text:p>
          </table:table-cell>
          <table:table-cell table:formula="of:=IF([.D171]=&quot;#N/D&quot;;IFNA(([.D170]+[.D172])/2;[.D171]);[.D171])" office:value-type="float" office:value="1680" calcext:value-type="float">
            <text:p>1680</text:p>
          </table:table-cell>
          <table:table-cell office:value-type="float" office:value="1680" calcext:value-type="float">
            <text:p>1680</text:p>
          </table:table-cell>
          <table:table-cell table:style-name="ce12" table:formula="of:=AVERAGE([.C168:.C174])" office:value-type="float" office:value="1630.57142857143" calcext:value-type="float">
            <text:p>1630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-Dec-2008</text:p>
          </table:table-cell>
          <table:table-cell office:value-type="float" office:value="1493" calcext:value-type="float">
            <text:p>1493</text:p>
          </table:table-cell>
          <table:table-cell table:style-name="Default" table:formula="of:=IF([.C172]=&quot;#N/A&quot;;SUBSTITUTE(&quot;#N/A&quot;;&quot;A&quot;;&quot;D&quot;);[.C172])" office:value-type="float" office:value="1493" calcext:value-type="float">
            <text:p>1493</text:p>
          </table:table-cell>
          <table:table-cell table:formula="of:=IF([.D172]=&quot;#N/D&quot;;IFNA(([.D171]+[.D173])/2;[.D172]);[.D172])" office:value-type="float" office:value="1493" calcext:value-type="float">
            <text:p>1493</text:p>
          </table:table-cell>
          <table:table-cell office:value-type="float" office:value="1493" calcext:value-type="float">
            <text:p>1493</text:p>
          </table:table-cell>
          <table:table-cell table:style-name="ce12" table:formula="of:=AVERAGE([.C169:.C175])" office:value-type="float" office:value="1577.85714285714" calcext:value-type="float">
            <text:p>1577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-Dec-2008</text:p>
          </table:table-cell>
          <table:table-cell office:value-type="float" office:value="1626" calcext:value-type="float">
            <text:p>1626</text:p>
          </table:table-cell>
          <table:table-cell table:style-name="Default" table:formula="of:=IF([.C173]=&quot;#N/A&quot;;SUBSTITUTE(&quot;#N/A&quot;;&quot;A&quot;;&quot;D&quot;);[.C173])" office:value-type="float" office:value="1626" calcext:value-type="float">
            <text:p>1626</text:p>
          </table:table-cell>
          <table:table-cell table:formula="of:=IF([.D173]=&quot;#N/D&quot;;IFNA(([.D172]+[.D174])/2;[.D173]);[.D173])" office:value-type="float" office:value="1626" calcext:value-type="float">
            <text:p>1626</text:p>
          </table:table-cell>
          <table:table-cell office:value-type="float" office:value="1626" calcext:value-type="float">
            <text:p>1626</text:p>
          </table:table-cell>
          <table:table-cell table:style-name="ce12" table:formula="of:=AVERAGE([.C170:.C176])" office:value-type="float" office:value="1560.28571428571" calcext:value-type="float">
            <text:p>1560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6-Dec-2008</text:p>
          </table:table-cell>
          <table:table-cell office:value-type="float" office:value="1803" calcext:value-type="float">
            <text:p>1803</text:p>
          </table:table-cell>
          <table:table-cell table:style-name="Default" table:formula="of:=IF([.C174]=&quot;#N/A&quot;;SUBSTITUTE(&quot;#N/A&quot;;&quot;A&quot;;&quot;D&quot;);[.C174])" office:value-type="float" office:value="1803" calcext:value-type="float">
            <text:p>1803</text:p>
          </table:table-cell>
          <table:table-cell table:formula="of:=IF([.D174]=&quot;#N/D&quot;;IFNA(([.D173]+[.D175])/2;[.D174]);[.D174])" office:value-type="float" office:value="1803" calcext:value-type="float">
            <text:p>1803</text:p>
          </table:table-cell>
          <table:table-cell office:value-type="float" office:value="1803" calcext:value-type="float">
            <text:p>1803</text:p>
          </table:table-cell>
          <table:table-cell table:style-name="ce12" table:formula="of:=AVERAGE([.C171:.C177])" office:value-type="float" office:value="1582.57142857143" calcext:value-type="float">
            <text:p>1582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7-Dec-2008</text:p>
          </table:table-cell>
          <table:table-cell office:value-type="float" office:value="1343" calcext:value-type="float">
            <text:p>1343</text:p>
          </table:table-cell>
          <table:table-cell table:style-name="Default" table:formula="of:=IF([.C175]=&quot;#N/A&quot;;SUBSTITUTE(&quot;#N/A&quot;;&quot;A&quot;;&quot;D&quot;);[.C175])" office:value-type="float" office:value="1343" calcext:value-type="float">
            <text:p>1343</text:p>
          </table:table-cell>
          <table:table-cell table:formula="of:=IF([.D175]=&quot;#N/D&quot;;IFNA(([.D174]+[.D176])/2;[.D175]);[.D175])" office:value-type="float" office:value="1343" calcext:value-type="float">
            <text:p>1343</text:p>
          </table:table-cell>
          <table:table-cell office:value-type="float" office:value="1343" calcext:value-type="float">
            <text:p>1343</text:p>
          </table:table-cell>
          <table:table-cell table:style-name="ce12" table:formula="of:=AVERAGE([.C172:.C178])" office:value-type="float" office:value="1582" calcext:value-type="float">
            <text:p>1582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-Dec-2008</text:p>
          </table:table-cell>
          <table:table-cell office:value-type="float" office:value="1437" calcext:value-type="float">
            <text:p>1437</text:p>
          </table:table-cell>
          <table:table-cell table:style-name="Default" table:formula="of:=IF([.C176]=&quot;#N/A&quot;;SUBSTITUTE(&quot;#N/A&quot;;&quot;A&quot;;&quot;D&quot;);[.C176])" office:value-type="float" office:value="1437" calcext:value-type="float">
            <text:p>1437</text:p>
          </table:table-cell>
          <table:table-cell table:formula="of:=IF([.D176]=&quot;#N/D&quot;;IFNA(([.D175]+[.D177])/2;[.D176]);[.D176])" office:value-type="float" office:value="1437" calcext:value-type="float">
            <text:p>1437</text:p>
          </table:table-cell>
          <table:table-cell office:value-type="float" office:value="1437" calcext:value-type="float">
            <text:p>1437</text:p>
          </table:table-cell>
          <table:table-cell table:style-name="ce12" table:formula="of:=AVERAGE([.C173:.C179])" office:value-type="float" office:value="1604.85714285714" calcext:value-type="float">
            <text:p>1604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9-Dec-2008</text:p>
          </table:table-cell>
          <table:table-cell office:value-type="float" office:value="1696" calcext:value-type="float">
            <text:p>1696</text:p>
          </table:table-cell>
          <table:table-cell table:style-name="Default" table:formula="of:=IF([.C177]=&quot;#N/A&quot;;SUBSTITUTE(&quot;#N/A&quot;;&quot;A&quot;;&quot;D&quot;);[.C177])" office:value-type="float" office:value="1696" calcext:value-type="float">
            <text:p>1696</text:p>
          </table:table-cell>
          <table:table-cell table:formula="of:=IF([.D177]=&quot;#N/D&quot;;IFNA(([.D176]+[.D178])/2;[.D177]);[.D177])" office:value-type="float" office:value="1696" calcext:value-type="float">
            <text:p>1696</text:p>
          </table:table-cell>
          <table:table-cell office:value-type="float" office:value="1696" calcext:value-type="float">
            <text:p>1696</text:p>
          </table:table-cell>
          <table:table-cell table:style-name="ce12" table:formula="of:=AVERAGE([.C174:.C180])" office:value-type="float" office:value="1603.42857142857" calcext:value-type="float">
            <text:p>1603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-Dec-2008</text:p>
          </table:table-cell>
          <table:table-cell office:value-type="float" office:value="1676" calcext:value-type="float">
            <text:p>1676</text:p>
          </table:table-cell>
          <table:table-cell table:style-name="Default" table:formula="of:=IF([.C178]=&quot;#N/A&quot;;SUBSTITUTE(&quot;#N/A&quot;;&quot;A&quot;;&quot;D&quot;);[.C178])" office:value-type="float" office:value="1676" calcext:value-type="float">
            <text:p>1676</text:p>
          </table:table-cell>
          <table:table-cell table:formula="of:=IF([.D178]=&quot;#N/D&quot;;IFNA(([.D177]+[.D179])/2;[.D178]);[.D178])" office:value-type="float" office:value="1676" calcext:value-type="float">
            <text:p>1676</text:p>
          </table:table-cell>
          <table:table-cell office:value-type="float" office:value="1676" calcext:value-type="float">
            <text:p>1676</text:p>
          </table:table-cell>
          <table:table-cell table:style-name="ce12" table:formula="of:=AVERAGE([.C175:.C181])" office:value-type="float" office:value="1570.16666666667" calcext:value-type="float">
            <text:p>1570,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1-Dec-2008</text:p>
          </table:table-cell>
          <table:table-cell office:value-type="float" office:value="1653" calcext:value-type="float">
            <text:p>1653</text:p>
          </table:table-cell>
          <table:table-cell table:style-name="Default" table:formula="of:=IF([.C179]=&quot;#N/A&quot;;SUBSTITUTE(&quot;#N/A&quot;;&quot;A&quot;;&quot;D&quot;);[.C179])" office:value-type="float" office:value="1653" calcext:value-type="float">
            <text:p>1653</text:p>
          </table:table-cell>
          <table:table-cell table:formula="of:=IF([.D179]=&quot;#N/D&quot;;IFNA(([.D178]+[.D180])/2;[.D179]);[.D179])" office:value-type="float" office:value="1653" calcext:value-type="float">
            <text:p>1653</text:p>
          </table:table-cell>
          <table:table-cell office:value-type="float" office:value="1653" calcext:value-type="float">
            <text:p>1653</text:p>
          </table:table-cell>
          <table:table-cell table:style-name="ce12" table:formula="of:=AVERAGE([.C176:.C182])" office:value-type="float" office:value="1642.5" calcext:value-type="float">
            <text:p>1642,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2-Dec-2008</text:p>
          </table:table-cell>
          <table:table-cell office:value-type="float" office:value="1616" calcext:value-type="float">
            <text:p>1616</text:p>
          </table:table-cell>
          <table:table-cell table:style-name="Default" table:formula="of:=IF([.C180]=&quot;#N/A&quot;;SUBSTITUTE(&quot;#N/A&quot;;&quot;A&quot;;&quot;D&quot;);[.C180])" office:value-type="float" office:value="1616" calcext:value-type="float">
            <text:p>1616</text:p>
          </table:table-cell>
          <table:table-cell table:formula="of:=IF([.D180]=&quot;#N/D&quot;;IFNA(([.D179]+[.D181])/2;[.D180]);[.D180])" office:value-type="float" office:value="1616" calcext:value-type="float">
            <text:p>1616</text:p>
          </table:table-cell>
          <table:table-cell office:value-type="float" office:value="1616" calcext:value-type="float">
            <text:p>1616</text:p>
          </table:table-cell>
          <table:table-cell table:style-name="ce12" table:formula="of:=AVERAGE([.C177:.C183])" office:value-type="float" office:value="1676.83333333333" calcext:value-type="float">
            <text:p>1676,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3-Dec-2008</text:p>
          </table:table-cell>
          <table:table-cell office:value-type="string" calcext:value-type="string">
            <text:p>#N/A</text:p>
          </table:table-cell>
          <table:table-cell table:style-name="Default" table:formula="of:=IF([.C181]=&quot;#N/A&quot;;SUBSTITUTE(&quot;#N/A&quot;;&quot;A&quot;;&quot;D&quot;);[.C181])" office:value-type="string" office:string-value="#N/D" calcext:value-type="string">
            <text:p>#N/D</text:p>
          </table:table-cell>
          <table:table-cell table:formula="of:=IF([.D181]=&quot;#N/D&quot;;IFNA(([.D180]+[.D182])/2;[.D181]);[.D181])" office:value-type="float" office:value="1696.5" calcext:value-type="float">
            <text:p>1696,5</text:p>
          </table:table-cell>
          <table:table-cell office:value-type="float" office:value="1696.5" calcext:value-type="float">
            <text:p>1696,5</text:p>
          </table:table-cell>
          <table:table-cell table:style-name="ce12" table:formula="of:=AVERAGE([.C178:.C184])" office:value-type="float" office:value="1637" calcext:value-type="float">
            <text:p>1637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-Dec-2008</text:p>
          </table:table-cell>
          <table:table-cell office:value-type="float" office:value="1777" calcext:value-type="float">
            <text:p>1777</text:p>
          </table:table-cell>
          <table:table-cell table:style-name="Default" table:formula="of:=IF([.C182]=&quot;#N/A&quot;;SUBSTITUTE(&quot;#N/A&quot;;&quot;A&quot;;&quot;D&quot;);[.C182])" office:value-type="float" office:value="1777" calcext:value-type="float">
            <text:p>1777</text:p>
          </table:table-cell>
          <table:table-cell table:formula="of:=IF([.D182]=&quot;#N/D&quot;;IFNA(([.D181]+[.D183])/2;[.D182]);[.D182])" office:value-type="float" office:value="1777" calcext:value-type="float">
            <text:p>1777</text:p>
          </table:table-cell>
          <table:table-cell office:value-type="float" office:value="1777" calcext:value-type="float">
            <text:p>1777</text:p>
          </table:table-cell>
          <table:table-cell table:style-name="ce12" table:formula="of:=AVERAGE([.C179:.C185])" office:value-type="float" office:value="1598.16666666667" calcext:value-type="float">
            <text:p>1598,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5-Dec-2008</text:p>
          </table:table-cell>
          <table:table-cell office:value-type="float" office:value="1643" calcext:value-type="float">
            <text:p>1643</text:p>
          </table:table-cell>
          <table:table-cell table:style-name="Default" table:formula="of:=IF([.C183]=&quot;#N/A&quot;;SUBSTITUTE(&quot;#N/A&quot;;&quot;A&quot;;&quot;D&quot;);[.C183])" office:value-type="float" office:value="1643" calcext:value-type="float">
            <text:p>1643</text:p>
          </table:table-cell>
          <table:table-cell table:formula="of:=IF([.D183]=&quot;#N/D&quot;;IFNA(([.D182]+[.D184])/2;[.D183]);[.D183])" office:value-type="float" office:value="1643" calcext:value-type="float">
            <text:p>1643</text:p>
          </table:table-cell>
          <table:table-cell office:value-type="float" office:value="1643" calcext:value-type="float">
            <text:p>1643</text:p>
          </table:table-cell>
          <table:table-cell table:style-name="ce12" table:formula="of:=AVERAGE([.C180:.C186])" office:value-type="float" office:value="1552.66666666667" calcext:value-type="float">
            <text:p>1552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6-Dec-2008</text:p>
          </table:table-cell>
          <table:table-cell office:value-type="float" office:value="1457" calcext:value-type="float">
            <text:p>1457</text:p>
          </table:table-cell>
          <table:table-cell table:style-name="Default" table:formula="of:=IF([.C184]=&quot;#N/A&quot;;SUBSTITUTE(&quot;#N/A&quot;;&quot;A&quot;;&quot;D&quot;);[.C184])" office:value-type="float" office:value="1457" calcext:value-type="float">
            <text:p>1457</text:p>
          </table:table-cell>
          <table:table-cell table:formula="of:=IF([.D184]=&quot;#N/D&quot;;IFNA(([.D183]+[.D185])/2;[.D184]);[.D184])" office:value-type="float" office:value="1457" calcext:value-type="float">
            <text:p>1457</text:p>
          </table:table-cell>
          <table:table-cell office:value-type="float" office:value="1457" calcext:value-type="float">
            <text:p>1457</text:p>
          </table:table-cell>
          <table:table-cell table:style-name="ce12" table:formula="of:=AVERAGE([.C181:.C187])" office:value-type="float" office:value="1566.5" calcext:value-type="float">
            <text:p>1566,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-Dec-2008</text:p>
          </table:table-cell>
          <table:table-cell office:value-type="float" office:value="1443" calcext:value-type="float">
            <text:p>1443</text:p>
          </table:table-cell>
          <table:table-cell table:style-name="Default" table:formula="of:=IF([.C185]=&quot;#N/A&quot;;SUBSTITUTE(&quot;#N/A&quot;;&quot;A&quot;;&quot;D&quot;);[.C185])" office:value-type="float" office:value="1443" calcext:value-type="float">
            <text:p>1443</text:p>
          </table:table-cell>
          <table:table-cell table:formula="of:=IF([.D185]=&quot;#N/D&quot;;IFNA(([.D184]+[.D186])/2;[.D185]);[.D185])" office:value-type="float" office:value="1443" calcext:value-type="float">
            <text:p>1443</text:p>
          </table:table-cell>
          <table:table-cell office:value-type="float" office:value="1443" calcext:value-type="float">
            <text:p>1443</text:p>
          </table:table-cell>
          <table:table-cell table:style-name="ce12" table:formula="of:=AVERAGE([.C182:.C188])" office:value-type="float" office:value="1597.57142857143" calcext:value-type="float">
            <text:p>1597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8-Dec-2008</text:p>
          </table:table-cell>
          <table:table-cell office:value-type="float" office:value="1380" calcext:value-type="float">
            <text:p>1380</text:p>
          </table:table-cell>
          <table:table-cell table:style-name="Default" table:formula="of:=IF([.C186]=&quot;#N/A&quot;;SUBSTITUTE(&quot;#N/A&quot;;&quot;A&quot;;&quot;D&quot;);[.C186])" office:value-type="float" office:value="1380" calcext:value-type="float">
            <text:p>1380</text:p>
          </table:table-cell>
          <table:table-cell table:formula="of:=IF([.D186]=&quot;#N/D&quot;;IFNA(([.D185]+[.D187])/2;[.D186]);[.D186])" office:value-type="float" office:value="1380" calcext:value-type="float">
            <text:p>1380</text:p>
          </table:table-cell>
          <table:table-cell office:value-type="float" office:value="1380" calcext:value-type="float">
            <text:p>1380</text:p>
          </table:table-cell>
          <table:table-cell table:style-name="ce12" table:formula="of:=AVERAGE([.C183:.C189])" office:value-type="float" office:value="1567.28571428571" calcext:value-type="float">
            <text:p>1567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9-Dec-2008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IF([.C187]=&quot;#N/A&quot;;SUBSTITUTE(&quot;#N/A&quot;;&quot;A&quot;;&quot;D&quot;);[.C187])" office:value-type="float" office:value="1699" calcext:value-type="float">
            <text:p>1699</text:p>
          </table:table-cell>
          <table:table-cell table:formula="of:=IF([.D187]=&quot;#N/D&quot;;IFNA(([.D186]+[.D188])/2;[.D187]);[.D187])" office:value-type="float" office:value="1699" calcext:value-type="float">
            <text:p>1699</text:p>
          </table:table-cell>
          <table:table-cell office:value-type="float" office:value="1699" calcext:value-type="float">
            <text:p>1699</text:p>
          </table:table-cell>
          <table:table-cell table:style-name="ce12" table:formula="of:=AVERAGE([.C184:.C190])" office:value-type="float" office:value="1587.28571428571" calcext:value-type="float">
            <text:p>1587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0-Dec-2008</text:p>
          </table:table-cell>
          <table:table-cell office:value-type="float" office:value="1784" calcext:value-type="float">
            <text:p>1784</text:p>
          </table:table-cell>
          <table:table-cell table:style-name="Default" table:formula="of:=IF([.C188]=&quot;#N/A&quot;;SUBSTITUTE(&quot;#N/A&quot;;&quot;A&quot;;&quot;D&quot;);[.C188])" office:value-type="float" office:value="1784" calcext:value-type="float">
            <text:p>1784</text:p>
          </table:table-cell>
          <table:table-cell table:formula="of:=IF([.D188]=&quot;#N/D&quot;;IFNA(([.D187]+[.D189])/2;[.D188]);[.D188])" office:value-type="float" office:value="1784" calcext:value-type="float">
            <text:p>1784</text:p>
          </table:table-cell>
          <table:table-cell office:value-type="float" office:value="1784" calcext:value-type="float">
            <text:p>1784</text:p>
          </table:table-cell>
          <table:table-cell table:style-name="ce12" table:formula="of:=AVERAGE([.C185:.C191])" office:value-type="float" office:value="1608.42857142857" calcext:value-type="float">
            <text:p>1608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1-Dec-2008</text:p>
          </table:table-cell>
          <table:table-cell office:value-type="float" office:value="1565" calcext:value-type="float">
            <text:p>1565</text:p>
          </table:table-cell>
          <table:table-cell table:style-name="Default" table:formula="of:=IF([.C189]=&quot;#N/A&quot;;SUBSTITUTE(&quot;#N/A&quot;;&quot;A&quot;;&quot;D&quot;);[.C189])" office:value-type="float" office:value="1565" calcext:value-type="float">
            <text:p>1565</text:p>
          </table:table-cell>
          <table:table-cell table:formula="of:=IF([.D189]=&quot;#N/D&quot;;IFNA(([.D188]+[.D190])/2;[.D189]);[.D189])" office:value-type="float" office:value="1565" calcext:value-type="float">
            <text:p>1565</text:p>
          </table:table-cell>
          <table:table-cell office:value-type="float" office:value="1565" calcext:value-type="float">
            <text:p>1565</text:p>
          </table:table-cell>
          <table:table-cell table:style-name="ce12" table:formula="of:=AVERAGE([.C186:.C192])" office:value-type="float" office:value="1595.28571428571" calcext:value-type="float">
            <text:p>1595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-Dec-2008</text:p>
          </table:table-cell>
          <table:table-cell office:value-type="float" office:value="1783" calcext:value-type="float">
            <text:p>1783</text:p>
          </table:table-cell>
          <table:table-cell table:style-name="Default" table:formula="of:=IF([.C190]=&quot;#N/A&quot;;SUBSTITUTE(&quot;#N/A&quot;;&quot;A&quot;;&quot;D&quot;);[.C190])" office:value-type="float" office:value="1783" calcext:value-type="float">
            <text:p>1783</text:p>
          </table:table-cell>
          <table:table-cell table:formula="of:=IF([.D190]=&quot;#N/D&quot;;IFNA(([.D189]+[.D191])/2;[.D190]);[.D190])" office:value-type="float" office:value="1783" calcext:value-type="float">
            <text:p>1783</text:p>
          </table:table-cell>
          <table:table-cell office:value-type="float" office:value="1783" calcext:value-type="float">
            <text:p>1783</text:p>
          </table:table-cell>
          <table:table-cell table:style-name="ce12" table:formula="of:=AVERAGE([.C187:.C193])" office:value-type="float" office:value="1656.85714285714" calcext:value-type="float">
            <text:p>1656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3-Dec-2008</text:p>
          </table:table-cell>
          <table:table-cell office:value-type="float" office:value="1605" calcext:value-type="float">
            <text:p>1605</text:p>
          </table:table-cell>
          <table:table-cell table:style-name="Default" table:formula="of:=IF([.C191]=&quot;#N/A&quot;;SUBSTITUTE(&quot;#N/A&quot;;&quot;A&quot;;&quot;D&quot;);[.C191])" office:value-type="float" office:value="1605" calcext:value-type="float">
            <text:p>1605</text:p>
          </table:table-cell>
          <table:table-cell table:formula="of:=IF([.D191]=&quot;#N/D&quot;;IFNA(([.D190]+[.D192])/2;[.D191]);[.D191])" office:value-type="float" office:value="1605" calcext:value-type="float">
            <text:p>1605</text:p>
          </table:table-cell>
          <table:table-cell office:value-type="float" office:value="1605" calcext:value-type="float">
            <text:p>1605</text:p>
          </table:table-cell>
          <table:table-cell table:style-name="ce12" table:formula="of:=AVERAGE([.C188:.C194])" office:value-type="float" office:value="1669" calcext:value-type="float">
            <text:p>1669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4-Dec-2008</text:p>
          </table:table-cell>
          <table:table-cell office:value-type="float" office:value="1351" calcext:value-type="float">
            <text:p>1351</text:p>
          </table:table-cell>
          <table:table-cell table:style-name="Default" table:formula="of:=IF([.C192]=&quot;#N/A&quot;;SUBSTITUTE(&quot;#N/A&quot;;&quot;A&quot;;&quot;D&quot;);[.C192])" office:value-type="float" office:value="1351" calcext:value-type="float">
            <text:p>1351</text:p>
          </table:table-cell>
          <table:table-cell table:formula="of:=IF([.D192]=&quot;#N/D&quot;;IFNA(([.D191]+[.D193])/2;[.D192]);[.D192])" office:value-type="float" office:value="1351" calcext:value-type="float">
            <text:p>1351</text:p>
          </table:table-cell>
          <table:table-cell office:value-type="float" office:value="1351" calcext:value-type="float">
            <text:p>1351</text:p>
          </table:table-cell>
          <table:table-cell table:style-name="ce12" table:formula="of:=AVERAGE([.C189:.C195])" office:value-type="float" office:value="1626.14285714286" calcext:value-type="float">
            <text:p>1626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5-Dec-2008</text:p>
          </table:table-cell>
          <table:table-cell office:value-type="float" office:value="1811" calcext:value-type="float">
            <text:p>1811</text:p>
          </table:table-cell>
          <table:table-cell table:style-name="Default" table:formula="of:=IF([.C193]=&quot;#N/A&quot;;SUBSTITUTE(&quot;#N/A&quot;;&quot;A&quot;;&quot;D&quot;);[.C193])" office:value-type="float" office:value="1811" calcext:value-type="float">
            <text:p>1811</text:p>
          </table:table-cell>
          <table:table-cell table:formula="of:=IF([.D193]=&quot;#N/D&quot;;IFNA(([.D192]+[.D194])/2;[.D193]);[.D193])" office:value-type="float" office:value="1811" calcext:value-type="float">
            <text:p>1811</text:p>
          </table:table-cell>
          <table:table-cell office:value-type="float" office:value="1811" calcext:value-type="float">
            <text:p>1811</text:p>
          </table:table-cell>
          <table:table-cell table:style-name="ce12" table:formula="of:=AVERAGE([.C190:.C196])" office:value-type="float" office:value="1599.42857142857" calcext:value-type="float">
            <text:p>1599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6-Dec-2008</text:p>
          </table:table-cell>
          <table:table-cell office:value-type="float" office:value="1784" calcext:value-type="float">
            <text:p>1784</text:p>
          </table:table-cell>
          <table:table-cell table:style-name="Default" table:formula="of:=IF([.C194]=&quot;#N/A&quot;;SUBSTITUTE(&quot;#N/A&quot;;&quot;A&quot;;&quot;D&quot;);[.C194])" office:value-type="float" office:value="1784" calcext:value-type="float">
            <text:p>1784</text:p>
          </table:table-cell>
          <table:table-cell table:formula="of:=IF([.D194]=&quot;#N/D&quot;;IFNA(([.D193]+[.D195])/2;[.D194]);[.D194])" office:value-type="float" office:value="1784" calcext:value-type="float">
            <text:p>1784</text:p>
          </table:table-cell>
          <table:table-cell office:value-type="float" office:value="1784" calcext:value-type="float">
            <text:p>1784</text:p>
          </table:table-cell>
          <table:table-cell table:style-name="ce12" table:formula="of:=AVERAGE([.C191:.C197])" office:value-type="float" office:value="1575.71428571429" calcext:value-type="float">
            <text:p>1575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7-Dec-2008</text:p>
          </table:table-cell>
          <table:table-cell office:value-type="float" office:value="1484" calcext:value-type="float">
            <text:p>1484</text:p>
          </table:table-cell>
          <table:table-cell table:style-name="Default" table:formula="of:=IF([.C195]=&quot;#N/A&quot;;SUBSTITUTE(&quot;#N/A&quot;;&quot;A&quot;;&quot;D&quot;);[.C195])" office:value-type="float" office:value="1484" calcext:value-type="float">
            <text:p>1484</text:p>
          </table:table-cell>
          <table:table-cell table:formula="of:=IF([.D195]=&quot;#N/D&quot;;IFNA(([.D194]+[.D196])/2;[.D195]);[.D195])" office:value-type="float" office:value="1484" calcext:value-type="float">
            <text:p>1484</text:p>
          </table:table-cell>
          <table:table-cell office:value-type="float" office:value="1484" calcext:value-type="float">
            <text:p>1484</text:p>
          </table:table-cell>
          <table:table-cell table:style-name="ce12" table:formula="of:=AVERAGE([.C192:.C198])" office:value-type="float" office:value="1588.28571428571" calcext:value-type="float">
            <text:p>1588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8-Dec-2008</text:p>
          </table:table-cell>
          <table:table-cell office:value-type="float" office:value="1378" calcext:value-type="float">
            <text:p>1378</text:p>
          </table:table-cell>
          <table:table-cell table:style-name="Default" table:formula="of:=IF([.C196]=&quot;#N/A&quot;;SUBSTITUTE(&quot;#N/A&quot;;&quot;A&quot;;&quot;D&quot;);[.C196])" office:value-type="float" office:value="1378" calcext:value-type="float">
            <text:p>1378</text:p>
          </table:table-cell>
          <table:table-cell table:formula="of:=IF([.D196]=&quot;#N/D&quot;;IFNA(([.D195]+[.D197])/2;[.D196]);[.D196])" office:value-type="float" office:value="1378" calcext:value-type="float">
            <text:p>1378</text:p>
          </table:table-cell>
          <table:table-cell office:value-type="float" office:value="1378" calcext:value-type="float">
            <text:p>1378</text:p>
          </table:table-cell>
          <table:table-cell table:style-name="ce12" table:formula="of:=AVERAGE([.C193:.C199])" office:value-type="float" office:value="1604.57142857143" calcext:value-type="float">
            <text:p>1604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9-Dec-2008</text:p>
          </table:table-cell>
          <table:table-cell office:value-type="float" office:value="1617" calcext:value-type="float">
            <text:p>1617</text:p>
          </table:table-cell>
          <table:table-cell table:style-name="Default" table:formula="of:=IF([.C197]=&quot;#N/A&quot;;SUBSTITUTE(&quot;#N/A&quot;;&quot;A&quot;;&quot;D&quot;);[.C197])" office:value-type="float" office:value="1617" calcext:value-type="float">
            <text:p>1617</text:p>
          </table:table-cell>
          <table:table-cell table:formula="of:=IF([.D197]=&quot;#N/D&quot;;IFNA(([.D196]+[.D198])/2;[.D197]);[.D197])" office:value-type="float" office:value="1617" calcext:value-type="float">
            <text:p>1617</text:p>
          </table:table-cell>
          <table:table-cell office:value-type="float" office:value="1617" calcext:value-type="float">
            <text:p>1617</text:p>
          </table:table-cell>
          <table:table-cell table:style-name="ce12" table:formula="of:=AVERAGE([.C194:.C200])" office:value-type="float" office:value="1553.14285714286" calcext:value-type="float">
            <text:p>1553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0-Dec-200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IF([.C198]=&quot;#N/A&quot;;SUBSTITUTE(&quot;#N/A&quot;;&quot;A&quot;;&quot;D&quot;);[.C198])" office:value-type="float" office:value="1693" calcext:value-type="float">
            <text:p>1693</text:p>
          </table:table-cell>
          <table:table-cell table:formula="of:=IF([.D198]=&quot;#N/D&quot;;IFNA(([.D197]+[.D199])/2;[.D198]);[.D198])" office:value-type="float" office:value="1693" calcext:value-type="float">
            <text:p>1693</text:p>
          </table:table-cell>
          <table:table-cell office:value-type="float" office:value="1693" calcext:value-type="float">
            <text:p>1693</text:p>
          </table:table-cell>
          <table:table-cell table:style-name="ce12" table:formula="of:=AVERAGE([.C195:.C201])" office:value-type="float" office:value="1520.28571428571" calcext:value-type="float">
            <text:p>1520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1-Dec-2008</text:p>
          </table:table-cell>
          <table:table-cell office:value-type="float" office:value="1465" calcext:value-type="float">
            <text:p>1465</text:p>
          </table:table-cell>
          <table:table-cell table:style-name="Default" table:formula="of:=IF([.C199]=&quot;#N/A&quot;;SUBSTITUTE(&quot;#N/A&quot;;&quot;A&quot;;&quot;D&quot;);[.C199])" office:value-type="float" office:value="1465" calcext:value-type="float">
            <text:p>1465</text:p>
          </table:table-cell>
          <table:table-cell table:formula="of:=IF([.D199]=&quot;#N/D&quot;;IFNA(([.D198]+[.D200])/2;[.D199]);[.D199])" office:value-type="float" office:value="1465" calcext:value-type="float">
            <text:p>1465</text:p>
          </table:table-cell>
          <table:table-cell office:value-type="float" office:value="1465" calcext:value-type="float">
            <text:p>1465</text:p>
          </table:table-cell>
          <table:table-cell table:style-name="ce12" table:formula="of:=AVERAGE([.C196:.C202])" office:value-type="float" office:value="1552.28571428571" calcext:value-type="float">
            <text:p>1552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-Jan-2009</text:p>
          </table:table-cell>
          <table:table-cell office:value-type="float" office:value="1451" calcext:value-type="float">
            <text:p>1451</text:p>
          </table:table-cell>
          <table:table-cell table:style-name="Default" table:formula="of:=IF([.C200]=&quot;#N/A&quot;;SUBSTITUTE(&quot;#N/A&quot;;&quot;A&quot;;&quot;D&quot;);[.C200])" office:value-type="float" office:value="1451" calcext:value-type="float">
            <text:p>1451</text:p>
          </table:table-cell>
          <table:table-cell table:formula="of:=IF([.D200]=&quot;#N/D&quot;;IFNA(([.D199]+[.D201])/2;[.D200]);[.D200])" office:value-type="float" office:value="1451" calcext:value-type="float">
            <text:p>1451</text:p>
          </table:table-cell>
          <table:table-cell office:value-type="float" office:value="1451" calcext:value-type="float">
            <text:p>1451</text:p>
          </table:table-cell>
          <table:table-cell table:style-name="ce12" table:formula="of:=AVERAGE([.C197:.C203])" office:value-type="float" office:value="1592.71428571429" calcext:value-type="float">
            <text:p>1592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-Jan-2009</text:p>
          </table:table-cell>
          <table:table-cell office:value-type="float" office:value="1554" calcext:value-type="float">
            <text:p>1554</text:p>
          </table:table-cell>
          <table:table-cell table:style-name="Default" table:formula="of:=IF([.C201]=&quot;#N/A&quot;;SUBSTITUTE(&quot;#N/A&quot;;&quot;A&quot;;&quot;D&quot;);[.C201])" office:value-type="float" office:value="1554" calcext:value-type="float">
            <text:p>1554</text:p>
          </table:table-cell>
          <table:table-cell table:formula="of:=IF([.D201]=&quot;#N/D&quot;;IFNA(([.D200]+[.D202])/2;[.D201]);[.D201])" office:value-type="float" office:value="1554" calcext:value-type="float">
            <text:p>1554</text:p>
          </table:table-cell>
          <table:table-cell office:value-type="float" office:value="1554" calcext:value-type="float">
            <text:p>1554</text:p>
          </table:table-cell>
          <table:table-cell table:style-name="ce12" table:formula="of:=AVERAGE([.C198:.C204])" office:value-type="float" office:value="1610.28571428571" calcext:value-type="float">
            <text:p>1610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-Jan-2009</text:p>
          </table:table-cell>
          <table:table-cell office:value-type="float" office:value="1708" calcext:value-type="float">
            <text:p>1708</text:p>
          </table:table-cell>
          <table:table-cell table:style-name="Default" table:formula="of:=IF([.C202]=&quot;#N/A&quot;;SUBSTITUTE(&quot;#N/A&quot;;&quot;A&quot;;&quot;D&quot;);[.C202])" office:value-type="float" office:value="1708" calcext:value-type="float">
            <text:p>1708</text:p>
          </table:table-cell>
          <table:table-cell table:formula="of:=IF([.D202]=&quot;#N/D&quot;;IFNA(([.D201]+[.D203])/2;[.D202]);[.D202])" office:value-type="float" office:value="1708" calcext:value-type="float">
            <text:p>1708</text:p>
          </table:table-cell>
          <table:table-cell office:value-type="float" office:value="1708" calcext:value-type="float">
            <text:p>1708</text:p>
          </table:table-cell>
          <table:table-cell table:style-name="ce12" table:formula="of:=AVERAGE([.C199:.C205])" office:value-type="float" office:value="1606" calcext:value-type="float">
            <text:p>1606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4-Jan-2009</text:p>
          </table:table-cell>
          <table:table-cell office:value-type="float" office:value="1661" calcext:value-type="float">
            <text:p>1661</text:p>
          </table:table-cell>
          <table:table-cell table:style-name="Default" table:formula="of:=IF([.C203]=&quot;#N/A&quot;;SUBSTITUTE(&quot;#N/A&quot;;&quot;A&quot;;&quot;D&quot;);[.C203])" office:value-type="float" office:value="1661" calcext:value-type="float">
            <text:p>1661</text:p>
          </table:table-cell>
          <table:table-cell table:formula="of:=IF([.D203]=&quot;#N/D&quot;;IFNA(([.D202]+[.D204])/2;[.D203]);[.D203])" office:value-type="float" office:value="1661" calcext:value-type="float">
            <text:p>1661</text:p>
          </table:table-cell>
          <table:table-cell office:value-type="float" office:value="1661" calcext:value-type="float">
            <text:p>1661</text:p>
          </table:table-cell>
          <table:table-cell table:style-name="ce12" table:formula="of:=AVERAGE([.C200:.C206])" office:value-type="float" office:value="1646" calcext:value-type="float">
            <text:p>1646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5-Jan-2009</text:p>
          </table:table-cell>
          <table:table-cell office:value-type="float" office:value="1740" calcext:value-type="float">
            <text:p>1740</text:p>
          </table:table-cell>
          <table:table-cell table:style-name="Default" table:formula="of:=IF([.C204]=&quot;#N/A&quot;;SUBSTITUTE(&quot;#N/A&quot;;&quot;A&quot;;&quot;D&quot;);[.C204])" office:value-type="float" office:value="1740" calcext:value-type="float">
            <text:p>1740</text:p>
          </table:table-cell>
          <table:table-cell table:formula="of:=IF([.D204]=&quot;#N/D&quot;;IFNA(([.D203]+[.D205])/2;[.D204]);[.D204])" office:value-type="float" office:value="1740" calcext:value-type="float">
            <text:p>1740</text:p>
          </table:table-cell>
          <table:table-cell office:value-type="float" office:value="1740" calcext:value-type="float">
            <text:p>1740</text:p>
          </table:table-cell>
          <table:table-cell table:style-name="ce12" table:formula="of:=AVERAGE([.C201:.C207])" office:value-type="float" office:value="1670.71428571429" calcext:value-type="float">
            <text:p>1670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-Jan-2009</text:p>
          </table:table-cell>
          <table:table-cell office:value-type="float" office:value="1663" calcext:value-type="float">
            <text:p>1663</text:p>
          </table:table-cell>
          <table:table-cell table:style-name="Default" table:formula="of:=IF([.C205]=&quot;#N/A&quot;;SUBSTITUTE(&quot;#N/A&quot;;&quot;A&quot;;&quot;D&quot;);[.C205])" office:value-type="float" office:value="1663" calcext:value-type="float">
            <text:p>1663</text:p>
          </table:table-cell>
          <table:table-cell table:formula="of:=IF([.D205]=&quot;#N/D&quot;;IFNA(([.D204]+[.D206])/2;[.D205]);[.D205])" office:value-type="float" office:value="1663" calcext:value-type="float">
            <text:p>1663</text:p>
          </table:table-cell>
          <table:table-cell office:value-type="float" office:value="1663" calcext:value-type="float">
            <text:p>1663</text:p>
          </table:table-cell>
          <table:table-cell table:style-name="ce12" table:formula="of:=AVERAGE([.C202:.C208])" office:value-type="float" office:value="1672.42857142857" calcext:value-type="float">
            <text:p>1672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7-Jan-2009</text:p>
          </table:table-cell>
          <table:table-cell office:value-type="float" office:value="1745" calcext:value-type="float">
            <text:p>1745</text:p>
          </table:table-cell>
          <table:table-cell table:style-name="Default" table:formula="of:=IF([.C206]=&quot;#N/A&quot;;SUBSTITUTE(&quot;#N/A&quot;;&quot;A&quot;;&quot;D&quot;);[.C206])" office:value-type="float" office:value="1745" calcext:value-type="float">
            <text:p>1745</text:p>
          </table:table-cell>
          <table:table-cell table:formula="of:=IF([.D206]=&quot;#N/D&quot;;IFNA(([.D205]+[.D207])/2;[.D206]);[.D206])" office:value-type="float" office:value="1745" calcext:value-type="float">
            <text:p>1745</text:p>
          </table:table-cell>
          <table:table-cell office:value-type="float" office:value="1745" calcext:value-type="float">
            <text:p>1745</text:p>
          </table:table-cell>
          <table:table-cell table:style-name="ce12" table:formula="of:=AVERAGE([.C203:.C209])" office:value-type="float" office:value="1666.85714285714" calcext:value-type="float">
            <text:p>1666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8-Jan-2009</text:p>
          </table:table-cell>
          <table:table-cell office:value-type="float" office:value="1624" calcext:value-type="float">
            <text:p>1624</text:p>
          </table:table-cell>
          <table:table-cell table:style-name="Default" table:formula="of:=IF([.C207]=&quot;#N/A&quot;;SUBSTITUTE(&quot;#N/A&quot;;&quot;A&quot;;&quot;D&quot;);[.C207])" office:value-type="float" office:value="1624" calcext:value-type="float">
            <text:p>1624</text:p>
          </table:table-cell>
          <table:table-cell table:formula="of:=IF([.D207]=&quot;#N/D&quot;;IFNA(([.D206]+[.D208])/2;[.D207]);[.D207])" office:value-type="float" office:value="1624" calcext:value-type="float">
            <text:p>1624</text:p>
          </table:table-cell>
          <table:table-cell office:value-type="float" office:value="1624" calcext:value-type="float">
            <text:p>1624</text:p>
          </table:table-cell>
          <table:table-cell table:style-name="ce12" table:formula="of:=AVERAGE([.C204:.C210])" office:value-type="float" office:value="1636.57142857143" calcext:value-type="float">
            <text:p>1636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9-Jan-2009</text:p>
          </table:table-cell>
          <table:table-cell office:value-type="float" office:value="1566" calcext:value-type="float">
            <text:p>1566</text:p>
          </table:table-cell>
          <table:table-cell table:style-name="Default" table:formula="of:=IF([.C208]=&quot;#N/A&quot;;SUBSTITUTE(&quot;#N/A&quot;;&quot;A&quot;;&quot;D&quot;);[.C208])" office:value-type="float" office:value="1566" calcext:value-type="float">
            <text:p>1566</text:p>
          </table:table-cell>
          <table:table-cell table:formula="of:=IF([.D208]=&quot;#N/D&quot;;IFNA(([.D207]+[.D209])/2;[.D208]);[.D208])" office:value-type="float" office:value="1566" calcext:value-type="float">
            <text:p>1566</text:p>
          </table:table-cell>
          <table:table-cell office:value-type="float" office:value="1566" calcext:value-type="float">
            <text:p>1566</text:p>
          </table:table-cell>
          <table:table-cell table:style-name="ce12" table:formula="of:=AVERAGE([.C205:.C211])" office:value-type="float" office:value="1621.42857142857" calcext:value-type="float">
            <text:p>1621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0-Jan-2009</text:p>
          </table:table-cell>
          <table:table-cell office:value-type="float" office:value="1669" calcext:value-type="float">
            <text:p>1669</text:p>
          </table:table-cell>
          <table:table-cell table:style-name="Default" table:formula="of:=IF([.C209]=&quot;#N/A&quot;;SUBSTITUTE(&quot;#N/A&quot;;&quot;A&quot;;&quot;D&quot;);[.C209])" office:value-type="float" office:value="1669" calcext:value-type="float">
            <text:p>1669</text:p>
          </table:table-cell>
          <table:table-cell table:formula="of:=IF([.D209]=&quot;#N/D&quot;;IFNA(([.D208]+[.D210])/2;[.D209]);[.D209])" office:value-type="float" office:value="1669" calcext:value-type="float">
            <text:p>1669</text:p>
          </table:table-cell>
          <table:table-cell office:value-type="float" office:value="1669" calcext:value-type="float">
            <text:p>1669</text:p>
          </table:table-cell>
          <table:table-cell table:style-name="ce12" table:formula="of:=AVERAGE([.C206:.C212])" office:value-type="float" office:value="1614.5" calcext:value-type="float">
            <text:p>1614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1-Jan-2009</text:p>
          </table:table-cell>
          <table:table-cell office:value-type="float" office:value="1449" calcext:value-type="float">
            <text:p>1449</text:p>
          </table:table-cell>
          <table:table-cell table:style-name="Default" table:formula="of:=IF([.C210]=&quot;#N/A&quot;;SUBSTITUTE(&quot;#N/A&quot;;&quot;A&quot;;&quot;D&quot;);[.C210])" office:value-type="float" office:value="1449" calcext:value-type="float">
            <text:p>1449</text:p>
          </table:table-cell>
          <table:table-cell table:formula="of:=IF([.D210]=&quot;#N/D&quot;;IFNA(([.D209]+[.D211])/2;[.D210]);[.D210])" office:value-type="float" office:value="1449" calcext:value-type="float">
            <text:p>1449</text:p>
          </table:table-cell>
          <table:table-cell office:value-type="float" office:value="1449" calcext:value-type="float">
            <text:p>1449</text:p>
          </table:table-cell>
          <table:table-cell table:style-name="ce12" table:formula="of:=AVERAGE([.C207:.C213])" office:value-type="float" office:value="1616.66666666667" calcext:value-type="float">
            <text:p>1616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2-Jan-2009</text:p>
          </table:table-cell>
          <table:table-cell office:value-type="float" office:value="1634" calcext:value-type="float">
            <text:p>1634</text:p>
          </table:table-cell>
          <table:table-cell table:style-name="Default" table:formula="of:=IF([.C211]=&quot;#N/A&quot;;SUBSTITUTE(&quot;#N/A&quot;;&quot;A&quot;;&quot;D&quot;);[.C211])" office:value-type="float" office:value="1634" calcext:value-type="float">
            <text:p>1634</text:p>
          </table:table-cell>
          <table:table-cell table:formula="of:=IF([.D211]=&quot;#N/D&quot;;IFNA(([.D210]+[.D212])/2;[.D211]);[.D211])" office:value-type="float" office:value="1634" calcext:value-type="float">
            <text:p>1634</text:p>
          </table:table-cell>
          <table:table-cell office:value-type="float" office:value="1634" calcext:value-type="float">
            <text:p>1634</text:p>
          </table:table-cell>
          <table:table-cell table:style-name="ce12" table:formula="of:=AVERAGE([.C208:.C214])" office:value-type="float" office:value="1623.33333333333" calcext:value-type="float">
            <text:p>1623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3-Jan-2009</text:p>
          </table:table-cell>
          <table:table-cell office:value-type="string" calcext:value-type="string">
            <text:p>#N/A</text:p>
          </table:table-cell>
          <table:table-cell table:style-name="Default" table:formula="of:=IF([.C212]=&quot;#N/A&quot;;SUBSTITUTE(&quot;#N/A&quot;;&quot;A&quot;;&quot;D&quot;);[.C212])" office:value-type="string" office:string-value="#N/D" calcext:value-type="string">
            <text:p>#N/D</text:p>
          </table:table-cell>
          <table:table-cell table:formula="of:=IF([.D212]=&quot;#N/D&quot;;IFNA(([.D211]+[.D213])/2;[.D212]);[.D212])" office:value-type="float" office:value="1696" calcext:value-type="float">
            <text:p>1696</text:p>
          </table:table-cell>
          <table:table-cell office:value-type="float" office:value="1696" calcext:value-type="float">
            <text:p>1696</text:p>
          </table:table-cell>
          <table:table-cell table:style-name="ce12" table:formula="of:=AVERAGE([.C209:.C215])" office:value-type="float" office:value="1593.5" calcext:value-type="float">
            <text:p>1593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4-Jan-2009</text:p>
          </table:table-cell>
          <table:table-cell office:value-type="float" office:value="1758" calcext:value-type="float">
            <text:p>1758</text:p>
          </table:table-cell>
          <table:table-cell table:style-name="Default" table:formula="of:=IF([.C213]=&quot;#N/A&quot;;SUBSTITUTE(&quot;#N/A&quot;;&quot;A&quot;;&quot;D&quot;);[.C213])" office:value-type="float" office:value="1758" calcext:value-type="float">
            <text:p>1758</text:p>
          </table:table-cell>
          <table:table-cell table:formula="of:=IF([.D213]=&quot;#N/D&quot;;IFNA(([.D212]+[.D214])/2;[.D213]);[.D213])" office:value-type="float" office:value="1758" calcext:value-type="float">
            <text:p>1758</text:p>
          </table:table-cell>
          <table:table-cell office:value-type="float" office:value="1758" calcext:value-type="float">
            <text:p>1758</text:p>
          </table:table-cell>
          <table:table-cell table:style-name="ce12" table:formula="of:=AVERAGE([.C210:.C216])" office:value-type="float" office:value="1568.16666666667" calcext:value-type="float">
            <text:p>1568,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5-Jan-2009</text:p>
          </table:table-cell>
          <table:table-cell office:value-type="float" office:value="1664" calcext:value-type="float">
            <text:p>1664</text:p>
          </table:table-cell>
          <table:table-cell table:style-name="Default" table:formula="of:=IF([.C214]=&quot;#N/A&quot;;SUBSTITUTE(&quot;#N/A&quot;;&quot;A&quot;;&quot;D&quot;);[.C214])" office:value-type="float" office:value="1664" calcext:value-type="float">
            <text:p>1664</text:p>
          </table:table-cell>
          <table:table-cell table:formula="of:=IF([.D214]=&quot;#N/D&quot;;IFNA(([.D213]+[.D215])/2;[.D214]);[.D214])" office:value-type="float" office:value="1664" calcext:value-type="float">
            <text:p>1664</text:p>
          </table:table-cell>
          <table:table-cell office:value-type="float" office:value="1664" calcext:value-type="float">
            <text:p>1664</text:p>
          </table:table-cell>
          <table:table-cell table:style-name="ce12" table:formula="of:=AVERAGE([.C211:.C217])" office:value-type="float" office:value="1560.16666666667" calcext:value-type="float">
            <text:p>1560,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6-Jan-2009</text:p>
          </table:table-cell>
          <table:table-cell office:value-type="float" office:value="1387" calcext:value-type="float">
            <text:p>1387</text:p>
          </table:table-cell>
          <table:table-cell table:style-name="Default" table:formula="of:=IF([.C215]=&quot;#N/A&quot;;SUBSTITUTE(&quot;#N/A&quot;;&quot;A&quot;;&quot;D&quot;);[.C215])" office:value-type="float" office:value="1387" calcext:value-type="float">
            <text:p>1387</text:p>
          </table:table-cell>
          <table:table-cell table:formula="of:=IF([.D215]=&quot;#N/D&quot;;IFNA(([.D214]+[.D216])/2;[.D215]);[.D215])" office:value-type="float" office:value="1387" calcext:value-type="float">
            <text:p>1387</text:p>
          </table:table-cell>
          <table:table-cell office:value-type="float" office:value="1387" calcext:value-type="float">
            <text:p>1387</text:p>
          </table:table-cell>
          <table:table-cell table:style-name="ce12" table:formula="of:=AVERAGE([.C212:.C218])" office:value-type="float" office:value="1562" calcext:value-type="float">
            <text:p>1562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7-Jan-2009</text:p>
          </table:table-cell>
          <table:table-cell office:value-type="float" office:value="1517" calcext:value-type="float">
            <text:p>1517</text:p>
          </table:table-cell>
          <table:table-cell table:style-name="Default" table:formula="of:=IF([.C216]=&quot;#N/A&quot;;SUBSTITUTE(&quot;#N/A&quot;;&quot;A&quot;;&quot;D&quot;);[.C216])" office:value-type="float" office:value="1517" calcext:value-type="float">
            <text:p>1517</text:p>
          </table:table-cell>
          <table:table-cell table:formula="of:=IF([.D216]=&quot;#N/D&quot;;IFNA(([.D215]+[.D217])/2;[.D216]);[.D216])" office:value-type="float" office:value="1517" calcext:value-type="float">
            <text:p>1517</text:p>
          </table:table-cell>
          <table:table-cell office:value-type="float" office:value="1517" calcext:value-type="float">
            <text:p>1517</text:p>
          </table:table-cell>
          <table:table-cell table:style-name="ce12" table:formula="of:=AVERAGE([.C213:.C219])" office:value-type="float" office:value="1520.57142857143" calcext:value-type="float">
            <text:p>1520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8-Jan-2009</text:p>
          </table:table-cell>
          <table:table-cell office:value-type="float" office:value="1401" calcext:value-type="float">
            <text:p>1401</text:p>
          </table:table-cell>
          <table:table-cell table:style-name="Default" table:formula="of:=IF([.C217]=&quot;#N/A&quot;;SUBSTITUTE(&quot;#N/A&quot;;&quot;A&quot;;&quot;D&quot;);[.C217])" office:value-type="float" office:value="1401" calcext:value-type="float">
            <text:p>1401</text:p>
          </table:table-cell>
          <table:table-cell table:formula="of:=IF([.D217]=&quot;#N/D&quot;;IFNA(([.D216]+[.D218])/2;[.D217]);[.D217])" office:value-type="float" office:value="1401" calcext:value-type="float">
            <text:p>1401</text:p>
          </table:table-cell>
          <table:table-cell office:value-type="float" office:value="1401" calcext:value-type="float">
            <text:p>1401</text:p>
          </table:table-cell>
          <table:table-cell table:style-name="ce12" table:formula="of:=AVERAGE([.C214:.C220])" office:value-type="float" office:value="1510.28571428571" calcext:value-type="float">
            <text:p>1510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9-Jan-2009</text:p>
          </table:table-cell>
          <table:table-cell office:value-type="float" office:value="1645" calcext:value-type="float">
            <text:p>1645</text:p>
          </table:table-cell>
          <table:table-cell table:style-name="Default" table:formula="of:=IF([.C218]=&quot;#N/A&quot;;SUBSTITUTE(&quot;#N/A&quot;;&quot;A&quot;;&quot;D&quot;);[.C218])" office:value-type="float" office:value="1645" calcext:value-type="float">
            <text:p>1645</text:p>
          </table:table-cell>
          <table:table-cell table:formula="of:=IF([.D218]=&quot;#N/D&quot;;IFNA(([.D217]+[.D219])/2;[.D218]);[.D218])" office:value-type="float" office:value="1645" calcext:value-type="float">
            <text:p>1645</text:p>
          </table:table-cell>
          <table:table-cell office:value-type="float" office:value="1645" calcext:value-type="float">
            <text:p>1645</text:p>
          </table:table-cell>
          <table:table-cell table:style-name="ce12" table:formula="of:=AVERAGE([.C215:.C221])" office:value-type="float" office:value="1494.57142857143" calcext:value-type="float">
            <text:p>1494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0-Jan-2009</text:p>
          </table:table-cell>
          <table:table-cell office:value-type="float" office:value="1272" calcext:value-type="float">
            <text:p>1272</text:p>
          </table:table-cell>
          <table:table-cell table:style-name="Default" table:formula="of:=IF([.C219]=&quot;#N/A&quot;;SUBSTITUTE(&quot;#N/A&quot;;&quot;A&quot;;&quot;D&quot;);[.C219])" office:value-type="float" office:value="1272" calcext:value-type="float">
            <text:p>1272</text:p>
          </table:table-cell>
          <table:table-cell table:formula="of:=IF([.D219]=&quot;#N/D&quot;;IFNA(([.D218]+[.D220])/2;[.D219]);[.D219])" office:value-type="float" office:value="1272" calcext:value-type="float">
            <text:p>1272</text:p>
          </table:table-cell>
          <table:table-cell office:value-type="float" office:value="1272" calcext:value-type="float">
            <text:p>1272</text:p>
          </table:table-cell>
          <table:table-cell table:style-name="ce12" table:formula="of:=AVERAGE([.C216:.C222])" office:value-type="float" office:value="1525.42857142857" calcext:value-type="float">
            <text:p>1525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1-Jan-2009</text:p>
          </table:table-cell>
          <table:table-cell office:value-type="float" office:value="1686" calcext:value-type="float">
            <text:p>1686</text:p>
          </table:table-cell>
          <table:table-cell table:style-name="Default" table:formula="of:=IF([.C220]=&quot;#N/A&quot;;SUBSTITUTE(&quot;#N/A&quot;;&quot;A&quot;;&quot;D&quot;);[.C220])" office:value-type="float" office:value="1686" calcext:value-type="float">
            <text:p>1686</text:p>
          </table:table-cell>
          <table:table-cell table:formula="of:=IF([.D220]=&quot;#N/D&quot;;IFNA(([.D219]+[.D221])/2;[.D220]);[.D220])" office:value-type="float" office:value="1686" calcext:value-type="float">
            <text:p>1686</text:p>
          </table:table-cell>
          <table:table-cell office:value-type="float" office:value="1686" calcext:value-type="float">
            <text:p>1686</text:p>
          </table:table-cell>
          <table:table-cell table:style-name="ce12" table:formula="of:=AVERAGE([.C217:.C223])" office:value-type="float" office:value="1488.28571428571" calcext:value-type="float">
            <text:p>1488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2-Jan-2009</text:p>
          </table:table-cell>
          <table:table-cell office:value-type="float" office:value="1554" calcext:value-type="float">
            <text:p>1554</text:p>
          </table:table-cell>
          <table:table-cell table:style-name="Default" table:formula="of:=IF([.C221]=&quot;#N/A&quot;;SUBSTITUTE(&quot;#N/A&quot;;&quot;A&quot;;&quot;D&quot;);[.C221])" office:value-type="float" office:value="1554" calcext:value-type="float">
            <text:p>1554</text:p>
          </table:table-cell>
          <table:table-cell table:formula="of:=IF([.D221]=&quot;#N/D&quot;;IFNA(([.D220]+[.D222])/2;[.D221]);[.D221])" office:value-type="float" office:value="1554" calcext:value-type="float">
            <text:p>1554</text:p>
          </table:table-cell>
          <table:table-cell office:value-type="float" office:value="1554" calcext:value-type="float">
            <text:p>1554</text:p>
          </table:table-cell>
          <table:table-cell table:style-name="ce12" table:formula="of:=AVERAGE([.C218:.C224])" office:value-type="float" office:value="1512.71428571429" calcext:value-type="float">
            <text:p>1512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3-Jan-2009</text:p>
          </table:table-cell>
          <table:table-cell office:value-type="float" office:value="1603" calcext:value-type="float">
            <text:p>1603</text:p>
          </table:table-cell>
          <table:table-cell table:style-name="Default" table:formula="of:=IF([.C222]=&quot;#N/A&quot;;SUBSTITUTE(&quot;#N/A&quot;;&quot;A&quot;;&quot;D&quot;);[.C222])" office:value-type="float" office:value="1603" calcext:value-type="float">
            <text:p>1603</text:p>
          </table:table-cell>
          <table:table-cell table:formula="of:=IF([.D222]=&quot;#N/D&quot;;IFNA(([.D221]+[.D223])/2;[.D222]);[.D222])" office:value-type="float" office:value="1603" calcext:value-type="float">
            <text:p>1603</text:p>
          </table:table-cell>
          <table:table-cell office:value-type="float" office:value="1603" calcext:value-type="float">
            <text:p>1603</text:p>
          </table:table-cell>
          <table:table-cell table:style-name="ce12" table:formula="of:=AVERAGE([.C219:.C225])" office:value-type="float" office:value="1520.57142857143" calcext:value-type="float">
            <text:p>1520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4-Jan-2009</text:p>
          </table:table-cell>
          <table:table-cell office:value-type="float" office:value="1257" calcext:value-type="float">
            <text:p>1257</text:p>
          </table:table-cell>
          <table:table-cell table:style-name="Default" table:formula="of:=IF([.C223]=&quot;#N/A&quot;;SUBSTITUTE(&quot;#N/A&quot;;&quot;A&quot;;&quot;D&quot;);[.C223])" office:value-type="float" office:value="1257" calcext:value-type="float">
            <text:p>1257</text:p>
          </table:table-cell>
          <table:table-cell table:formula="of:=IF([.D223]=&quot;#N/D&quot;;IFNA(([.D222]+[.D224])/2;[.D223]);[.D223])" office:value-type="float" office:value="1257" calcext:value-type="float">
            <text:p>1257</text:p>
          </table:table-cell>
          <table:table-cell office:value-type="float" office:value="1257" calcext:value-type="float">
            <text:p>1257</text:p>
          </table:table-cell>
          <table:table-cell table:style-name="ce12" table:formula="of:=AVERAGE([.C220:.C226])" office:value-type="float" office:value="1559.42857142857" calcext:value-type="float">
            <text:p>1559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5-Jan-2009</text:p>
          </table:table-cell>
          <table:table-cell office:value-type="float" office:value="1572" calcext:value-type="float">
            <text:p>1572</text:p>
          </table:table-cell>
          <table:table-cell table:style-name="Default" table:formula="of:=IF([.C224]=&quot;#N/A&quot;;SUBSTITUTE(&quot;#N/A&quot;;&quot;A&quot;;&quot;D&quot;);[.C224])" office:value-type="float" office:value="1572" calcext:value-type="float">
            <text:p>1572</text:p>
          </table:table-cell>
          <table:table-cell table:formula="of:=IF([.D224]=&quot;#N/D&quot;;IFNA(([.D223]+[.D225])/2;[.D224]);[.D224])" office:value-type="float" office:value="1572" calcext:value-type="float">
            <text:p>1572</text:p>
          </table:table-cell>
          <table:table-cell office:value-type="float" office:value="1572" calcext:value-type="float">
            <text:p>1572</text:p>
          </table:table-cell>
          <table:table-cell table:style-name="ce12" table:formula="of:=AVERAGE([.C221:.C227])" office:value-type="float" office:value="1531.42857142857" calcext:value-type="float">
            <text:p>1531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6-Jan-2009</text:p>
          </table:table-cell>
          <table:table-cell office:value-type="float" office:value="1700" calcext:value-type="float">
            <text:p>1700</text:p>
          </table:table-cell>
          <table:table-cell table:style-name="Default" table:formula="of:=IF([.C225]=&quot;#N/A&quot;;SUBSTITUTE(&quot;#N/A&quot;;&quot;A&quot;;&quot;D&quot;);[.C225])" office:value-type="float" office:value="1700" calcext:value-type="float">
            <text:p>1700</text:p>
          </table:table-cell>
          <table:table-cell table:formula="of:=IF([.D225]=&quot;#N/D&quot;;IFNA(([.D224]+[.D226])/2;[.D225]);[.D225])" office:value-type="float" office:value="1700" calcext:value-type="float">
            <text:p>1700</text:p>
          </table:table-cell>
          <table:table-cell office:value-type="float" office:value="1700" calcext:value-type="float">
            <text:p>1700</text:p>
          </table:table-cell>
          <table:table-cell table:style-name="ce12" table:formula="of:=AVERAGE([.C222:.C228])" office:value-type="float" office:value="1520.14285714286" calcext:value-type="float">
            <text:p>1520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7-Jan-2009</text:p>
          </table:table-cell>
          <table:table-cell office:value-type="float" office:value="1544" calcext:value-type="float">
            <text:p>1544</text:p>
          </table:table-cell>
          <table:table-cell table:style-name="Default" table:formula="of:=IF([.C226]=&quot;#N/A&quot;;SUBSTITUTE(&quot;#N/A&quot;;&quot;A&quot;;&quot;D&quot;);[.C226])" office:value-type="float" office:value="1544" calcext:value-type="float">
            <text:p>1544</text:p>
          </table:table-cell>
          <table:table-cell table:formula="of:=IF([.D226]=&quot;#N/D&quot;;IFNA(([.D225]+[.D227])/2;[.D226]);[.D226])" office:value-type="float" office:value="1544" calcext:value-type="float">
            <text:p>1544</text:p>
          </table:table-cell>
          <table:table-cell office:value-type="float" office:value="1544" calcext:value-type="float">
            <text:p>1544</text:p>
          </table:table-cell>
          <table:table-cell table:style-name="ce12" table:formula="of:=AVERAGE([.C223:.C229])" office:value-type="float" office:value="1532.57142857143" calcext:value-type="float">
            <text:p>1532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8-Jan-2009</text:p>
          </table:table-cell>
          <table:table-cell office:value-type="float" office:value="1490" calcext:value-type="float">
            <text:p>1490</text:p>
          </table:table-cell>
          <table:table-cell table:style-name="Default" table:formula="of:=IF([.C227]=&quot;#N/A&quot;;SUBSTITUTE(&quot;#N/A&quot;;&quot;A&quot;;&quot;D&quot;);[.C227])" office:value-type="float" office:value="1490" calcext:value-type="float">
            <text:p>1490</text:p>
          </table:table-cell>
          <table:table-cell table:formula="of:=IF([.D227]=&quot;#N/D&quot;;IFNA(([.D226]+[.D228])/2;[.D227]);[.D227])" office:value-type="float" office:value="1490" calcext:value-type="float">
            <text:p>1490</text:p>
          </table:table-cell>
          <table:table-cell office:value-type="float" office:value="1490" calcext:value-type="float">
            <text:p>1490</text:p>
          </table:table-cell>
          <table:table-cell table:style-name="ce12" table:formula="of:=AVERAGE([.C224:.C230])" office:value-type="float" office:value="1569.14285714286" calcext:value-type="float">
            <text:p>1569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9-Jan-2009</text:p>
          </table:table-cell>
          <table:table-cell office:value-type="float" office:value="1475" calcext:value-type="float">
            <text:p>1475</text:p>
          </table:table-cell>
          <table:table-cell table:style-name="Default" table:formula="of:=IF([.C228]=&quot;#N/A&quot;;SUBSTITUTE(&quot;#N/A&quot;;&quot;A&quot;;&quot;D&quot;);[.C228])" office:value-type="float" office:value="1475" calcext:value-type="float">
            <text:p>1475</text:p>
          </table:table-cell>
          <table:table-cell table:formula="of:=IF([.D228]=&quot;#N/D&quot;;IFNA(([.D227]+[.D229])/2;[.D228]);[.D228])" office:value-type="float" office:value="1475" calcext:value-type="float">
            <text:p>1475</text:p>
          </table:table-cell>
          <table:table-cell office:value-type="float" office:value="1475" calcext:value-type="float">
            <text:p>1475</text:p>
          </table:table-cell>
          <table:table-cell table:style-name="ce12" table:formula="of:=AVERAGE([.C225:.C231])" office:value-type="float" office:value="1579.71428571429" calcext:value-type="float">
            <text:p>1579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0-Jan-2009</text:p>
          </table:table-cell>
          <table:table-cell office:value-type="float" office:value="1690" calcext:value-type="float">
            <text:p>1690</text:p>
          </table:table-cell>
          <table:table-cell table:style-name="Default" table:formula="of:=IF([.C229]=&quot;#N/A&quot;;SUBSTITUTE(&quot;#N/A&quot;;&quot;A&quot;;&quot;D&quot;);[.C229])" office:value-type="float" office:value="1690" calcext:value-type="float">
            <text:p>1690</text:p>
          </table:table-cell>
          <table:table-cell table:formula="of:=IF([.D229]=&quot;#N/D&quot;;IFNA(([.D228]+[.D230])/2;[.D229]);[.D229])" office:value-type="float" office:value="1690" calcext:value-type="float">
            <text:p>1690</text:p>
          </table:table-cell>
          <table:table-cell office:value-type="float" office:value="1690" calcext:value-type="float">
            <text:p>1690</text:p>
          </table:table-cell>
          <table:table-cell table:style-name="ce12" table:formula="of:=AVERAGE([.C226:.C232])" office:value-type="float" office:value="1560.14285714286" calcext:value-type="float">
            <text:p>1560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1-Jan-2009</text:p>
          </table:table-cell>
          <table:table-cell office:value-type="float" office:value="1513" calcext:value-type="float">
            <text:p>1513</text:p>
          </table:table-cell>
          <table:table-cell table:style-name="Default" table:formula="of:=IF([.C230]=&quot;#N/A&quot;;SUBSTITUTE(&quot;#N/A&quot;;&quot;A&quot;;&quot;D&quot;);[.C230])" office:value-type="float" office:value="1513" calcext:value-type="float">
            <text:p>1513</text:p>
          </table:table-cell>
          <table:table-cell table:formula="of:=IF([.D230]=&quot;#N/D&quot;;IFNA(([.D229]+[.D231])/2;[.D230]);[.D230])" office:value-type="float" office:value="1513" calcext:value-type="float">
            <text:p>1513</text:p>
          </table:table-cell>
          <table:table-cell office:value-type="float" office:value="1513" calcext:value-type="float">
            <text:p>1513</text:p>
          </table:table-cell>
          <table:table-cell table:style-name="ce12" table:formula="of:=AVERAGE([.C227:.C233])" office:value-type="float" office:value="1526.85714285714" calcext:value-type="float">
            <text:p>1526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-Feb-2009</text:p>
          </table:table-cell>
          <table:table-cell office:value-type="float" office:value="1646" calcext:value-type="float">
            <text:p>1646</text:p>
          </table:table-cell>
          <table:table-cell table:style-name="Default" table:formula="of:=IF([.C231]=&quot;#N/A&quot;;SUBSTITUTE(&quot;#N/A&quot;;&quot;A&quot;;&quot;D&quot;);[.C231])" office:value-type="float" office:value="1646" calcext:value-type="float">
            <text:p>1646</text:p>
          </table:table-cell>
          <table:table-cell table:formula="of:=IF([.D231]=&quot;#N/D&quot;;IFNA(([.D230]+[.D232])/2;[.D231]);[.D231])" office:value-type="float" office:value="1646" calcext:value-type="float">
            <text:p>1646</text:p>
          </table:table-cell>
          <table:table-cell office:value-type="float" office:value="1646" calcext:value-type="float">
            <text:p>1646</text:p>
          </table:table-cell>
          <table:table-cell table:style-name="ce12" table:formula="of:=AVERAGE([.C228:.C234])" office:value-type="float" office:value="1539" calcext:value-type="float">
            <text:p>1539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-Feb-2009</text:p>
          </table:table-cell>
          <table:table-cell office:value-type="float" office:value="1563" calcext:value-type="float">
            <text:p>1563</text:p>
          </table:table-cell>
          <table:table-cell table:style-name="Default" table:formula="of:=IF([.C232]=&quot;#N/A&quot;;SUBSTITUTE(&quot;#N/A&quot;;&quot;A&quot;;&quot;D&quot;);[.C232])" office:value-type="float" office:value="1563" calcext:value-type="float">
            <text:p>1563</text:p>
          </table:table-cell>
          <table:table-cell table:formula="of:=IF([.D232]=&quot;#N/D&quot;;IFNA(([.D231]+[.D233])/2;[.D232]);[.D232])" office:value-type="float" office:value="1563" calcext:value-type="float">
            <text:p>1563</text:p>
          </table:table-cell>
          <table:table-cell office:value-type="float" office:value="1563" calcext:value-type="float">
            <text:p>1563</text:p>
          </table:table-cell>
          <table:table-cell table:style-name="ce12" table:formula="of:=AVERAGE([.C229:.C235])" office:value-type="float" office:value="1563" calcext:value-type="float">
            <text:p>1563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-Feb-2009</text:p>
          </table:table-cell>
          <table:table-cell office:value-type="float" office:value="1311" calcext:value-type="float">
            <text:p>1311</text:p>
          </table:table-cell>
          <table:table-cell table:style-name="Default" table:formula="of:=IF([.C233]=&quot;#N/A&quot;;SUBSTITUTE(&quot;#N/A&quot;;&quot;A&quot;;&quot;D&quot;);[.C233])" office:value-type="float" office:value="1311" calcext:value-type="float">
            <text:p>1311</text:p>
          </table:table-cell>
          <table:table-cell table:formula="of:=IF([.D233]=&quot;#N/D&quot;;IFNA(([.D232]+[.D234])/2;[.D233]);[.D233])" office:value-type="float" office:value="1311" calcext:value-type="float">
            <text:p>1311</text:p>
          </table:table-cell>
          <table:table-cell office:value-type="float" office:value="1311" calcext:value-type="float">
            <text:p>1311</text:p>
          </table:table-cell>
          <table:table-cell table:style-name="ce12" table:formula="of:=AVERAGE([.C230:.C236])" office:value-type="float" office:value="1522.71428571429" calcext:value-type="float">
            <text:p>1522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-Feb-2009</text:p>
          </table:table-cell>
          <table:table-cell office:value-type="float" office:value="1575" calcext:value-type="float">
            <text:p>1575</text:p>
          </table:table-cell>
          <table:table-cell table:style-name="Default" table:formula="of:=IF([.C234]=&quot;#N/A&quot;;SUBSTITUTE(&quot;#N/A&quot;;&quot;A&quot;;&quot;D&quot;);[.C234])" office:value-type="float" office:value="1575" calcext:value-type="float">
            <text:p>1575</text:p>
          </table:table-cell>
          <table:table-cell table:formula="of:=IF([.D234]=&quot;#N/D&quot;;IFNA(([.D233]+[.D235])/2;[.D234]);[.D234])" office:value-type="float" office:value="1575" calcext:value-type="float">
            <text:p>1575</text:p>
          </table:table-cell>
          <table:table-cell office:value-type="float" office:value="1575" calcext:value-type="float">
            <text:p>1575</text:p>
          </table:table-cell>
          <table:table-cell table:style-name="ce12" table:formula="of:=AVERAGE([.C231:.C237])" office:value-type="float" office:value="1510.42857142857" calcext:value-type="float">
            <text:p>1510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-Feb-2009</text:p>
          </table:table-cell>
          <table:table-cell office:value-type="float" office:value="1643" calcext:value-type="float">
            <text:p>1643</text:p>
          </table:table-cell>
          <table:table-cell table:style-name="Default" table:formula="of:=IF([.C235]=&quot;#N/A&quot;;SUBSTITUTE(&quot;#N/A&quot;;&quot;A&quot;;&quot;D&quot;);[.C235])" office:value-type="float" office:value="1643" calcext:value-type="float">
            <text:p>1643</text:p>
          </table:table-cell>
          <table:table-cell table:formula="of:=IF([.D235]=&quot;#N/D&quot;;IFNA(([.D234]+[.D236])/2;[.D235]);[.D235])" office:value-type="float" office:value="1643" calcext:value-type="float">
            <text:p>1643</text:p>
          </table:table-cell>
          <table:table-cell office:value-type="float" office:value="1643" calcext:value-type="float">
            <text:p>1643</text:p>
          </table:table-cell>
          <table:table-cell table:style-name="ce12" table:formula="of:=AVERAGE([.C232:.C238])" office:value-type="float" office:value="1487.83333333333" calcext:value-type="float">
            <text:p>1487,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6-Feb-2009</text:p>
          </table:table-cell>
          <table:table-cell office:value-type="float" office:value="1408" calcext:value-type="float">
            <text:p>1408</text:p>
          </table:table-cell>
          <table:table-cell table:style-name="Default" table:formula="of:=IF([.C236]=&quot;#N/A&quot;;SUBSTITUTE(&quot;#N/A&quot;;&quot;A&quot;;&quot;D&quot;);[.C236])" office:value-type="float" office:value="1408" calcext:value-type="float">
            <text:p>1408</text:p>
          </table:table-cell>
          <table:table-cell table:formula="of:=IF([.D236]=&quot;#N/D&quot;;IFNA(([.D235]+[.D237])/2;[.D236]);[.D236])" office:value-type="float" office:value="1408" calcext:value-type="float">
            <text:p>1408</text:p>
          </table:table-cell>
          <table:table-cell office:value-type="float" office:value="1408" calcext:value-type="float">
            <text:p>1408</text:p>
          </table:table-cell>
          <table:table-cell table:style-name="ce12" table:formula="of:=AVERAGE([.C233:.C239])" office:value-type="float" office:value="1443.66666666667" calcext:value-type="float">
            <text:p>1443,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7-Feb-2009</text:p>
          </table:table-cell>
          <table:table-cell office:value-type="float" office:value="1427" calcext:value-type="float">
            <text:p>1427</text:p>
          </table:table-cell>
          <table:table-cell table:style-name="Default" table:formula="of:=IF([.C237]=&quot;#N/A&quot;;SUBSTITUTE(&quot;#N/A&quot;;&quot;A&quot;;&quot;D&quot;);[.C237])" office:value-type="float" office:value="1427" calcext:value-type="float">
            <text:p>1427</text:p>
          </table:table-cell>
          <table:table-cell table:formula="of:=IF([.D237]=&quot;#N/D&quot;;IFNA(([.D236]+[.D238])/2;[.D237]);[.D237])" office:value-type="float" office:value="1427" calcext:value-type="float">
            <text:p>1427</text:p>
          </table:table-cell>
          <table:table-cell office:value-type="float" office:value="1427" calcext:value-type="float">
            <text:p>1427</text:p>
          </table:table-cell>
          <table:table-cell table:style-name="ce12" table:formula="of:=AVERAGE([.C234:.C240])" office:value-type="float" office:value="1450.33333333333" calcext:value-type="float">
            <text:p>1450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-Feb-2009</text:p>
          </table:table-cell>
          <table:table-cell office:value-type="string" calcext:value-type="string">
            <text:p>#N/A</text:p>
          </table:table-cell>
          <table:table-cell table:style-name="Default" table:formula="of:=IF([.C238]=&quot;#N/A&quot;;SUBSTITUTE(&quot;#N/A&quot;;&quot;A&quot;;&quot;D&quot;);[.C238])" office:value-type="string" office:string-value="#N/D" calcext:value-type="string">
            <text:p>#N/D</text:p>
          </table:table-cell>
          <table:table-cell table:formula="of:=IF([.D238]=&quot;#N/D&quot;;IFNA(([.D237]+[.D239])/2;[.D238]);[.D238])" office:value-type="float" office:value="1362.5" calcext:value-type="float">
            <text:p>1362,5</text:p>
          </table:table-cell>
          <table:table-cell office:value-type="float" office:value="1362.5" calcext:value-type="float">
            <text:p>1362,5</text:p>
          </table:table-cell>
          <table:table-cell table:style-name="ce12" table:formula="of:=AVERAGE([.C235:.C241])" office:value-type="float" office:value="1412.16666666667" calcext:value-type="float">
            <text:p>1412,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9-Feb-2009</text:p>
          </table:table-cell>
          <table:table-cell office:value-type="float" office:value="1298" calcext:value-type="float">
            <text:p>1298</text:p>
          </table:table-cell>
          <table:table-cell table:style-name="Default" table:formula="of:=IF([.C239]=&quot;#N/A&quot;;SUBSTITUTE(&quot;#N/A&quot;;&quot;A&quot;;&quot;D&quot;);[.C239])" office:value-type="float" office:value="1298" calcext:value-type="float">
            <text:p>1298</text:p>
          </table:table-cell>
          <table:table-cell table:formula="of:=IF([.D239]=&quot;#N/D&quot;;IFNA(([.D238]+[.D240])/2;[.D239]);[.D239])" office:value-type="float" office:value="1298" calcext:value-type="float">
            <text:p>1298</text:p>
          </table:table-cell>
          <table:table-cell office:value-type="float" office:value="1298" calcext:value-type="float">
            <text:p>1298</text:p>
          </table:table-cell>
          <table:table-cell table:style-name="ce12" table:formula="of:=AVERAGE([.C236:.C242])" office:value-type="float" office:value="1354.83333333333" calcext:value-type="float">
            <text:p>1354,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-Feb-2009</text:p>
          </table:table-cell>
          <table:table-cell office:value-type="float" office:value="1351" calcext:value-type="float">
            <text:p>1351</text:p>
          </table:table-cell>
          <table:table-cell table:style-name="Default" table:formula="of:=IF([.C240]=&quot;#N/A&quot;;SUBSTITUTE(&quot;#N/A&quot;;&quot;A&quot;;&quot;D&quot;);[.C240])" office:value-type="float" office:value="1351" calcext:value-type="float">
            <text:p>1351</text:p>
          </table:table-cell>
          <table:table-cell table:formula="of:=IF([.D240]=&quot;#N/D&quot;;IFNA(([.D239]+[.D241])/2;[.D240]);[.D240])" office:value-type="float" office:value="1351" calcext:value-type="float">
            <text:p>1351</text:p>
          </table:table-cell>
          <table:table-cell office:value-type="float" office:value="1351" calcext:value-type="float">
            <text:p>1351</text:p>
          </table:table-cell>
          <table:table-cell table:style-name="ce12" table:formula="of:=AVERAGE([.C237:.C243])" office:value-type="float" office:value="1387.33333333333" calcext:value-type="float">
            <text:p>1387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1-Feb-2009</text:p>
          </table:table-cell>
          <table:table-cell office:value-type="float" office:value="1346" calcext:value-type="float">
            <text:p>1346</text:p>
          </table:table-cell>
          <table:table-cell table:style-name="Default" table:formula="of:=IF([.C241]=&quot;#N/A&quot;;SUBSTITUTE(&quot;#N/A&quot;;&quot;A&quot;;&quot;D&quot;);[.C241])" office:value-type="float" office:value="1346" calcext:value-type="float">
            <text:p>1346</text:p>
          </table:table-cell>
          <table:table-cell table:formula="of:=IF([.D241]=&quot;#N/D&quot;;IFNA(([.D240]+[.D242])/2;[.D241]);[.D241])" office:value-type="float" office:value="1346" calcext:value-type="float">
            <text:p>1346</text:p>
          </table:table-cell>
          <table:table-cell office:value-type="float" office:value="1346" calcext:value-type="float">
            <text:p>1346</text:p>
          </table:table-cell>
          <table:table-cell table:style-name="ce12" table:formula="of:=AVERAGE([.C238:.C244])" office:value-type="float" office:value="1382" calcext:value-type="float">
            <text:p>1382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2-Feb-2009</text:p>
          </table:table-cell>
          <table:table-cell office:value-type="float" office:value="1299" calcext:value-type="float">
            <text:p>1299</text:p>
          </table:table-cell>
          <table:table-cell table:style-name="Default" table:formula="of:=IF([.C242]=&quot;#N/A&quot;;SUBSTITUTE(&quot;#N/A&quot;;&quot;A&quot;;&quot;D&quot;);[.C242])" office:value-type="float" office:value="1299" calcext:value-type="float">
            <text:p>1299</text:p>
          </table:table-cell>
          <table:table-cell table:formula="of:=IF([.D242]=&quot;#N/D&quot;;IFNA(([.D241]+[.D243])/2;[.D242]);[.D242])" office:value-type="float" office:value="1299" calcext:value-type="float">
            <text:p>1299</text:p>
          </table:table-cell>
          <table:table-cell office:value-type="float" office:value="1299" calcext:value-type="float">
            <text:p>1299</text:p>
          </table:table-cell>
          <table:table-cell table:style-name="ce12" table:formula="of:=AVERAGE([.C239:.C245])" office:value-type="float" office:value="1433.14285714286" calcext:value-type="float">
            <text:p>1433,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3-Feb-2009</text:p>
          </table:table-cell>
          <table:table-cell office:value-type="float" office:value="1603" calcext:value-type="float">
            <text:p>1603</text:p>
          </table:table-cell>
          <table:table-cell table:style-name="Default" table:formula="of:=IF([.C243]=&quot;#N/A&quot;;SUBSTITUTE(&quot;#N/A&quot;;&quot;A&quot;;&quot;D&quot;);[.C243])" office:value-type="float" office:value="1603" calcext:value-type="float">
            <text:p>1603</text:p>
          </table:table-cell>
          <table:table-cell table:formula="of:=IF([.D243]=&quot;#N/D&quot;;IFNA(([.D242]+[.D244])/2;[.D243]);[.D243])" office:value-type="float" office:value="1603" calcext:value-type="float">
            <text:p>1603</text:p>
          </table:table-cell>
          <table:table-cell office:value-type="float" office:value="1603" calcext:value-type="float">
            <text:p>1603</text:p>
          </table:table-cell>
          <table:table-cell table:style-name="ce12" table:formula="of:=AVERAGE([.C240:.C246])" office:value-type="float" office:value="1435.28571428571" calcext:value-type="float">
            <text:p>1435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-Feb-2009</text:p>
          </table:table-cell>
          <table:table-cell office:value-type="float" office:value="1395" calcext:value-type="float">
            <text:p>1395</text:p>
          </table:table-cell>
          <table:table-cell table:style-name="Default" table:formula="of:=IF([.C244]=&quot;#N/A&quot;;SUBSTITUTE(&quot;#N/A&quot;;&quot;A&quot;;&quot;D&quot;);[.C244])" office:value-type="float" office:value="1395" calcext:value-type="float">
            <text:p>1395</text:p>
          </table:table-cell>
          <table:table-cell table:formula="of:=IF([.D244]=&quot;#N/D&quot;;IFNA(([.D243]+[.D245])/2;[.D244]);[.D244])" office:value-type="float" office:value="1395" calcext:value-type="float">
            <text:p>1395</text:p>
          </table:table-cell>
          <table:table-cell office:value-type="float" office:value="1395" calcext:value-type="float">
            <text:p>1395</text:p>
          </table:table-cell>
          <table:table-cell table:style-name="ce12" table:formula="of:=AVERAGE([.C241:.C247])" office:value-type="float" office:value="1453.85714285714" calcext:value-type="float">
            <text:p>1453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5-Feb-2009</text:p>
          </table:table-cell>
          <table:table-cell office:value-type="float" office:value="1740" calcext:value-type="float">
            <text:p>1740</text:p>
          </table:table-cell>
          <table:table-cell table:style-name="Default" table:formula="of:=IF([.C245]=&quot;#N/A&quot;;SUBSTITUTE(&quot;#N/A&quot;;&quot;A&quot;;&quot;D&quot;);[.C245])" office:value-type="float" office:value="1740" calcext:value-type="float">
            <text:p>1740</text:p>
          </table:table-cell>
          <table:table-cell table:formula="of:=IF([.D245]=&quot;#N/D&quot;;IFNA(([.D244]+[.D246])/2;[.D245]);[.D245])" office:value-type="float" office:value="1740" calcext:value-type="float">
            <text:p>1740</text:p>
          </table:table-cell>
          <table:table-cell office:value-type="float" office:value="1740" calcext:value-type="float">
            <text:p>1740</text:p>
          </table:table-cell>
          <table:table-cell table:style-name="ce12" table:formula="of:=AVERAGE([.C242:.C248])" office:value-type="float" office:value="1455" calcext:value-type="float">
            <text:p>1455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6-Feb-2009</text:p>
          </table:table-cell>
          <table:table-cell office:value-type="float" office:value="1313" calcext:value-type="float">
            <text:p>1313</text:p>
          </table:table-cell>
          <table:table-cell table:style-name="Default" table:formula="of:=IF([.C246]=&quot;#N/A&quot;;SUBSTITUTE(&quot;#N/A&quot;;&quot;A&quot;;&quot;D&quot;);[.C246])" office:value-type="float" office:value="1313" calcext:value-type="float">
            <text:p>1313</text:p>
          </table:table-cell>
          <table:table-cell table:formula="of:=IF([.D246]=&quot;#N/D&quot;;IFNA(([.D245]+[.D247])/2;[.D246]);[.D246])" office:value-type="float" office:value="1313" calcext:value-type="float">
            <text:p>1313</text:p>
          </table:table-cell>
          <table:table-cell office:value-type="float" office:value="1313" calcext:value-type="float">
            <text:p>1313</text:p>
          </table:table-cell>
          <table:table-cell table:style-name="ce12" table:formula="of:=AVERAGE([.C243:.C249])" office:value-type="float" office:value="1461.57142857143" calcext:value-type="float">
            <text:p>1461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-Feb-2009</text:p>
          </table:table-cell>
          <table:table-cell office:value-type="float" office:value="1481" calcext:value-type="float">
            <text:p>1481</text:p>
          </table:table-cell>
          <table:table-cell table:style-name="Default" table:formula="of:=IF([.C247]=&quot;#N/A&quot;;SUBSTITUTE(&quot;#N/A&quot;;&quot;A&quot;;&quot;D&quot;);[.C247])" office:value-type="float" office:value="1481" calcext:value-type="float">
            <text:p>1481</text:p>
          </table:table-cell>
          <table:table-cell table:formula="of:=IF([.D247]=&quot;#N/D&quot;;IFNA(([.D246]+[.D248])/2;[.D247]);[.D247])" office:value-type="float" office:value="1481" calcext:value-type="float">
            <text:p>1481</text:p>
          </table:table-cell>
          <table:table-cell office:value-type="float" office:value="1481" calcext:value-type="float">
            <text:p>1481</text:p>
          </table:table-cell>
          <table:table-cell table:style-name="ce12" table:formula="of:=AVERAGE([.C244:.C250])" office:value-type="float" office:value="1473.28571428571" calcext:value-type="float">
            <text:p>1473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8-Feb-2009</text:p>
          </table:table-cell>
          <table:table-cell office:value-type="float" office:value="1354" calcext:value-type="float">
            <text:p>1354</text:p>
          </table:table-cell>
          <table:table-cell table:style-name="Default" table:formula="of:=IF([.C248]=&quot;#N/A&quot;;SUBSTITUTE(&quot;#N/A&quot;;&quot;A&quot;;&quot;D&quot;);[.C248])" office:value-type="float" office:value="1354" calcext:value-type="float">
            <text:p>1354</text:p>
          </table:table-cell>
          <table:table-cell table:formula="of:=IF([.D248]=&quot;#N/D&quot;;IFNA(([.D247]+[.D249])/2;[.D248]);[.D248])" office:value-type="float" office:value="1354" calcext:value-type="float">
            <text:p>1354</text:p>
          </table:table-cell>
          <table:table-cell office:value-type="float" office:value="1354" calcext:value-type="float">
            <text:p>1354</text:p>
          </table:table-cell>
          <table:table-cell table:style-name="ce12" table:formula="of:=AVERAGE([.C245:.C251])" office:value-type="float" office:value="1487.85714285714" calcext:value-type="float">
            <text:p>1487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9-Feb-2009</text:p>
          </table:table-cell>
          <table:table-cell office:value-type="float" office:value="1345" calcext:value-type="float">
            <text:p>1345</text:p>
          </table:table-cell>
          <table:table-cell table:style-name="Default" table:formula="of:=IF([.C249]=&quot;#N/A&quot;;SUBSTITUTE(&quot;#N/A&quot;;&quot;A&quot;;&quot;D&quot;);[.C249])" office:value-type="float" office:value="1345" calcext:value-type="float">
            <text:p>1345</text:p>
          </table:table-cell>
          <table:table-cell table:formula="of:=IF([.D249]=&quot;#N/D&quot;;IFNA(([.D248]+[.D250])/2;[.D249]);[.D249])" office:value-type="float" office:value="1345" calcext:value-type="float">
            <text:p>1345</text:p>
          </table:table-cell>
          <table:table-cell office:value-type="float" office:value="1345" calcext:value-type="float">
            <text:p>1345</text:p>
          </table:table-cell>
          <table:table-cell table:style-name="ce12" table:formula="of:=AVERAGE([.C246:.C252])" office:value-type="float" office:value="1426.57142857143" calcext:value-type="float">
            <text:p>1426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0-Feb-2009</text:p>
          </table:table-cell>
          <table:table-cell office:value-type="float" office:value="1685" calcext:value-type="float">
            <text:p>1685</text:p>
          </table:table-cell>
          <table:table-cell table:style-name="Default" table:formula="of:=IF([.C250]=&quot;#N/A&quot;;SUBSTITUTE(&quot;#N/A&quot;;&quot;A&quot;;&quot;D&quot;);[.C250])" office:value-type="float" office:value="1685" calcext:value-type="float">
            <text:p>1685</text:p>
          </table:table-cell>
          <table:table-cell table:formula="of:=IF([.D250]=&quot;#N/D&quot;;IFNA(([.D249]+[.D251])/2;[.D250]);[.D250])" office:value-type="float" office:value="1685" calcext:value-type="float">
            <text:p>1685</text:p>
          </table:table-cell>
          <table:table-cell office:value-type="float" office:value="1685" calcext:value-type="float">
            <text:p>1685</text:p>
          </table:table-cell>
          <table:table-cell table:style-name="ce12" table:formula="of:=AVERAGE([.C247:.C253])" office:value-type="float" office:value="1443.42857142857" calcext:value-type="float">
            <text:p>1443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1-Feb-2009</text:p>
          </table:table-cell>
          <table:table-cell office:value-type="float" office:value="1497" calcext:value-type="float">
            <text:p>1497</text:p>
          </table:table-cell>
          <table:table-cell table:style-name="Default" table:formula="of:=IF([.C251]=&quot;#N/A&quot;;SUBSTITUTE(&quot;#N/A&quot;;&quot;A&quot;;&quot;D&quot;);[.C251])" office:value-type="float" office:value="1497" calcext:value-type="float">
            <text:p>1497</text:p>
          </table:table-cell>
          <table:table-cell table:formula="of:=IF([.D251]=&quot;#N/D&quot;;IFNA(([.D250]+[.D252])/2;[.D251]);[.D251])" office:value-type="float" office:value="1497" calcext:value-type="float">
            <text:p>1497</text:p>
          </table:table-cell>
          <table:table-cell office:value-type="float" office:value="1497" calcext:value-type="float">
            <text:p>1497</text:p>
          </table:table-cell>
          <table:table-cell table:style-name="ce12" table:formula="of:=AVERAGE([.C248:.C254])" office:value-type="float" office:value="1470.57142857143" calcext:value-type="float">
            <text:p>1470,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-Feb-2009</text:p>
          </table:table-cell>
          <table:table-cell office:value-type="float" office:value="1311" calcext:value-type="float">
            <text:p>1311</text:p>
          </table:table-cell>
          <table:table-cell table:style-name="Default" table:formula="of:=IF([.C252]=&quot;#N/A&quot;;SUBSTITUTE(&quot;#N/A&quot;;&quot;A&quot;;&quot;D&quot;);[.C252])" office:value-type="float" office:value="1311" calcext:value-type="float">
            <text:p>1311</text:p>
          </table:table-cell>
          <table:table-cell table:formula="of:=IF([.D252]=&quot;#N/D&quot;;IFNA(([.D251]+[.D253])/2;[.D252]);[.D252])" office:value-type="float" office:value="1311" calcext:value-type="float">
            <text:p>1311</text:p>
          </table:table-cell>
          <table:table-cell office:value-type="float" office:value="1311" calcext:value-type="float">
            <text:p>1311</text:p>
          </table:table-cell>
          <table:table-cell table:style-name="ce12" table:formula="of:=AVERAGE([.C249:.C255])" office:value-type="float" office:value="1502.85714285714" calcext:value-type="float">
            <text:p>1502,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3-Feb-2009</text:p>
          </table:table-cell>
          <table:table-cell office:value-type="float" office:value="1431" calcext:value-type="float">
            <text:p>1431</text:p>
          </table:table-cell>
          <table:table-cell table:style-name="Default" table:formula="of:=IF([.C253]=&quot;#N/A&quot;;SUBSTITUTE(&quot;#N/A&quot;;&quot;A&quot;;&quot;D&quot;);[.C253])" office:value-type="float" office:value="1431" calcext:value-type="float">
            <text:p>1431</text:p>
          </table:table-cell>
          <table:table-cell table:formula="of:=IF([.D253]=&quot;#N/D&quot;;IFNA(([.D252]+[.D254])/2;[.D253]);[.D253])" office:value-type="float" office:value="1431" calcext:value-type="float">
            <text:p>1431</text:p>
          </table:table-cell>
          <table:table-cell office:value-type="float" office:value="1431" calcext:value-type="float">
            <text:p>1431</text:p>
          </table:table-cell>
          <table:table-cell table:style-name="ce12" table:formula="of:=AVERAGE([.C250:.C256])" office:value-type="float" office:value="1522" calcext:value-type="float">
            <text:p>1522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4-Feb-2009</text:p>
          </table:table-cell>
          <table:table-cell office:value-type="float" office:value="1671" calcext:value-type="float">
            <text:p>1671</text:p>
          </table:table-cell>
          <table:table-cell table:style-name="Default" table:formula="of:=IF([.C254]=&quot;#N/A&quot;;SUBSTITUTE(&quot;#N/A&quot;;&quot;A&quot;;&quot;D&quot;);[.C254])" office:value-type="float" office:value="1671" calcext:value-type="float">
            <text:p>1671</text:p>
          </table:table-cell>
          <table:table-cell table:formula="of:=IF([.D254]=&quot;#N/D&quot;;IFNA(([.D253]+[.D255])/2;[.D254]);[.D254])" office:value-type="float" office:value="1671" calcext:value-type="float">
            <text:p>1671</text:p>
          </table:table-cell>
          <table:table-cell office:value-type="float" office:value="1671" calcext:value-type="float">
            <text:p>1671</text:p>
          </table:table-cell>
          <table:table-cell table:style-name="ce12" table:formula="of:=AVERAGE([.C251:.C257])" office:value-type="float" office:value="1495.28571428571" calcext:value-type="float">
            <text:p>1495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5-Feb-2009</text:p>
          </table:table-cell>
          <table:table-cell office:value-type="float" office:value="1580" calcext:value-type="float">
            <text:p>1580</text:p>
          </table:table-cell>
          <table:table-cell table:style-name="Default" table:formula="of:=IF([.C255]=&quot;#N/A&quot;;SUBSTITUTE(&quot;#N/A&quot;;&quot;A&quot;;&quot;D&quot;);[.C255])" office:value-type="float" office:value="1580" calcext:value-type="float">
            <text:p>1580</text:p>
          </table:table-cell>
          <table:table-cell table:formula="of:=IF([.D255]=&quot;#N/D&quot;;IFNA(([.D254]+[.D256])/2;[.D255]);[.D255])" office:value-type="float" office:value="1580" calcext:value-type="float">
            <text:p>1580</text:p>
          </table:table-cell>
          <table:table-cell office:value-type="float" office:value="1580" calcext:value-type="float">
            <text:p>1580</text:p>
          </table:table-cell>
          <table:table-cell table:style-name="ce12" table:formula="of:=AVERAGE([.C252:.C258])" office:value-type="float" office:value="1517" calcext:value-type="float">
            <text:p>1517,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6-Feb-2009</text:p>
          </table:table-cell>
          <table:table-cell office:value-type="float" office:value="1479" calcext:value-type="float">
            <text:p>1479</text:p>
          </table:table-cell>
          <table:table-cell table:style-name="Default" table:formula="of:=IF([.C256]=&quot;#N/A&quot;;SUBSTITUTE(&quot;#N/A&quot;;&quot;A&quot;;&quot;D&quot;);[.C256])" office:value-type="float" office:value="1479" calcext:value-type="float">
            <text:p>1479</text:p>
          </table:table-cell>
          <table:table-cell table:formula="of:=IF([.D256]=&quot;#N/D&quot;;IFNA(([.D255]+[.D257])/2;[.D256]);[.D256])" office:value-type="float" office:value="1479" calcext:value-type="float">
            <text:p>1479</text:p>
          </table:table-cell>
          <table:table-cell office:value-type="float" office:value="1479" calcext:value-type="float">
            <text:p>1479</text:p>
          </table:table-cell>
          <table:table-cell table:style-name="ce12" table:formula="of:=AVERAGE([.C253:.C259])" office:value-type="float" office:value="1571.42857142857" calcext:value-type="float">
            <text:p>1571,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7-Feb-2009</text:p>
          </table:table-cell>
          <table:table-cell office:value-type="float" office:value="1498" calcext:value-type="float">
            <text:p>1498</text:p>
          </table:table-cell>
          <table:table-cell table:style-name="Default" table:formula="of:=IF([.C257]=&quot;#N/A&quot;;SUBSTITUTE(&quot;#N/A&quot;;&quot;A&quot;;&quot;D&quot;);[.C257])" office:value-type="float" office:value="1498" calcext:value-type="float">
            <text:p>1498</text:p>
          </table:table-cell>
          <table:table-cell table:formula="of:=IF([.D257]=&quot;#N/D&quot;;IFNA(([.D256]+[.D258])/2;[.D257]);[.D257])" office:value-type="float" office:value="1498" calcext:value-type="float">
            <text:p>1498</text:p>
          </table:table-cell>
          <table:table-cell office:value-type="float" office:value="1498" calcext:value-type="float">
            <text:p>1498</text:p>
          </table:table-cell>
          <table:table-cell table:style-name="ce12" table:formula="of:=AVERAGE([.C254:.C260])" office:value-type="float" office:value="1588.28571428571" calcext:value-type="float">
            <text:p>1588,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8-Feb-2009</text:p>
          </table:table-cell>
          <table:table-cell office:value-type="float" office:value="1649" calcext:value-type="float">
            <text:p>1649</text:p>
          </table:table-cell>
          <table:table-cell table:style-name="Default" table:formula="of:=IF([.C258]=&quot;#N/A&quot;;SUBSTITUTE(&quot;#N/A&quot;;&quot;A&quot;;&quot;D&quot;);[.C258])" office:value-type="float" office:value="1649" calcext:value-type="float">
            <text:p>1649</text:p>
          </table:table-cell>
          <table:table-cell table:formula="of:=IF([.D258]=&quot;#N/D&quot;;IFNA(([.D257]+[.D259])/2;[.D258]);[.D258])" office:value-type="float" office:value="1649" calcext:value-type="float">
            <text:p>1649</text:p>
          </table:table-cell>
          <table:table-cell office:value-type="float" office:value="1649" calcext:value-type="float">
            <text:p>1649</text:p>
          </table:table-cell>
          <table:table-cell table:style-name="ce12" table:formula="of:=AVERAGE([.C255:.C261])" office:value-type="float" office:value="1586.71428571429" calcext:value-type="float">
            <text:p>1586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-Mar-2009</text:p>
          </table:table-cell>
          <table:table-cell office:value-type="float" office:value="1692" calcext:value-type="float">
            <text:p>1692</text:p>
          </table:table-cell>
          <table:table-cell table:style-name="Default" table:formula="of:=IF([.C259]=&quot;#N/A&quot;;SUBSTITUTE(&quot;#N/A&quot;;&quot;A&quot;;&quot;D&quot;);[.C259])" office:value-type="float" office:value="1692" calcext:value-type="float">
            <text:p>1692</text:p>
          </table:table-cell>
          <table:table-cell table:formula="of:=IF([.D259]=&quot;#N/D&quot;;IFNA(([.D258]+[.D260])/2;[.D259]);[.D259])" office:value-type="float" office:value="1692" calcext:value-type="float">
            <text:p>1692</text:p>
          </table:table-cell>
          <table:table-cell office:value-type="float" office:value="1692" calcext:value-type="float">
            <text:p>1692</text:p>
          </table:table-cell>
          <table:table-cell table:style-name="ce12" table:formula="of:=AVERAGE([.C256:.C262])" office:value-type="float" office:value="1601" calcext:value-type="float">
            <text:p>1601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-Mar-2009</text:p>
          </table:table-cell>
          <table:table-cell office:value-type="float" office:value="1549" calcext:value-type="float">
            <text:p>1549</text:p>
          </table:table-cell>
          <table:table-cell table:style-name="Default" table:formula="of:=IF([.C260]=&quot;#N/A&quot;;SUBSTITUTE(&quot;#N/A&quot;;&quot;A&quot;;&quot;D&quot;);[.C260])" office:value-type="float" office:value="1549" calcext:value-type="float">
            <text:p>1549</text:p>
          </table:table-cell>
          <table:table-cell table:formula="of:=IF([.D260]=&quot;#N/D&quot;;IFNA(([.D259]+[.D261])/2;[.D260]);[.D260])" office:value-type="float" office:value="1549" calcext:value-type="float">
            <text:p>1549</text:p>
          </table:table-cell>
          <table:table-cell office:value-type="float" office:value="1549" calcext:value-type="float">
            <text:p>1549</text:p>
          </table:table-cell>
          <table:table-cell table:style-name="ce12" table:formula="of:=AVERAGE([.C257:.C263])" office:value-type="float" office:value="1642.57142857143" calcext:value-type="float">
            <text:p>1642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-Mar-2009</text:p>
          </table:table-cell>
          <table:table-cell office:value-type="float" office:value="1660" calcext:value-type="float">
            <text:p>1660</text:p>
          </table:table-cell>
          <table:table-cell table:style-name="Default" table:formula="of:=IF([.C261]=&quot;#N/A&quot;;SUBSTITUTE(&quot;#N/A&quot;;&quot;A&quot;;&quot;D&quot;);[.C261])" office:value-type="float" office:value="1660" calcext:value-type="float">
            <text:p>1660</text:p>
          </table:table-cell>
          <table:table-cell table:formula="of:=IF([.D261]=&quot;#N/D&quot;;IFNA(([.D260]+[.D262])/2;[.D261]);[.D261])" office:value-type="float" office:value="1660" calcext:value-type="float">
            <text:p>1660</text:p>
          </table:table-cell>
          <table:table-cell office:value-type="float" office:value="1660" calcext:value-type="float">
            <text:p>1660</text:p>
          </table:table-cell>
          <table:table-cell table:style-name="ce12" table:formula="of:=AVERAGE([.C258:.C264])" office:value-type="float" office:value="1610.71428571429" calcext:value-type="float">
            <text:p>1610,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4-Mar-2009</text:p>
          </table:table-cell>
          <table:table-cell office:value-type="float" office:value="1680" calcext:value-type="float">
            <text:p>1680</text:p>
          </table:table-cell>
          <table:table-cell table:style-name="Default" table:formula="of:=IF([.C262]=&quot;#N/A&quot;;SUBSTITUTE(&quot;#N/A&quot;;&quot;A&quot;;&quot;D&quot;);[.C262])" office:value-type="float" office:value="1680" calcext:value-type="float">
            <text:p>1680</text:p>
          </table:table-cell>
          <table:table-cell table:formula="of:=IF([.D262]=&quot;#N/D&quot;;IFNA(([.D261]+[.D263])/2;[.D262]);[.D262])" office:value-type="float" office:value="1680" calcext:value-type="float">
            <text:p>1680</text:p>
          </table:table-cell>
          <table:table-cell office:value-type="float" office:value="1680" calcext:value-type="float">
            <text:p>1680</text:p>
          </table:table-cell>
          <table:table-cell table:style-name="ce12" table:formula="of:=AVERAGE([.C259:.C265])" office:value-type="float" office:value="1566.57142857143" calcext:value-type="float">
            <text:p>1566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5-Mar-2009</text:p>
          </table:table-cell>
          <table:table-cell office:value-type="float" office:value="1770" calcext:value-type="float">
            <text:p>1770</text:p>
          </table:table-cell>
          <table:table-cell table:style-name="Default" table:formula="of:=IF([.C263]=&quot;#N/A&quot;;SUBSTITUTE(&quot;#N/A&quot;;&quot;A&quot;;&quot;D&quot;);[.C263])" office:value-type="float" office:value="1770" calcext:value-type="float">
            <text:p>1770</text:p>
          </table:table-cell>
          <table:table-cell table:formula="of:=IF([.D263]=&quot;#N/D&quot;;IFNA(([.D262]+[.D264])/2;[.D263]);[.D263])" office:value-type="float" office:value="1770" calcext:value-type="float">
            <text:p>1770</text:p>
          </table:table-cell>
          <table:table-cell office:value-type="float" office:value="1770" calcext:value-type="float">
            <text:p>1770</text:p>
          </table:table-cell>
          <table:table-cell table:style-name="ce12" table:formula="of:=AVERAGE([.C260:.C266])" office:value-type="float" office:value="1567" calcext:value-type="float">
            <text:p>1567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-Mar-2009</text:p>
          </table:table-cell>
          <table:table-cell office:value-type="float" office:value="1275" calcext:value-type="float">
            <text:p>1275</text:p>
          </table:table-cell>
          <table:table-cell table:style-name="Default" table:formula="of:=IF([.C264]=&quot;#N/A&quot;;SUBSTITUTE(&quot;#N/A&quot;;&quot;A&quot;;&quot;D&quot;);[.C264])" office:value-type="float" office:value="1275" calcext:value-type="float">
            <text:p>1275</text:p>
          </table:table-cell>
          <table:table-cell table:formula="of:=IF([.D264]=&quot;#N/D&quot;;IFNA(([.D263]+[.D265])/2;[.D264]);[.D264])" office:value-type="float" office:value="1275" calcext:value-type="float">
            <text:p>1275</text:p>
          </table:table-cell>
          <table:table-cell office:value-type="float" office:value="1275" calcext:value-type="float">
            <text:p>1275</text:p>
          </table:table-cell>
          <table:table-cell table:style-name="ce12" table:formula="of:=AVERAGE([.C261:.C267])" office:value-type="float" office:value="1577.14285714286" calcext:value-type="float">
            <text:p>1577,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7-Mar-2009</text:p>
          </table:table-cell>
          <table:table-cell office:value-type="float" office:value="1340" calcext:value-type="float">
            <text:p>1340</text:p>
          </table:table-cell>
          <table:table-cell table:style-name="Default" table:formula="of:=IF([.C265]=&quot;#N/A&quot;;SUBSTITUTE(&quot;#N/A&quot;;&quot;A&quot;;&quot;D&quot;);[.C265])" office:value-type="float" office:value="1340" calcext:value-type="float">
            <text:p>1340</text:p>
          </table:table-cell>
          <table:table-cell table:formula="of:=IF([.D265]=&quot;#N/D&quot;;IFNA(([.D264]+[.D266])/2;[.D265]);[.D265])" office:value-type="float" office:value="1340" calcext:value-type="float">
            <text:p>1340</text:p>
          </table:table-cell>
          <table:table-cell office:value-type="float" office:value="1340" calcext:value-type="float">
            <text:p>1340</text:p>
          </table:table-cell>
          <table:table-cell table:style-name="ce12" table:formula="of:=AVERAGE([.C262:.C268])" office:value-type="float" office:value="1541.57142857143" calcext:value-type="float">
            <text:p>1541,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8-Mar-2009</text:p>
          </table:table-cell>
          <table:table-cell office:value-type="float" office:value="1695" calcext:value-type="float">
            <text:p>1695</text:p>
          </table:table-cell>
          <table:table-cell table:style-name="Default" table:formula="of:=IF([.C266]=&quot;#N/A&quot;;SUBSTITUTE(&quot;#N/A&quot;;&quot;A&quot;;&quot;D&quot;);[.C266])" office:value-type="float" office:value="1695" calcext:value-type="float">
            <text:p>1695</text:p>
          </table:table-cell>
          <table:table-cell table:formula="of:=IF([.D266]=&quot;#N/D&quot;;IFNA(([.D265]+[.D267])/2;[.D266]);[.D266])" office:value-type="float" office:value="1695" calcext:value-type="float">
            <text:p>1695</text:p>
          </table:table-cell>
          <table:table-cell office:value-type="float" office:value="1695" calcext:value-type="float">
            <text:p>1695</text:p>
          </table:table-cell>
          <table:table-cell table:style-name="ce12" table:formula="of:=AVERAGE([.C263:.C269])" office:value-type="float" office:value="1547.42857142857" calcext:value-type="float">
            <text:p>1547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9-Mar-2009</text:p>
          </table:table-cell>
          <table:table-cell office:value-type="float" office:value="1620" calcext:value-type="float">
            <text:p>1620</text:p>
          </table:table-cell>
          <table:table-cell table:style-name="Default" table:formula="of:=IF([.C267]=&quot;#N/A&quot;;SUBSTITUTE(&quot;#N/A&quot;;&quot;A&quot;;&quot;D&quot;);[.C267])" office:value-type="float" office:value="1620" calcext:value-type="float">
            <text:p>1620</text:p>
          </table:table-cell>
          <table:table-cell table:formula="of:=IF([.D267]=&quot;#N/D&quot;;IFNA(([.D266]+[.D268])/2;[.D267]);[.D267])" office:value-type="float" office:value="1620" calcext:value-type="float">
            <text:p>1620</text:p>
          </table:table-cell>
          <table:table-cell office:value-type="float" office:value="1620" calcext:value-type="float">
            <text:p>1620</text:p>
          </table:table-cell>
          <table:table-cell table:style-name="ce12" table:formula="of:=AVERAGE([.C264:.C270])" office:value-type="float" office:value="1512.28571428571" calcext:value-type="float">
            <text:p>1512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0-Mar-2009</text:p>
          </table:table-cell>
          <table:table-cell office:value-type="float" office:value="1411" calcext:value-type="float">
            <text:p>1411</text:p>
          </table:table-cell>
          <table:table-cell table:style-name="Default" table:formula="of:=IF([.C268]=&quot;#N/A&quot;;SUBSTITUTE(&quot;#N/A&quot;;&quot;A&quot;;&quot;D&quot;);[.C268])" office:value-type="float" office:value="1411" calcext:value-type="float">
            <text:p>1411</text:p>
          </table:table-cell>
          <table:table-cell table:formula="of:=IF([.D268]=&quot;#N/D&quot;;IFNA(([.D267]+[.D269])/2;[.D268]);[.D268])" office:value-type="float" office:value="1411" calcext:value-type="float">
            <text:p>1411</text:p>
          </table:table-cell>
          <table:table-cell office:value-type="float" office:value="1411" calcext:value-type="float">
            <text:p>1411</text:p>
          </table:table-cell>
          <table:table-cell table:style-name="ce12" table:formula="of:=AVERAGE([.C265:.C271])" office:value-type="float" office:value="1534.42857142857" calcext:value-type="float">
            <text:p>1534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1-Mar-2009</text:p>
          </table:table-cell>
          <table:table-cell office:value-type="float" office:value="1721" calcext:value-type="float">
            <text:p>1721</text:p>
          </table:table-cell>
          <table:table-cell table:style-name="Default" table:formula="of:=IF([.C269]=&quot;#N/A&quot;;SUBSTITUTE(&quot;#N/A&quot;;&quot;A&quot;;&quot;D&quot;);[.C269])" office:value-type="float" office:value="1721" calcext:value-type="float">
            <text:p>1721</text:p>
          </table:table-cell>
          <table:table-cell table:formula="of:=IF([.D269]=&quot;#N/D&quot;;IFNA(([.D268]+[.D270])/2;[.D269]);[.D269])" office:value-type="float" office:value="1721" calcext:value-type="float">
            <text:p>1721</text:p>
          </table:table-cell>
          <table:table-cell office:value-type="float" office:value="1721" calcext:value-type="float">
            <text:p>1721</text:p>
          </table:table-cell>
          <table:table-cell table:style-name="ce12" table:formula="of:=AVERAGE([.C266:.C272])" office:value-type="float" office:value="1549.85714285714" calcext:value-type="float">
            <text:p>1549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2-Mar-2009</text:p>
          </table:table-cell>
          <table:table-cell office:value-type="float" office:value="1524" calcext:value-type="float">
            <text:p>1524</text:p>
          </table:table-cell>
          <table:table-cell table:style-name="Default" table:formula="of:=IF([.C270]=&quot;#N/A&quot;;SUBSTITUTE(&quot;#N/A&quot;;&quot;A&quot;;&quot;D&quot;);[.C270])" office:value-type="float" office:value="1524" calcext:value-type="float">
            <text:p>1524</text:p>
          </table:table-cell>
          <table:table-cell table:formula="of:=IF([.D270]=&quot;#N/D&quot;;IFNA(([.D269]+[.D271])/2;[.D270]);[.D270])" office:value-type="float" office:value="1524" calcext:value-type="float">
            <text:p>1524</text:p>
          </table:table-cell>
          <table:table-cell office:value-type="float" office:value="1524" calcext:value-type="float">
            <text:p>1524</text:p>
          </table:table-cell>
          <table:table-cell table:style-name="ce12" table:formula="of:=AVERAGE([.C267:.C273])" office:value-type="float" office:value="1546.85714285714" calcext:value-type="float">
            <text:p>1546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3-Mar-2009</text:p>
          </table:table-cell>
          <table:table-cell office:value-type="float" office:value="1430" calcext:value-type="float">
            <text:p>1430</text:p>
          </table:table-cell>
          <table:table-cell table:style-name="Default" table:formula="of:=IF([.C271]=&quot;#N/A&quot;;SUBSTITUTE(&quot;#N/A&quot;;&quot;A&quot;;&quot;D&quot;);[.C271])" office:value-type="float" office:value="1430" calcext:value-type="float">
            <text:p>1430</text:p>
          </table:table-cell>
          <table:table-cell table:formula="of:=IF([.D271]=&quot;#N/D&quot;;IFNA(([.D270]+[.D272])/2;[.D271]);[.D271])" office:value-type="float" office:value="1430" calcext:value-type="float">
            <text:p>1430</text:p>
          </table:table-cell>
          <table:table-cell office:value-type="float" office:value="1430" calcext:value-type="float">
            <text:p>1430</text:p>
          </table:table-cell>
          <table:table-cell table:style-name="ce12" table:formula="of:=AVERAGE([.C268:.C274])" office:value-type="float" office:value="1533.85714285714" calcext:value-type="float">
            <text:p>1533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4-Mar-2009</text:p>
          </table:table-cell>
          <table:table-cell office:value-type="float" office:value="1448" calcext:value-type="float">
            <text:p>1448</text:p>
          </table:table-cell>
          <table:table-cell table:style-name="Default" table:formula="of:=IF([.C272]=&quot;#N/A&quot;;SUBSTITUTE(&quot;#N/A&quot;;&quot;A&quot;;&quot;D&quot;);[.C272])" office:value-type="float" office:value="1448" calcext:value-type="float">
            <text:p>1448</text:p>
          </table:table-cell>
          <table:table-cell table:formula="of:=IF([.D272]=&quot;#N/D&quot;;IFNA(([.D271]+[.D273])/2;[.D272]);[.D272])" office:value-type="float" office:value="1448" calcext:value-type="float">
            <text:p>1448</text:p>
          </table:table-cell>
          <table:table-cell office:value-type="float" office:value="1448" calcext:value-type="float">
            <text:p>1448</text:p>
          </table:table-cell>
          <table:table-cell table:style-name="ce12" table:formula="of:=AVERAGE([.C269:.C275])" office:value-type="float" office:value="1536" calcext:value-type="float">
            <text:p>1536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5-Mar-2009</text:p>
          </table:table-cell>
          <table:table-cell office:value-type="float" office:value="1674" calcext:value-type="float">
            <text:p>1674</text:p>
          </table:table-cell>
          <table:table-cell table:style-name="Default" table:formula="of:=IF([.C273]=&quot;#N/A&quot;;SUBSTITUTE(&quot;#N/A&quot;;&quot;A&quot;;&quot;D&quot;);[.C273])" office:value-type="float" office:value="1674" calcext:value-type="float">
            <text:p>1674</text:p>
          </table:table-cell>
          <table:table-cell table:formula="of:=IF([.D273]=&quot;#N/D&quot;;IFNA(([.D272]+[.D274])/2;[.D273]);[.D273])" office:value-type="float" office:value="1674" calcext:value-type="float">
            <text:p>1674</text:p>
          </table:table-cell>
          <table:table-cell office:value-type="float" office:value="1674" calcext:value-type="float">
            <text:p>1674</text:p>
          </table:table-cell>
          <table:table-cell table:style-name="ce12" table:formula="of:=AVERAGE([.C270:.C276])" office:value-type="float" office:value="1541.42857142857" calcext:value-type="float">
            <text:p>1541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6-Mar-2009</text:p>
          </table:table-cell>
          <table:table-cell office:value-type="float" office:value="1529" calcext:value-type="float">
            <text:p>1529</text:p>
          </table:table-cell>
          <table:table-cell table:style-name="Default" table:formula="of:=IF([.C274]=&quot;#N/A&quot;;SUBSTITUTE(&quot;#N/A&quot;;&quot;A&quot;;&quot;D&quot;);[.C274])" office:value-type="float" office:value="1529" calcext:value-type="float">
            <text:p>1529</text:p>
          </table:table-cell>
          <table:table-cell table:formula="of:=IF([.D274]=&quot;#N/D&quot;;IFNA(([.D273]+[.D275])/2;[.D274]);[.D274])" office:value-type="float" office:value="1529" calcext:value-type="float">
            <text:p>1529</text:p>
          </table:table-cell>
          <table:table-cell office:value-type="float" office:value="1529" calcext:value-type="float">
            <text:p>1529</text:p>
          </table:table-cell>
          <table:table-cell table:style-name="ce12" table:formula="of:=AVERAGE([.C271:.C277])" office:value-type="float" office:value="1575.28571428571" calcext:value-type="float">
            <text:p>1575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7-Mar-2009</text:p>
          </table:table-cell>
          <table:table-cell office:value-type="float" office:value="1426" calcext:value-type="float">
            <text:p>1426</text:p>
          </table:table-cell>
          <table:table-cell table:style-name="Default" table:formula="of:=IF([.C275]=&quot;#N/A&quot;;SUBSTITUTE(&quot;#N/A&quot;;&quot;A&quot;;&quot;D&quot;);[.C275])" office:value-type="float" office:value="1426" calcext:value-type="float">
            <text:p>1426</text:p>
          </table:table-cell>
          <table:table-cell table:formula="of:=IF([.D275]=&quot;#N/D&quot;;IFNA(([.D274]+[.D276])/2;[.D275]);[.D275])" office:value-type="float" office:value="1426" calcext:value-type="float">
            <text:p>1426</text:p>
          </table:table-cell>
          <table:table-cell office:value-type="float" office:value="1426" calcext:value-type="float">
            <text:p>1426</text:p>
          </table:table-cell>
          <table:table-cell table:style-name="ce12" table:formula="of:=AVERAGE([.C272:.C278])" office:value-type="float" office:value="1596" calcext:value-type="float">
            <text:p>1596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8-Mar-2009</text:p>
          </table:table-cell>
          <table:table-cell office:value-type="float" office:value="1759" calcext:value-type="float">
            <text:p>1759</text:p>
          </table:table-cell>
          <table:table-cell table:style-name="Default" table:formula="of:=IF([.C276]=&quot;#N/A&quot;;SUBSTITUTE(&quot;#N/A&quot;;&quot;A&quot;;&quot;D&quot;);[.C276])" office:value-type="float" office:value="1759" calcext:value-type="float">
            <text:p>1759</text:p>
          </table:table-cell>
          <table:table-cell table:formula="of:=IF([.D276]=&quot;#N/D&quot;;IFNA(([.D275]+[.D277])/2;[.D276]);[.D276])" office:value-type="float" office:value="1759" calcext:value-type="float">
            <text:p>1759</text:p>
          </table:table-cell>
          <table:table-cell office:value-type="float" office:value="1759" calcext:value-type="float">
            <text:p>1759</text:p>
          </table:table-cell>
          <table:table-cell table:style-name="ce12" table:formula="of:=AVERAGE([.C273:.C279])" office:value-type="float" office:value="1589.85714285714" calcext:value-type="float">
            <text:p>1589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19-Mar-2009</text:p>
          </table:table-cell>
          <table:table-cell office:value-type="float" office:value="1761" calcext:value-type="float">
            <text:p>1761</text:p>
          </table:table-cell>
          <table:table-cell table:style-name="Default" table:formula="of:=IF([.C277]=&quot;#N/A&quot;;SUBSTITUTE(&quot;#N/A&quot;;&quot;A&quot;;&quot;D&quot;);[.C277])" office:value-type="float" office:value="1761" calcext:value-type="float">
            <text:p>1761</text:p>
          </table:table-cell>
          <table:table-cell table:formula="of:=IF([.D277]=&quot;#N/D&quot;;IFNA(([.D276]+[.D278])/2;[.D277]);[.D277])" office:value-type="float" office:value="1761" calcext:value-type="float">
            <text:p>1761</text:p>
          </table:table-cell>
          <table:table-cell office:value-type="float" office:value="1761" calcext:value-type="float">
            <text:p>1761</text:p>
          </table:table-cell>
          <table:table-cell table:style-name="ce12" table:formula="of:=AVERAGE([.C274:.C280])" office:value-type="float" office:value="1567" calcext:value-type="float">
            <text:p>1567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0-Mar-2009</text:p>
          </table:table-cell>
          <table:table-cell office:value-type="float" office:value="1575" calcext:value-type="float">
            <text:p>1575</text:p>
          </table:table-cell>
          <table:table-cell table:style-name="Default" table:formula="of:=IF([.C278]=&quot;#N/A&quot;;SUBSTITUTE(&quot;#N/A&quot;;&quot;A&quot;;&quot;D&quot;);[.C278])" office:value-type="float" office:value="1575" calcext:value-type="float">
            <text:p>1575</text:p>
          </table:table-cell>
          <table:table-cell table:formula="of:=IF([.D278]=&quot;#N/D&quot;;IFNA(([.D277]+[.D279])/2;[.D278]);[.D278])" office:value-type="float" office:value="1575" calcext:value-type="float">
            <text:p>1575</text:p>
          </table:table-cell>
          <table:table-cell office:value-type="float" office:value="1575" calcext:value-type="float">
            <text:p>1575</text:p>
          </table:table-cell>
          <table:table-cell table:style-name="ce12" table:formula="of:=AVERAGE([.C275:.C281])" office:value-type="float" office:value="1544.28571428571" calcext:value-type="float">
            <text:p>1544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1-Mar-2009</text:p>
          </table:table-cell>
          <table:table-cell office:value-type="float" office:value="1405" calcext:value-type="float">
            <text:p>1405</text:p>
          </table:table-cell>
          <table:table-cell table:style-name="Default" table:formula="of:=IF([.C279]=&quot;#N/A&quot;;SUBSTITUTE(&quot;#N/A&quot;;&quot;A&quot;;&quot;D&quot;);[.C279])" office:value-type="float" office:value="1405" calcext:value-type="float">
            <text:p>1405</text:p>
          </table:table-cell>
          <table:table-cell table:formula="of:=IF([.D279]=&quot;#N/D&quot;;IFNA(([.D278]+[.D280])/2;[.D279]);[.D279])" office:value-type="float" office:value="1405" calcext:value-type="float">
            <text:p>1405</text:p>
          </table:table-cell>
          <table:table-cell office:value-type="float" office:value="1405" calcext:value-type="float">
            <text:p>1405</text:p>
          </table:table-cell>
          <table:table-cell table:style-name="ce12" table:formula="of:=AVERAGE([.C276:.C282])" office:value-type="float" office:value="1564" calcext:value-type="float">
            <text:p>1564,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2-Mar-2009</text:p>
          </table:table-cell>
          <table:table-cell office:value-type="float" office:value="1514" calcext:value-type="float">
            <text:p>1514</text:p>
          </table:table-cell>
          <table:table-cell table:style-name="Default" table:formula="of:=IF([.C280]=&quot;#N/A&quot;;SUBSTITUTE(&quot;#N/A&quot;;&quot;A&quot;;&quot;D&quot;);[.C280])" office:value-type="float" office:value="1514" calcext:value-type="float">
            <text:p>1514</text:p>
          </table:table-cell>
          <table:table-cell table:formula="of:=IF([.D280]=&quot;#N/D&quot;;IFNA(([.D279]+[.D281])/2;[.D280]);[.D280])" office:value-type="float" office:value="1514" calcext:value-type="float">
            <text:p>1514</text:p>
          </table:table-cell>
          <table:table-cell office:value-type="float" office:value="1514" calcext:value-type="float">
            <text:p>1514</text:p>
          </table:table-cell>
          <table:table-cell table:style-name="ce12" table:formula="of:=AVERAGE([.C277:.C283])" office:value-type="float" office:value="1505.83333333333" calcext:value-type="float">
            <text:p>1505,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3-Mar-2009</text:p>
          </table:table-cell>
          <table:table-cell office:value-type="float" office:value="1370" calcext:value-type="float">
            <text:p>1370</text:p>
          </table:table-cell>
          <table:table-cell table:style-name="Default" table:formula="of:=IF([.C281]=&quot;#N/A&quot;;SUBSTITUTE(&quot;#N/A&quot;;&quot;A&quot;;&quot;D&quot;);[.C281])" office:value-type="float" office:value="1370" calcext:value-type="float">
            <text:p>1370</text:p>
          </table:table-cell>
          <table:table-cell table:formula="of:=IF([.D281]=&quot;#N/D&quot;;IFNA(([.D280]+[.D282])/2;[.D281]);[.D281])" office:value-type="float" office:value="1370" calcext:value-type="float">
            <text:p>1370</text:p>
          </table:table-cell>
          <table:table-cell office:value-type="float" office:value="1370" calcext:value-type="float">
            <text:p>1370</text:p>
          </table:table-cell>
          <table:table-cell table:style-name="ce12" table:formula="of:=AVERAGE([.C278:.C284])" office:value-type="float" office:value="1448.5" calcext:value-type="float">
            <text:p>1448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4-Mar-2009</text:p>
          </table:table-cell>
          <table:table-cell office:value-type="string" calcext:value-type="string">
            <text:p>#N/A</text:p>
          </table:table-cell>
          <table:table-cell table:style-name="Default" table:formula="of:=IF([.C282]=&quot;#N/A&quot;;SUBSTITUTE(&quot;#N/A&quot;;&quot;A&quot;;&quot;D&quot;);[.C282])" office:value-type="string" office:string-value="#N/D" calcext:value-type="string">
            <text:p>#N/D</text:p>
          </table:table-cell>
          <table:table-cell table:formula="of:=IF([.D282]=&quot;#N/D&quot;;IFNA(([.D281]+[.D283])/2;[.D282]);[.D282])" office:value-type="float" office:value="1390" calcext:value-type="float">
            <text:p>1390</text:p>
          </table:table-cell>
          <table:table-cell office:value-type="float" office:value="1390" calcext:value-type="float">
            <text:p>1390</text:p>
          </table:table-cell>
          <table:table-cell table:style-name="ce12" table:formula="of:=AVERAGE([.C279:.C285])" office:value-type="float" office:value="1454.5" calcext:value-type="float">
            <text:p>1454,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5-Mar-2009</text:p>
          </table:table-cell>
          <table:table-cell office:value-type="float" office:value="1410" calcext:value-type="float">
            <text:p>1410</text:p>
          </table:table-cell>
          <table:table-cell table:style-name="Default" table:formula="of:=IF([.C283]=&quot;#N/A&quot;;SUBSTITUTE(&quot;#N/A&quot;;&quot;A&quot;;&quot;D&quot;);[.C283])" office:value-type="float" office:value="1410" calcext:value-type="float">
            <text:p>1410</text:p>
          </table:table-cell>
          <table:table-cell table:formula="of:=IF([.D283]=&quot;#N/D&quot;;IFNA(([.D282]+[.D284])/2;[.D283]);[.D283])" office:value-type="float" office:value="1410" calcext:value-type="float">
            <text:p>1410</text:p>
          </table:table-cell>
          <table:table-cell office:value-type="float" office:value="1410" calcext:value-type="float">
            <text:p>1410</text:p>
          </table:table-cell>
          <table:table-cell table:style-name="ce12" table:formula="of:=AVERAGE([.C280:.C286])" office:value-type="float" office:value="1478.16666666667" calcext:value-type="float">
            <text:p>1478,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6-Mar-2009</text:p>
          </table:table-cell>
          <table:table-cell office:value-type="float" office:value="1417" calcext:value-type="float">
            <text:p>1417</text:p>
          </table:table-cell>
          <table:table-cell table:style-name="Default" table:formula="of:=IF([.C284]=&quot;#N/A&quot;;SUBSTITUTE(&quot;#N/A&quot;;&quot;A&quot;;&quot;D&quot;);[.C284])" office:value-type="float" office:value="1417" calcext:value-type="float">
            <text:p>1417</text:p>
          </table:table-cell>
          <table:table-cell table:formula="of:=IF([.D284]=&quot;#N/D&quot;;IFNA(([.D283]+[.D285])/2;[.D284]);[.D284])" office:value-type="float" office:value="1417" calcext:value-type="float">
            <text:p>1417</text:p>
          </table:table-cell>
          <table:table-cell office:value-type="float" office:value="1417" calcext:value-type="float">
            <text:p>1417</text:p>
          </table:table-cell>
          <table:table-cell table:style-name="ce12" table:formula="of:=AVERAGE([.C281:.C287])" office:value-type="float" office:value="1502.83333333333" calcext:value-type="float">
            <text:p>1502,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7-Mar-2009</text:p>
          </table:table-cell>
          <table:table-cell office:value-type="float" office:value="1611" calcext:value-type="float">
            <text:p>1611</text:p>
          </table:table-cell>
          <table:table-cell table:style-name="Default" table:formula="of:=IF([.C285]=&quot;#N/A&quot;;SUBSTITUTE(&quot;#N/A&quot;;&quot;A&quot;;&quot;D&quot;);[.C285])" office:value-type="float" office:value="1611" calcext:value-type="float">
            <text:p>1611</text:p>
          </table:table-cell>
          <table:table-cell table:formula="of:=IF([.D285]=&quot;#N/D&quot;;IFNA(([.D284]+[.D286])/2;[.D285]);[.D285])" office:value-type="float" office:value="1611" calcext:value-type="float">
            <text:p>1611</text:p>
          </table:table-cell>
          <table:table-cell office:value-type="float" office:value="1611" calcext:value-type="float">
            <text:p>1611</text:p>
          </table:table-cell>
          <table:table-cell table:style-name="ce12" table:formula="of:=AVERAGE([.C282:.C288])" office:value-type="float" office:value="1511.16666666667" calcext:value-type="float">
            <text:p>1511,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8-Mar-2009</text:p>
          </table:table-cell>
          <table:table-cell office:value-type="float" office:value="1547" calcext:value-type="float">
            <text:p>1547</text:p>
          </table:table-cell>
          <table:table-cell table:style-name="Default" table:formula="of:=IF([.C286]=&quot;#N/A&quot;;SUBSTITUTE(&quot;#N/A&quot;;&quot;A&quot;;&quot;D&quot;);[.C286])" office:value-type="float" office:value="1547" calcext:value-type="float">
            <text:p>1547</text:p>
          </table:table-cell>
          <table:table-cell table:formula="of:=IF([.D286]=&quot;#N/D&quot;;IFNA(([.D285]+[.D287])/2;[.D286]);[.D286])" office:value-type="float" office:value="1547" calcext:value-type="float">
            <text:p>1547</text:p>
          </table:table-cell>
          <table:table-cell office:value-type="float" office:value="1547" calcext:value-type="float">
            <text:p>1547</text:p>
          </table:table-cell>
          <table:table-cell table:style-name="ce12" table:formula="of:=AVERAGE([.C283:.C289])" office:value-type="float" office:value="1493.42857142857" calcext:value-type="float">
            <text:p>1493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29-Mar-2009</text:p>
          </table:table-cell>
          <table:table-cell office:value-type="float" office:value="1662" calcext:value-type="float">
            <text:p>1662</text:p>
          </table:table-cell>
          <table:table-cell table:style-name="Default" table:formula="of:=IF([.C287]=&quot;#N/A&quot;;SUBSTITUTE(&quot;#N/A&quot;;&quot;A&quot;;&quot;D&quot;);[.C287])" office:value-type="float" office:value="1662" calcext:value-type="float">
            <text:p>1662</text:p>
          </table:table-cell>
          <table:table-cell table:formula="of:=IF([.D287]=&quot;#N/D&quot;;IFNA(([.D286]+[.D288])/2;[.D287]);[.D287])" office:value-type="float" office:value="1662" calcext:value-type="float">
            <text:p>1662</text:p>
          </table:table-cell>
          <table:table-cell office:value-type="float" office:value="1662" calcext:value-type="float">
            <text:p>1662</text:p>
          </table:table-cell>
          <table:table-cell table:style-name="ce12" table:formula="of:=AVERAGE([.C284:.C290])" office:value-type="float" office:value="1507.33333333333" calcext:value-type="float">
            <text:p>1507,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0-Mar-2009</text:p>
          </table:table-cell>
          <table:table-cell office:value-type="float" office:value="1420" calcext:value-type="float">
            <text:p>1420</text:p>
          </table:table-cell>
          <table:table-cell table:style-name="Default" table:formula="of:=IF([.C288]=&quot;#N/A&quot;;SUBSTITUTE(&quot;#N/A&quot;;&quot;A&quot;;&quot;D&quot;);[.C288])" office:value-type="float" office:value="1420" calcext:value-type="float">
            <text:p>1420</text:p>
          </table:table-cell>
          <table:table-cell table:formula="of:=IF([.D288]=&quot;#N/D&quot;;IFNA(([.D287]+[.D289])/2;[.D288]);[.D288])" office:value-type="float" office:value="1420" calcext:value-type="float">
            <text:p>1420</text:p>
          </table:table-cell>
          <table:table-cell office:value-type="float" office:value="1420" calcext:value-type="float">
            <text:p>1420</text:p>
          </table:table-cell>
          <table:table-cell table:style-name="ce12" table:formula="of:=AVERAGE([.C285:.C291])" office:value-type="float" office:value="1525.4" calcext:value-type="float">
            <text:p>1525,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31-Mar-2009</text:p>
          </table:table-cell>
          <table:table-cell office:value-type="float" office:value="1387" calcext:value-type="float">
            <text:p>1387</text:p>
          </table:table-cell>
          <table:table-cell table:style-name="Default" table:formula="of:=IF([.C289]=&quot;#N/A&quot;;SUBSTITUTE(&quot;#N/A&quot;;&quot;A&quot;;&quot;D&quot;);[.C289])" office:value-type="float" office:value="1387" calcext:value-type="float">
            <text:p>1387</text:p>
          </table:table-cell>
          <table:table-cell table:formula="of:=IF([.D289]=&quot;#N/D&quot;;IFNA(([.D288]+[.D290])/2;[.D289]);[.D289])" office:value-type="float" office:value="1387" calcext:value-type="float">
            <text:p>1387</text:p>
          </table:table-cell>
          <table:table-cell office:value-type="float" office:value="1387" calcext:value-type="float">
            <text:p>1387</text:p>
          </table:table-cell>
          <table:table-cell table:style-name="ce12" table:formula="of:=AVERAGE([.C286:.C292])" office:value-type="float" office:value="1504" calcext:value-type="float">
            <text:p>1504,0</text:p>
          </table:table-cell>
          <table:table-cell table:number-columns-repeated="1013"/>
        </table:table-row>
        <table:table-row table:style-name="ro1" table:number-rows-repeated="104828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06:33:02.0556830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6T08:04:21.583471443</dc:date>
    <meta:editing-duration>PT1H3M</meta:editing-duration>
    <meta:editing-cycles>11</meta:editing-cycles>
    <meta:document-statistic meta:table-count="1" meta:cell-count="17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8cm" svg:height="9.962cm" xlink:href=".." xlink:type="simple" chart:class="chart:line" chart:style-name="ch1">
        <chart:title svg:x="10.724cm" svg:y="0.335cm" chart:style-name="ch2">
          <text:p>Views do Blog por Dia</text:p>
        </chart:title>
        <chart:plot-area chart:style-name="ch3" table:cell-range-address="'views-blog'.B5:'views-blog'.B289 'views-blog'.F5:'views-blog'.F289" chart:data-source-has-labels="both" svg:x="1.53cm" svg:y="1.313cm" svg:width="23.931cm" svg:height="7.469cm">
          <chartooo:coordinate-region svg:x="3.001cm" svg:y="1.313cm" svg:width="22.46cm" svg:height="5.374cm"/>
          <chart:axis chart:dimension="x" chart:name="primary-x" chart:style-name="ch4" chartooo:axis-type="auto">
            <chartooo:date-scale/>
            <chart:title svg:x="12.538cm" svg:y="8.981cm" chart:style-name="ch5">
              <text:p>Tempo Total</text:p>
            </chart:title>
            <chart:categories table:cell-range-address="'views-blog'.B6:'views-blog'.B289"/>
          </chart:axis>
          <chart:axis chart:dimension="y" chart:name="primary-y" chart:style-name="ch6">
            <chart:title svg:x="0.451cm" svg:y="6.136cm" chart:style-name="ch7">
              <text:p>Views do Blog</text:p>
            </chart:title>
            <chart:grid chart:style-name="ch8" chart:class="major"/>
          </chart:axis>
          <chart:series chart:style-name="ch9" chart:values-cell-range-address="'views-blog'.F6:'views-blog'.F289" chart:label-cell-address="'views-blog'.F5:'views-blog'.F5" chart:class="chart:line">
            <chart:data-point chart:repeated="2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ews do Blog</text:p>
                <draw:g>
                  <svg:desc>'views-blog'.F5:'views-blog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-Jun-2008</text:p>
                <draw:g>
                  <svg:desc>'views-blog'.B6:'views-blog'.B289</svg:desc>
                </draw:g>
              </table:table-cell>
              <table:table-cell office:value-type="float" office:value="1310">
                <text:p>1310</text:p>
                <draw:g>
                  <svg:desc>'views-blog'.F6:'views-blog'.F289</svg:desc>
                </draw:g>
              </table:table-cell>
            </table:table-row>
            <table:table-row>
              <table:table-cell office:value-type="string">
                <text:p>22-Jun-2008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3-Jun-200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4-Jun-200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5-Jun-200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6-Jun-2008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27-Jun-200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8-Jun-200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-Jun-200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0-Jun-2008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-Jul-200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-Jul-200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-Jul-200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4-Jul-2008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-Jul-200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6-Jul-200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7-Jul-2008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8-Jul-2008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9-Jul-2008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0-Jul-2008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1-Jul-2008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2-Jul-200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3-Jul-2008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4-Jul-200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5-Jul-2008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6-Jul-2008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7-Jul-2008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8-Jul-2008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9-Jul-2008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0-Jul-200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1-Jul-2008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2-Jul-2008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3-Jul-2008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4-Jul-200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5-Jul-2008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6-Jul-200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7-Jul-2008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8-Jul-200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29-Jul-2008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0-Jul-200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1-Jul-2008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-Aug-200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-Aug-2008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-Aug-200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-Aug-200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-Aug-200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6-Aug-2008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-Aug-200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-Aug-200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-Aug-2008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0-Aug-200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1-Aug-2008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2-Aug-200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3-Aug-200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4-Aug-200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5-Aug-2008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6-Aug-200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7-Aug-2008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8-Aug-200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-Aug-2008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0-Aug-200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21-Aug-2008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22-Aug-2008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23-Aug-2008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4-Aug-200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5-Aug-2008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6-Aug-2008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27-Aug-200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28-Aug-2008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9-Aug-2008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30-Aug-2008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31-Aug-2008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-Sep-2008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2-Sep-2008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-Sep-200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-Sep-200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-Sep-200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-Sep-2008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7-Sep-200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8-Sep-2008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9-Sep-200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0-Sep-200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1-Sep-200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2-Sep-200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-Sep-200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4-Sep-200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5-Sep-2008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6-Sep-200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7-Sep-200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8-Sep-200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9-Sep-20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0-Sep-200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21-Sep-2008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2-Sep-200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3-Sep-200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4-Sep-2008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25-Sep-2008</text:p>
              </table:table-cell>
              <table:table-cell office:value-type="float" office:value="1425.5">
                <text:p>1425.5</text:p>
              </table:table-cell>
            </table:table-row>
            <table:table-row>
              <table:table-cell office:value-type="string">
                <text:p>26-Sep-2008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7-Sep-2008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28-Sep-2008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9-Sep-2008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30-Sep-200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-Oct-2008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2-Oct-2008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3-Oct-2008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4-Oct-2008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5-Oct-200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6-Oct-2008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7-Oct-200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-Oct-200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9-Oct-2008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0-Oct-2008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-Oct-2008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-Oct-200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3-Oct-200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14-Oct-20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5-Oct-2008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6-Oct-200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7-Oct-200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8-Oct-200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9-Oct-200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0-Oct-2008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21-Oct-200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-Oct-200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3-Oct-200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24-Oct-20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5-Oct-200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6-Oct-200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7-Oct-200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8-Oct-2008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9-Oct-2008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30-Oct-200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31-Oct-20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-Nov-2008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2-Nov-200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3-Nov-200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4-Nov-200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5-Nov-200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-Nov-200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7-Nov-200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8-Nov-200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9-Nov-2008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0-Nov-200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1-Nov-200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2-Nov-2008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3-Nov-2008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4-Nov-2008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5-Nov-200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6-Nov-200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7-Nov-2008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18-Nov-200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9-Nov-2008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0-Nov-2008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21-Nov-2008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22-Nov-2008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23-Nov-2008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4-Nov-200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5-Nov-200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6-Nov-200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-Nov-2008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28-Nov-2008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29-Nov-2008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30-Nov-2008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-Dec-200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-Dec-200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-Dec-2008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4-Dec-200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5-Dec-2008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6-Dec-200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7-Dec-2008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8-Dec-200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9-Dec-2008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0-Dec-2008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1-Dec-2008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2-Dec-2008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3-Dec-2008</text:p>
              </table:table-cell>
              <table:table-cell office:value-type="float" office:value="1696.5">
                <text:p>1696.5</text:p>
              </table:table-cell>
            </table:table-row>
            <table:table-row>
              <table:table-cell office:value-type="string">
                <text:p>14-Dec-200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5-Dec-200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16-Dec-2008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7-Dec-200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8-Dec-200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-Dec-2008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0-Dec-200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1-Dec-200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2-Dec-200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3-Dec-200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24-Dec-200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25-Dec-2008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6-Dec-200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7-Dec-200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8-Dec-200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9-Dec-2008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0-Dec-2008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31-Dec-200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-Jan-200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-Jan-2009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3-Jan-2009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4-Jan-200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5-Jan-200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6-Jan-2009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7-Jan-2009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8-Jan-200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9-Jan-200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0-Jan-2009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1-Jan-200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2-Jan-2009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3-Jan-2009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4-Jan-2009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5-Jan-200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6-Jan-200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7-Jan-200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8-Jan-2009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9-Jan-2009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0-Jan-200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1-Jan-2009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22-Jan-2009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23-Jan-200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24-Jan-200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5-Jan-200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26-Jan-20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7-Jan-2009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8-Jan-200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9-Jan-200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0-Jan-200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31-Jan-2009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-Feb-2009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2-Feb-2009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-Feb-2009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-Feb-200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5-Feb-2009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6-Feb-200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-Feb-2009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8-Feb-2009</text:p>
              </table:table-cell>
              <table:table-cell office:value-type="float" office:value="1362.5">
                <text:p>1362.5</text:p>
              </table:table-cell>
            </table:table-row>
            <table:table-row>
              <table:table-cell office:value-type="string">
                <text:p>9-Feb-200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0-Feb-200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1-Feb-200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2-Feb-200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-Feb-200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4-Feb-2009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5-Feb-200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6-Feb-200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7-Feb-200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8-Feb-2009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9-Feb-200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20-Feb-2009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1-Feb-200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2-Feb-2009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23-Feb-200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24-Feb-2009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5-Feb-200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26-Feb-200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7-Feb-2009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8-Feb-200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1-Mar-2009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2-Mar-200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3-Mar-200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4-Mar-200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-Mar-200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-Mar-200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-Mar-200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-Mar-200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9-Mar-200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0-Mar-200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1-Mar-2009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12-Mar-200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3-Mar-200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4-Mar-200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5-Mar-2009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16-Mar-200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7-Mar-200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8-Mar-2009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9-Mar-2009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20-Mar-200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1-Mar-200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22-Mar-2009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3-Mar-200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4-Mar-2009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25-Mar-2009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26-Mar-2009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7-Mar-2009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8-Mar-200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9-Mar-200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0-Mar-200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31-Mar-2009</text:p>
              </table:table-cell>
              <table:table-cell office:value-type="float" office:value="1387">
                <text:p>1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25cm" svg:height="9.005cm" xlink:href=".." xlink:type="simple" chart:class="chart:line" chart:style-name="ch1">
        <chart:title svg:x="10.312cm" svg:y="0.316cm" chart:style-name="ch2">
          <text:p>Views do Blog em Janeiro</text:p>
        </chart:title>
        <chart:plot-area chart:style-name="ch3" table:cell-range-address="'views-blog'.B200:'views-blog'.B230 'views-blog'.F200:'views-blog'.F230" chart:data-source-has-labels="column" svg:x="1.529cm" svg:y="1.275cm" svg:width="23.878cm" svg:height="6.569cm">
          <chartooo:coordinate-region svg:x="2.336cm" svg:y="1.275cm" svg:width="22.399cm" svg:height="4.51cm"/>
          <chart:axis chart:dimension="x" chart:name="primary-x" chart:style-name="ch4" chartooo:axis-type="auto">
            <chartooo:date-scale/>
            <chart:title svg:x="12.908cm" svg:y="8.024cm" chart:style-name="ch5">
              <text:p>Tempo</text:p>
            </chart:title>
            <chart:categories table:cell-range-address="'views-blog'.B200:'views-blog'.B230"/>
          </chart:axis>
          <chart:axis chart:dimension="y" chart:name="primary-y" chart:style-name="ch6">
            <chart:title svg:x="0.451cm" svg:y="5.648cm" chart:style-name="ch7">
              <text:p>Views do Blog</text:p>
            </chart:title>
            <chart:grid chart:style-name="ch8" chart:class="major"/>
          </chart:axis>
          <chart:series chart:style-name="ch9" chart:values-cell-range-address="'views-blog'.F200:'views-blog'.F230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-Jan-2009</text:p>
                <draw:g>
                  <svg:desc>'views-blog'.B200:'views-blog'.B230</svg:desc>
                </draw:g>
              </table:table-cell>
              <table:table-cell office:value-type="float" office:value="1451">
                <text:p>1451</text:p>
                <draw:g>
                  <svg:desc>'views-blog'.F200:'views-blog'.F230</svg:desc>
                </draw:g>
              </table:table-cell>
            </table:table-row>
            <table:table-row>
              <table:table-cell office:value-type="string">
                <text:p>2-Jan-2009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3-Jan-2009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4-Jan-200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5-Jan-200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6-Jan-2009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7-Jan-2009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8-Jan-200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9-Jan-200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0-Jan-2009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1-Jan-200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2-Jan-2009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3-Jan-2009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4-Jan-2009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5-Jan-200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6-Jan-200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7-Jan-200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8-Jan-2009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9-Jan-2009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0-Jan-200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1-Jan-2009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22-Jan-2009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23-Jan-200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24-Jan-200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5-Jan-200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26-Jan-20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7-Jan-2009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8-Jan-200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9-Jan-200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0-Jan-200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31-Jan-2009</text:p>
              </table:table-cell>
              <table:table-cell office:value-type="float" office:value="1513">
                <text:p>1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79cm" svg:height="9.034cm" xlink:href=".." xlink:type="simple" chart:class="chart:line" chart:style-name="ch1">
        <chart:title svg:x="10.257cm" svg:y="0.316cm" chart:style-name="ch2">
          <text:p>Média Móvel de 7 Períodos</text:p>
        </chart:title>
        <chart:plot-area chart:style-name="ch3" table:cell-range-address="'views-blog'.G5:'views-blog'.G289" chart:data-source-has-labels="row" svg:x="1.532cm" svg:y="1.275cm" svg:width="24.026cm" svg:height="6.598cm">
          <chartooo:coordinate-region svg:x="2.815cm" svg:y="1.396cm" svg:width="22.743cm" svg:height="5.475cm"/>
          <chart:axis chart:dimension="x" chart:name="primary-x" chart:style-name="ch4">
            <chart:title svg:x="12.985cm" svg:y="8.053cm" chart:style-name="ch5">
              <text:p>Tempo</text:p>
            </chart:title>
          </chart:axis>
          <chart:axis chart:dimension="y" chart:name="primary-y" chart:style-name="ch6">
            <chart:title svg:x="0.451cm" svg:y="5.557cm" chart:style-name="ch7">
              <text:p>Média Móvel</text:p>
            </chart:title>
            <chart:grid chart:style-name="ch8" chart:class="major"/>
          </chart:axis>
          <chart:series chart:style-name="ch9" chart:values-cell-range-address="'views-blog'.G6:'views-blog'.G289" chart:label-cell-address="'views-blog'.G5:'views-blog'.G5" chart:class="chart:line">
            <chart:data-point chart:repeated="2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7</text:p>
                <draw:g>
                  <svg:desc>'views-blog'.G5:'views-blog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2.75">
                <text:p>1332.75</text:p>
                <draw:g>
                  <svg:desc>'views-blog'.G6:'views-blog'.G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1.6">
                <text:p>131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9.5">
                <text:p>136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9.71428571429">
                <text:p>1349.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6.85714285714">
                <text:p>1386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3.71428571429">
                <text:p>1363.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9.57142857143">
                <text:p>1419.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5.14285714286">
                <text:p>1355.14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9.85714285714">
                <text:p>1379.85714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9.14285714286">
                <text:p>1369.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2.57142857143">
                <text:p>1422.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4.33333333333">
                <text:p>1374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9.16666666667">
                <text:p>1409.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2.5">
                <text:p>142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9.66666666667">
                <text:p>1449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5.33333333333">
                <text:p>1475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3.66666666667">
                <text:p>1523.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6.33333333333">
                <text:p>1536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5.42857142857">
                <text:p>1535.4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6.71428571429">
                <text:p>1516.7142857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1.42857142857">
                <text:p>1501.42857142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2.42857142857">
                <text:p>1542.428571428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9.71428571429">
                <text:p>1539.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3.57142857143">
                <text:p>1533.571428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2.85714285714">
                <text:p>1482.85714285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4.28571428571">
                <text:p>1434.28571428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5.14285714286">
                <text:p>1435.14285714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0.28571428571">
                <text:p>1450.285714285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13.71428571429">
                <text:p>1413.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8.57142857143">
                <text:p>1348.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8.57142857143">
                <text:p>1358.5714285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64.85714285714">
                <text:p>1364.85714285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2.66666666667">
                <text:p>1372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1.66666666667">
                <text:p>1321.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3.66666666667">
                <text:p>1333.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5.66666666667">
                <text:p>1375.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0.33333333333">
                <text:p>1410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7.42857142857">
                <text:p>1377.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7.57142857143">
                <text:p>1347.57142857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79.57142857143">
                <text:p>1379.57142857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6.71428571429">
                <text:p>1366.71428571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23.42857142857">
                <text:p>1323.4285714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89.28571428571">
                <text:p>1389.285714285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25.85714285714">
                <text:p>1425.85714285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17.14285714286">
                <text:p>1417.14285714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0.28571428571">
                <text:p>1370.285714285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29.14285714286">
                <text:p>1429.14285714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35.57142857143">
                <text:p>1435.57142857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39.14285714286">
                <text:p>1439.14285714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34.42857142857">
                <text:p>1434.42857142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8.57142857143">
                <text:p>1488.57142857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5.71428571429">
                <text:p>1545.7142857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9.14285714286">
                <text:p>1499.14285714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9.71428571429">
                <text:p>1549.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0.14285714286">
                <text:p>1540.142857142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6.71428571429">
                <text:p>1516.71428571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6.85714285714">
                <text:p>1546.85714285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7.57142857143">
                <text:p>1557.5714285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1.42857142857">
                <text:p>1561.42857142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5.57142857143">
                <text:p>1605.57142857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35.16666666667">
                <text:p>1635.1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7.5">
                <text:p>160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35.66666666667">
                <text:p>1535.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9.85714285714">
                <text:p>1529.85714285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9.14285714286">
                <text:p>1539.14285714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3.85714285714">
                <text:p>1593.85714285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6.57142857143">
                <text:p>1586.5714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08.14285714286">
                <text:p>1608.14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11.57142857143">
                <text:p>1611.57142857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92.57142857143">
                <text:p>1592.57142857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1.42857142857">
                <text:p>1561.42857142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9.42857142857">
                <text:p>1499.42857142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1.14285714286">
                <text:p>1441.14285714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5.14285714286">
                <text:p>1465.14285714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8.14285714286">
                <text:p>1458.142857142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2.28571428571">
                <text:p>1472.28571428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9.33333333333">
                <text:p>1489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8.83333333333">
                <text:p>1458.8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.5">
                <text:p>1485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6.66666666667">
                <text:p>1476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9.33333333333">
                <text:p>1509.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2.33333333333">
                <text:p>1532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0.42857142857">
                <text:p>1570.42857142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15.14285714286">
                <text:p>1615.142857142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07.14285714286">
                <text:p>1607.14285714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20.14285714286">
                <text:p>1620.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2.28571428571">
                <text:p>1602.285714285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20.42857142857">
                <text:p>1620.42857142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2.42857142857">
                <text:p>1572.42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1.71428571429">
                <text:p>1581.714285714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4.85714285714">
                <text:p>1534.85714285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65.85714285714">
                <text:p>1565.85714285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5.14285714286">
                <text:p>1575.142857142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8.42857142857">
                <text:p>1508.42857142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3.85714285714">
                <text:p>1563.85714285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2.28571428571">
                <text:p>1472.285714285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2.42857142857">
                <text:p>1502.428571428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1.14285714286">
                <text:p>1491.14285714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8.14285714286">
                <text:p>1438.142857142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56.57142857143">
                <text:p>1456.571428571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3.85714285714">
                <text:p>1433.85714285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2.85714285714">
                <text:p>1402.85714285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2.28571428571">
                <text:p>1422.285714285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6.42857142857">
                <text:p>1446.428571428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7.42857142857">
                <text:p>1437.428571428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1.42857142857">
                <text:p>1451.42857142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3.14285714286">
                <text:p>1443.142857142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3.42857142857">
                <text:p>1483.428571428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2.85714285714">
                <text:p>1472.85714285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5.57142857143">
                <text:p>1475.571428571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2.5">
                <text:p>1452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1.5">
                <text:p>145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2.5">
                <text:p>145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7.83333333333">
                <text:p>1437.8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8.85714285714">
                <text:p>1458.85714285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3.28571428571">
                <text:p>1463.28571428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9.14285714286">
                <text:p>1489.14285714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1.57142857143">
                <text:p>1551.57142857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37.57142857143">
                <text:p>1537.57142857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4.42857142857">
                <text:p>1584.428571428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6.42857142857">
                <text:p>1576.42857142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5.71428571429">
                <text:p>1605.71428571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24.14285714286">
                <text:p>1624.142857142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2.14285714286">
                <text:p>1612.142857142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1.42857142857">
                <text:p>1651.428571428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1.28571428571">
                <text:p>1661.285714285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3.28571428571">
                <text:p>1633.28571428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85.28571428571">
                <text:p>1685.285714285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5.71428571429">
                <text:p>1645.714285714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2.28571428571">
                <text:p>1642.28571428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3.14285714286">
                <text:p>1663.142857142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9.28571428571">
                <text:p>1659.285714285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3.71428571429">
                <text:p>1653.714285714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4.14285714286">
                <text:p>1664.142857142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9.28571428571">
                <text:p>1629.285714285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2.14285714286">
                <text:p>1672.14285714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9.42857142857">
                <text:p>1639.42857142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20.57142857143">
                <text:p>1620.571428571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0.57142857143">
                <text:p>1630.571428571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7.85714285714">
                <text:p>1577.857142857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60.28571428571">
                <text:p>1560.28571428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2.57142857143">
                <text:p>1582.571428571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04.85714285714">
                <text:p>1604.857142857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03.42857142857">
                <text:p>1603.428571428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0.16666666667">
                <text:p>1570.1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42.5">
                <text:p>1642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76.83333333333">
                <text:p>1676.8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98.16666666667">
                <text:p>1598.1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2.66666666667">
                <text:p>1552.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6.5">
                <text:p>1566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97.57142857143">
                <text:p>1597.5714285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67.28571428571">
                <text:p>1567.285714285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87.28571428571">
                <text:p>1587.285714285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08.42857142857">
                <text:p>1608.42857142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5.28571428571">
                <text:p>1595.285714285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6.85714285714">
                <text:p>1656.85714285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26.14285714286">
                <text:p>1626.14285714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9.42857142857">
                <text:p>1599.428571428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5.71428571429">
                <text:p>1575.71428571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88.28571428571">
                <text:p>1588.28571428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04.57142857143">
                <text:p>1604.57142857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53.14285714286">
                <text:p>1553.142857142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20.28571428571">
                <text:p>1520.285714285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52.28571428571">
                <text:p>1552.285714285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2.71428571429">
                <text:p>1592.714285714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10.28571428571">
                <text:p>1610.28571428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70.71428571429">
                <text:p>1670.714285714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72.42857142857">
                <text:p>1672.428571428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66.85714285714">
                <text:p>1666.857142857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36.57142857143">
                <text:p>1636.571428571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21.42857142857">
                <text:p>1621.428571428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14.5">
                <text:p>161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16.66666666667">
                <text:p>1616.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23.33333333333">
                <text:p>1623.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93.5">
                <text:p>1593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68.16666666667">
                <text:p>1568.1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0.16666666667">
                <text:p>1560.1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20.57142857143">
                <text:p>1520.571428571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10.28571428571">
                <text:p>1510.285714285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94.57142857143">
                <text:p>1494.571428571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25.42857142857">
                <text:p>1525.428571428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88.28571428571">
                <text:p>1488.285714285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12.71428571429">
                <text:p>1512.714285714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20.57142857143">
                <text:p>1520.571428571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59.42857142857">
                <text:p>1559.42857142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31.42857142857">
                <text:p>1531.428571428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20.14285714286">
                <text:p>1520.142857142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32.57142857143">
                <text:p>1532.57142857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69.14285714286">
                <text:p>1569.142857142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9.71428571429">
                <text:p>1579.71428571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60.14285714286">
                <text:p>1560.142857142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26.85714285714">
                <text:p>1526.85714285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22.71428571429">
                <text:p>1522.714285714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0.42857142857">
                <text:p>1510.428571428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87.83333333333">
                <text:p>1487.8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43.66666666667">
                <text:p>1443.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50.33333333333">
                <text:p>1450.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2.16666666667">
                <text:p>1412.1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54.83333333333">
                <text:p>1354.8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87.33333333333">
                <text:p>1387.3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33.14285714286">
                <text:p>1433.142857142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35.28571428571">
                <text:p>1435.285714285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53.85714285714">
                <text:p>1453.857142857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1.57142857143">
                <text:p>1461.571428571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3.28571428571">
                <text:p>1473.285714285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87.85714285714">
                <text:p>1487.857142857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26.57142857143">
                <text:p>1426.57142857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3.42857142857">
                <text:p>1443.428571428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0.57142857143">
                <text:p>1470.571428571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2.85714285714">
                <text:p>1502.857142857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5.28571428571">
                <text:p>1495.285714285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1.42857142857">
                <text:p>1571.428571428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88.28571428571">
                <text:p>1588.285714285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86.71428571429">
                <text:p>1586.714285714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42.57142857143">
                <text:p>1642.571428571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0.71428571429">
                <text:p>1610.714285714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66.57142857143">
                <text:p>1566.57142857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7.14285714286">
                <text:p>1577.142857142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1.57142857143">
                <text:p>1541.571428571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7.42857142857">
                <text:p>1547.428571428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12.28571428571">
                <text:p>1512.285714285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34.42857142857">
                <text:p>1534.42857142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9.85714285714">
                <text:p>1549.857142857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6.85714285714">
                <text:p>1546.85714285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3.85714285714">
                <text:p>1533.857142857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1.42857142857">
                <text:p>1541.428571428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5.28571428571">
                <text:p>1575.285714285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89.85714285714">
                <text:p>1589.857142857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44.28571428571">
                <text:p>1544.285714285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05.83333333333">
                <text:p>1505.8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48.5">
                <text:p>1448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54.5">
                <text:p>1454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8.16666666667">
                <text:p>1478.1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2.83333333333">
                <text:p>1502.8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11.16666666667">
                <text:p>1511.1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3.42857142857">
                <text:p>1493.42857142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7.33333333333">
                <text:p>1507.3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25.4">
                <text:p>1525.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04">
                <text:p>1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